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Heading_20_2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font-weight="bold" style:font-weight-asian="bold" style:font-weight-complex="bold"/>
    </style:style>
    <style:style style:name="T8_2" style:family="text">
      <style:text-properties fo:font-weight="bold" style:font-weight-asian="bold" style:font-weight-complex="bold"/>
    </style:style>
    <style:style style:name="T8_3" style:family="text">
      <style:text-properties fo:font-weight="bold" style:font-weight-asian="bold" style:font-weight-complex="bold"/>
    </style:style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font-weight="bold" style:font-weight-asian="bold" style:font-weight-complex="bold"/>
    </style:style>
    <style:style style:name="T10_2" style:family="text">
      <style:text-properties fo:font-weight="bold" style:font-weight-asian="bold" style:font-weight-complex="bold"/>
    </style:style>
    <style:style style:name="T10_3" style:family="text">
      <style:text-properties fo:font-weight="bold" style:font-weight-asian="bold" style:font-weight-complex="bold"/>
    </style:style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 style:parent-style-name="Standard"/>
    <style:style style:name="P11" style:family="paragraph" style:parent-style-name="Standard">
      <style:paragraph-properties fo:break-before="auto" fo:line-height="100%" style:writing-mode="lr-tb"/>
    </style:style>
    <style:style style:name="T11_1" style:family="text">
      <style:text-properties fo:font-size="10pt" style:font-size-asian="10pt" style:font-size-complex="10pt"/>
    </style:style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weight="bold" style:font-weight-asian="bold" style:font-weight-complex="bold"/>
    </style:style>
    <style:style style:name="T13_2" style:family="text">
      <style:text-properties fo:font-weight="bold" style:font-weight-asian="bold" style:font-weight-complex="bold"/>
    </style:style>
    <style:style style:name="T13_3" style:family="text">
      <style:text-properties fo:font-weight="bold" style:font-weight-asian="bold" style:font-weight-complex="bold"/>
    </style:style>
    <style:style style:name="T13_4" style:family="text">
      <style:text-properties fo:font-weight="bold" style:font-weight-asian="bold" style:font-weight-complex="bold"/>
    </style:style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weight="bold" style:font-weight-asian="bold" style:font-weight-complex="bold"/>
    </style:style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weight="bold" style:font-weight-asian="bold" style:font-weight-complex="bold"/>
    </style:style>
    <style:style style:name="T17_2" style:family="text">
      <style:text-properties fo:font-weight="bold" style:font-weight-asian="bold" style:font-weight-complex="bold"/>
    </style:style>
    <style:style style:name="T17_3" style:family="text">
      <style:text-properties fo:font-weight="bold" style:font-weight-asian="bold" style:font-weight-complex="bold"/>
    </style:style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weight="bold" style:font-weight-asian="bold" style:font-weight-complex="bold"/>
    </style:style>
    <style:style style:name="T19_2" style:family="text">
      <style:text-properties fo:font-weight="bold" style:font-weight-asian="bold" style:font-weight-complex="bold"/>
    </style:style>
    <style:style style:name="T19_3" style:family="text">
      <style:text-properties fo:font-weight="bold" style:font-weight-asian="bold" style:font-weight-complex="bold"/>
    </style:style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Heading_20_2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Heading_20_2">
      <style:paragraph-properties fo:break-before="auto" fo:line-height="115%" style:writing-mode="lr-tb"/>
    </style:style>
    <style:style style:name="T24_1" style:family="text"/>
    <style:style style:name="T24_2" style:family="text">
      <style:text-properties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T25_68" style:family="text"/>
    <style:style style:name="T25_69" style:family="text"/>
    <style:style style:name="T25_70" style:family="text"/>
    <style:style style:name="T25_71" style:family="text"/>
    <style:style style:name="T25_72" style:family="text"/>
    <style:style style:name="T25_73" style:family="text"/>
    <style:style style:name="T25_74" style:family="text"/>
    <style:style style:name="T25_75" style:family="text"/>
    <style:style style:name="T25_76" style:family="text"/>
    <style:style style:name="T25_77" style:family="text"/>
    <style:style style:name="T25_78" style:family="text"/>
    <style:style style:name="T25_79" style:family="text"/>
    <style:style style:name="T25_80" style:family="text"/>
    <style:style style:name="T25_81" style:family="text"/>
    <style:style style:name="T25_82" style:family="text"/>
    <style:style style:name="T25_83" style:family="text"/>
    <style:style style:name="T25_84" style:family="text"/>
    <style:style style:name="T25_85" style:family="text"/>
    <style:style style:name="T25_86" style:family="text"/>
    <style:style style:name="T25_87" style:family="text"/>
    <style:style style:name="T25_88" style:family="text"/>
    <style:style style:name="T25_89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font-weight="bold" style:font-weight-asian="bold" style:font-weight-complex="bold"/>
    </style:style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font-weight="bold" style:font-weight-asian="bold" style:font-weight-complex="bold"/>
    </style:style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Heading_20_1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P35" style:family="paragraph" style:parent-style-name="Heading_20_1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P37" style:family="paragraph" style:parent-style-name="Heading_20_1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>
      <style:text-properties fo:background-color="#ffff00"/>
    </style:style>
    <style:style style:name="T38_22" style:family="text">
      <style:text-properties fo:background-color="#ffff00"/>
    </style:style>
    <style:style style:name="T38_23" style:family="text">
      <style:text-properties fo:background-color="#ffff00"/>
    </style:style>
    <style:style style:name="T38_24" style:family="text">
      <style:text-properties fo:background-color="#ffff00"/>
    </style:style>
    <style:style style:name="T38_25" style:family="text">
      <style:text-properties fo:background-color="#ffff00"/>
    </style:style>
    <style:style style:name="T38_26" style:family="text">
      <style:text-properties fo:background-color="#ffff00"/>
    </style:style>
    <style:style style:name="T38_27" style:family="text">
      <style:text-properties fo:background-color="#ffff00"/>
    </style:style>
    <style:style style:name="T38_28" style:family="text">
      <style:text-properties fo:background-color="#ffff00"/>
    </style:style>
    <style:style style:name="T38_29" style:family="text">
      <style:text-properties fo:background-color="#ffff00"/>
    </style:style>
    <style:style style:name="T38_30" style:family="text">
      <style:text-properties fo:background-color="#ffff00"/>
    </style:style>
    <style:style style:name="T38_31" style:family="text">
      <style:text-properties fo:background-color="#ffff00"/>
    </style:style>
    <style:style style:name="T38_32" style:family="text">
      <style:text-properties fo:background-color="#ffff00"/>
    </style:style>
    <style:style style:name="P39" style:family="paragraph" style:parent-style-name="Heading_20_1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T40_78" style:family="text"/>
    <style:style style:name="P41" style:family="paragraph" style:parent-style-name="Heading_20_1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Title">
      <style:paragraph-properties fo:break-before="page" fo:line-height="115%" style:writing-mode="lr-tb"/>
    </style:style>
    <style:style style:name="T45_1" style:family="text"/>
    <style:style style:name="T45_2" style:family="text"/>
    <style:style style:name="T45_3" style:family="text"/>
    <style:style style:name="P46" style:family="paragraph" style:parent-style-name="Heading_20_2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P48" style:family="paragraph" style:parent-style-name="Heading_20_2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P55" style:family="paragraph" style:parent-style-name="Standard">
      <style:paragraph-properties fo:break-before="auto" fo:line-height="115%" fo:margin-top="0cm" fo:margin-bottom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T56_57" style:family="text"/>
    <style:style style:name="T56_58" style:family="text"/>
    <style:style style:name="T56_59" style:family="text"/>
    <style:style style:name="T56_60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P59" style:family="paragraph" style:parent-style-name="Heading_20_2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>
      <style:text-properties fo:background-color="#ffff00"/>
    </style:style>
    <style:style style:name="T61_16" style:family="text">
      <style:text-properties fo:background-color="#ffff00"/>
    </style:style>
    <style:style style:name="T61_17" style:family="text">
      <style:text-properties fo:background-color="#ffff00"/>
    </style:style>
    <style:style style:name="T61_18" style:family="text">
      <style:text-properties fo:background-color="#ffff00"/>
    </style:style>
    <style:style style:name="P62" style:family="paragraph" style:parent-style-name="Heading_20_2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/>
    <style:style style:name="T64_53" style:family="text"/>
    <style:style style:name="T64_54" style:family="text"/>
    <style:style style:name="T64_55" style:family="text"/>
    <style:style style:name="T64_56" style:family="text"/>
    <style:style style:name="T64_57" style:family="text"/>
    <style:style style:name="T64_58" style:family="text"/>
    <style:style style:name="T64_59" style:family="text"/>
    <style:style style:name="T64_60" style:family="text"/>
    <style:style style:name="T64_61" style:family="text"/>
    <style:style style:name="T64_62" style:family="text"/>
    <style:style style:name="P65" style:family="paragraph" style:parent-style-name="Heading_20_2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/>
    <style:style style:name="T66_43" style:family="text"/>
    <style:style style:name="T66_44" style:family="text"/>
    <style:style style:name="T66_45" style:family="text"/>
    <style:style style:name="T66_46" style:family="text"/>
    <style:style style:name="T66_47" style:family="text"/>
    <style:style style:name="T66_48" style:family="text"/>
    <style:style style:name="T66_49" style:family="text"/>
    <style:style style:name="T66_50" style:family="text"/>
    <style:style style:name="T66_51" style:family="text"/>
    <style:style style:name="T66_52" style:family="text"/>
    <style:style style:name="T66_53" style:family="text"/>
    <style:style style:name="T66_54" style:family="text"/>
    <style:style style:name="T66_55" style:family="text"/>
    <style:style style:name="T66_56" style:family="text"/>
    <style:style style:name="T66_57" style:family="text"/>
    <style:style style:name="T66_58" style:family="text"/>
    <style:style style:name="T66_59" style:family="text"/>
    <style:style style:name="T66_60" style:family="text"/>
    <style:style style:name="T66_61" style:family="text"/>
    <style:style style:name="T66_62" style:family="text"/>
    <style:style style:name="T66_63" style:family="text"/>
    <style:style style:name="T66_64" style:family="text"/>
    <style:style style:name="P67" style:family="paragraph" style:parent-style-name="Heading_20_2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/>
    <style:style style:name="T68_42" style:family="text"/>
    <style:style style:name="T68_43" style:family="text"/>
    <style:style style:name="T68_44" style:family="text"/>
    <style:style style:name="T68_45" style:family="text"/>
    <style:style style:name="T68_46" style:family="text"/>
    <style:style style:name="T68_47" style:family="text"/>
    <style:style style:name="T68_48" style:family="text"/>
    <style:style style:name="T68_49" style:family="text"/>
    <style:style style:name="T68_50" style:family="text"/>
    <style:style style:name="T68_51" style:family="text"/>
    <style:style style:name="T68_52" style:family="text"/>
    <style:style style:name="T68_53" style:family="text"/>
    <style:style style:name="T68_54" style:family="text"/>
    <style:style style:name="T68_55" style:family="text"/>
    <style:style style:name="T68_56" style:family="text"/>
    <style:style style:name="T68_57" style:family="text"/>
    <style:style style:name="T68_58" style:family="text"/>
    <style:style style:name="T68_59" style:family="text"/>
    <style:style style:name="T68_60" style:family="text"/>
    <style:style style:name="T68_61" style:family="text"/>
    <style:style style:name="T68_62" style:family="text"/>
    <style:style style:name="T68_63" style:family="text"/>
    <style:style style:name="T68_64" style:family="text"/>
    <style:style style:name="T68_65" style:family="text"/>
    <style:style style:name="T68_66" style:family="text"/>
    <style:style style:name="T68_67" style:family="text"/>
    <style:style style:name="T68_68" style:family="text"/>
    <style:style style:name="T68_69" style:family="text"/>
    <style:style style:name="T68_70" style:family="text"/>
    <style:style style:name="T68_71" style:family="text"/>
    <style:style style:name="T68_72" style:family="text"/>
    <style:style style:name="T68_73" style:family="text"/>
    <style:style style:name="T68_74" style:family="text"/>
    <style:style style:name="T68_75" style:family="text"/>
    <style:style style:name="T68_76" style:family="text"/>
    <style:style style:name="T68_77" style:family="text"/>
    <style:style style:name="T68_78" style:family="text"/>
    <style:style style:name="T68_79" style:family="text"/>
    <style:style style:name="T68_80" style:family="text"/>
    <style:style style:name="T68_81" style:family="text"/>
    <style:style style:name="T68_82" style:family="text"/>
    <style:style style:name="T68_83" style:family="text"/>
    <style:style style:name="T68_84" style:family="text"/>
    <style:style style:name="T68_85" style:family="text"/>
    <style:style style:name="T68_86" style:family="text"/>
    <style:style style:name="T68_87" style:family="text"/>
    <style:style style:name="T68_88" style:family="text"/>
    <style:style style:name="T68_89" style:family="text"/>
    <style:style style:name="T68_90" style:family="text"/>
    <style:style style:name="T68_91" style:family="text"/>
    <style:style style:name="T68_92" style:family="text"/>
    <style:style style:name="T68_93" style:family="text"/>
    <style:style style:name="T68_94" style:family="text"/>
    <style:style style:name="T68_95" style:family="text"/>
    <style:style style:name="T68_96" style:family="text"/>
    <style:style style:name="T68_97" style:family="text"/>
    <style:style style:name="T68_98" style:family="text"/>
    <style:style style:name="T68_99" style:family="text"/>
    <style:style style:name="T68_100" style:family="text"/>
    <style:style style:name="T68_101" style:family="text"/>
    <style:style style:name="T68_102" style:family="text"/>
    <style:style style:name="T68_103" style:family="text"/>
    <style:style style:name="T68_104" style:family="text"/>
    <style:style style:name="T68_105" style:family="text"/>
    <style:style style:name="T68_106" style:family="text"/>
    <style:style style:name="T68_107" style:family="text"/>
    <style:style style:name="T68_108" style:family="text"/>
    <style:style style:name="T68_109" style:family="text"/>
    <style:style style:name="T68_110" style:family="text"/>
    <style:style style:name="T68_111" style:family="text"/>
    <style:style style:name="T68_112" style:family="text"/>
    <style:style style:name="T68_113" style:family="text"/>
    <style:style style:name="T68_114" style:family="text"/>
    <style:style style:name="T68_115" style:family="text">
      <style:text-properties fo:background-color="#ffff00"/>
    </style:style>
    <style:style style:name="T68_116" style:family="text">
      <style:text-properties fo:background-color="#ffff00"/>
    </style:style>
    <style:style style:name="P69" style:family="paragraph" style:parent-style-name="Heading_20_2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T72_59" style:family="text"/>
    <style:style style:name="T72_60" style:family="text"/>
    <style:style style:name="T72_61" style:family="text"/>
    <style:style style:name="T72_62" style:family="text"/>
    <style:style style:name="T72_63" style:family="text"/>
    <style:style style:name="T72_64" style:family="text"/>
    <style:style style:name="T72_65" style:family="text"/>
    <style:style style:name="T72_66" style:family="text"/>
    <style:style style:name="T72_67" style:family="text"/>
    <style:style style:name="T72_68" style:family="text"/>
    <style:style style:name="T72_69" style:family="text"/>
    <style:style style:name="T72_70" style:family="text"/>
    <style:style style:name="T72_71" style:family="text"/>
    <style:style style:name="T72_72" style:family="text"/>
    <style:style style:name="T72_73" style:family="text"/>
    <style:style style:name="T72_74" style:family="text"/>
    <style:style style:name="T72_75" style:family="text"/>
    <style:style style:name="T72_76" style:family="text"/>
    <style:style style:name="T72_77" style:family="text"/>
    <style:style style:name="T72_78" style:family="text"/>
    <style:style style:name="T72_79" style:family="text"/>
    <style:style style:name="T72_80" style:family="text"/>
    <style:style style:name="T72_81" style:family="text"/>
    <style:style style:name="T72_82" style:family="text"/>
    <style:style style:name="T72_83" style:family="text"/>
    <style:style style:name="T72_84" style:family="text"/>
    <style:style style:name="P73" style:family="paragraph" style:parent-style-name="Title">
      <style:paragraph-properties fo:break-before="page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T74_45" style:family="text"/>
    <style:style style:name="T74_46" style:family="text"/>
    <style:style style:name="T74_47" style:family="text"/>
    <style:style style:name="T74_48" style:family="text"/>
    <style:style style:name="T74_49" style:family="text"/>
    <style:style style:name="T74_50" style:family="text"/>
    <style:style style:name="T74_51" style:family="text"/>
    <style:style style:name="T74_52" style:family="text"/>
    <style:style style:name="T74_53" style:family="text"/>
    <style:style style:name="T74_54" style:family="text"/>
    <style:style style:name="T74_55" style:family="text"/>
    <style:style style:name="T74_56" style:family="text"/>
    <style:style style:name="T74_57" style:family="text"/>
    <style:style style:name="T74_58" style:family="text"/>
    <style:style style:name="T74_59" style:family="text"/>
    <style:style style:name="T74_60" style:family="text"/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Heading_20_2">
      <style:paragraph-properties fo:break-before="auto" fo:line-height="115%" fo:margin-top="0cm" style:writing-mode="lr-tb"/>
    </style:style>
    <style:style style:name="T76_1" style:family="text">
      <style:text-properties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76_2" style:family="text">
      <style:text-properties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P77" style:family="paragraph" style:parent-style-name="Heading_20_2">
      <style:paragraph-properties fo:break-before="auto" fo:line-height="115%" fo:margin-top="0cm" style:writing-mode="lr-tb"/>
    </style:style>
    <style:style style:name="T77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78" style:family="paragraph" style:parent-style-name="Heading_20_2">
      <style:paragraph-properties fo:break-before="auto" fo:line-height="115%" fo:margin-top="0cm" style:writing-mode="lr-tb"/>
    </style:style>
    <style:style style:name="T78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79" style:family="paragraph" style:parent-style-name="Heading_20_2">
      <style:paragraph-properties fo:break-before="auto" fo:line-height="115%" fo:margin-top="0cm" style:writing-mode="lr-tb"/>
    </style:style>
    <style:style style:name="T79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80" style:family="paragraph" style:parent-style-name="Heading_20_2">
      <style:paragraph-properties fo:break-before="auto" fo:line-height="115%" fo:margin-top="0cm" style:writing-mode="lr-tb"/>
    </style:style>
    <style:style style:name="T80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81" style:family="paragraph" style:parent-style-name="Heading_20_2">
      <style:paragraph-properties fo:break-before="auto" fo:line-height="115%" fo:margin-top="0cm" style:writing-mode="lr-tb"/>
    </style:style>
    <style:style style:name="T81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82" style:family="paragraph" style:parent-style-name="Heading_20_2">
      <style:paragraph-properties fo:break-before="auto" fo:line-height="115%" fo:margin-top="0cm" style:writing-mode="lr-tb"/>
    </style:style>
    <style:style style:name="T82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83" style:family="paragraph" style:parent-style-name="Heading_20_2">
      <style:paragraph-properties fo:break-before="auto" fo:line-height="115%" fo:margin-top="0cm" style:writing-mode="lr-tb"/>
    </style:style>
    <style:style style:name="T83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84" style:family="paragraph" style:parent-style-name="Heading_20_2">
      <style:paragraph-properties fo:break-before="auto" fo:line-height="115%" fo:margin-top="0cm" style:writing-mode="lr-tb"/>
    </style:style>
    <style:style style:name="T84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85" style:family="paragraph" style:parent-style-name="Heading_20_2">
      <style:paragraph-properties fo:break-before="auto" fo:line-height="115%" fo:margin-top="0cm" style:writing-mode="lr-tb"/>
    </style:style>
    <style:style style:name="T85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86" style:family="paragraph" style:parent-style-name="Heading_20_2">
      <style:paragraph-properties fo:break-before="auto" fo:line-height="115%" fo:margin-top="0cm" style:writing-mode="lr-tb"/>
    </style:style>
    <style:style style:name="T86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87" style:family="paragraph" style:parent-style-name="Heading_20_2">
      <style:paragraph-properties fo:break-before="auto" fo:line-height="115%" fo:margin-top="0cm" style:writing-mode="lr-tb"/>
    </style:style>
    <style:style style:name="T87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88" style:family="paragraph" style:parent-style-name="Heading_20_2">
      <style:paragraph-properties fo:break-before="auto" fo:line-height="115%" fo:margin-top="0cm" style:writing-mode="lr-tb"/>
    </style:style>
    <style:style style:name="T88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89" style:family="paragraph" style:parent-style-name="Heading_20_2">
      <style:paragraph-properties fo:break-before="auto" fo:line-height="115%" fo:margin-top="0cm" style:writing-mode="lr-tb"/>
    </style:style>
    <style:style style:name="T89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90" style:family="paragraph" style:parent-style-name="Heading_20_2">
      <style:paragraph-properties fo:break-before="auto" fo:line-height="115%" fo:margin-top="0cm" style:writing-mode="lr-tb"/>
    </style:style>
    <style:style style:name="T90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91" style:family="paragraph" style:parent-style-name="Heading_20_2">
      <style:paragraph-properties fo:break-before="auto" fo:line-height="115%" fo:margin-top="0cm" style:writing-mode="lr-tb"/>
    </style:style>
    <style:style style:name="T91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92" style:family="paragraph" style:parent-style-name="Heading_20_2">
      <style:paragraph-properties fo:break-before="auto" fo:line-height="115%" fo:margin-top="0cm" style:writing-mode="lr-tb"/>
    </style:style>
    <style:style style:name="T92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93" style:family="paragraph" style:parent-style-name="Heading_20_2">
      <style:paragraph-properties fo:break-before="auto" fo:line-height="115%" fo:margin-top="0cm" style:writing-mode="lr-tb"/>
    </style:style>
    <style:style style:name="T93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94" style:family="paragraph" style:parent-style-name="Heading_20_2">
      <style:paragraph-properties fo:break-before="auto" fo:line-height="115%" fo:margin-top="0cm" style:writing-mode="lr-tb"/>
    </style:style>
    <style:style style:name="T94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95" style:family="paragraph" style:parent-style-name="Heading_20_2">
      <style:paragraph-properties fo:break-before="auto" fo:line-height="115%" fo:margin-top="0cm" style:writing-mode="lr-tb"/>
    </style:style>
    <style:style style:name="T95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96" style:family="paragraph" style:parent-style-name="Heading_20_2">
      <style:paragraph-properties fo:break-before="auto" fo:line-height="115%" fo:margin-top="0cm" style:writing-mode="lr-tb"/>
    </style:style>
    <style:style style:name="T96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97" style:family="paragraph" style:parent-style-name="Heading_20_2">
      <style:paragraph-properties fo:break-before="auto" fo:line-height="115%" fo:margin-top="0cm" style:writing-mode="lr-tb"/>
    </style:style>
    <style:style style:name="T97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98" style:family="paragraph" style:parent-style-name="Heading_20_2">
      <style:paragraph-properties fo:break-before="auto" fo:line-height="115%" fo:margin-top="0cm" style:writing-mode="lr-tb"/>
    </style:style>
    <style:style style:name="T98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99" style:family="paragraph" style:parent-style-name="Heading_20_2">
      <style:paragraph-properties fo:break-before="auto" fo:line-height="115%" fo:margin-top="0cm" style:writing-mode="lr-tb"/>
    </style:style>
    <style:style style:name="T99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00" style:family="paragraph" style:parent-style-name="Heading_20_2">
      <style:paragraph-properties fo:break-before="auto" fo:line-height="115%" fo:margin-top="0cm" style:writing-mode="lr-tb"/>
    </style:style>
    <style:style style:name="T100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01" style:family="paragraph" style:parent-style-name="Heading_20_2">
      <style:paragraph-properties fo:break-before="auto" fo:line-height="115%" fo:margin-top="0cm" style:writing-mode="lr-tb"/>
    </style:style>
    <style:style style:name="T101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02" style:family="paragraph" style:parent-style-name="Heading_20_2">
      <style:paragraph-properties fo:break-before="auto" fo:line-height="115%" fo:margin-top="0cm" style:writing-mode="lr-tb"/>
    </style:style>
    <style:style style:name="T102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03" style:family="paragraph" style:parent-style-name="Heading_20_2">
      <style:paragraph-properties fo:break-before="auto" fo:line-height="115%" fo:margin-top="0cm" style:writing-mode="lr-tb"/>
    </style:style>
    <style:style style:name="T103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04" style:family="paragraph" style:parent-style-name="Heading_20_2">
      <style:paragraph-properties fo:break-before="auto" fo:line-height="115%" fo:margin-top="0cm" style:writing-mode="lr-tb"/>
    </style:style>
    <style:style style:name="T104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05" style:family="paragraph" style:parent-style-name="Heading_20_2">
      <style:paragraph-properties fo:break-before="auto" fo:line-height="115%" fo:margin-top="0cm" style:writing-mode="lr-tb"/>
    </style:style>
    <style:style style:name="T105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06" style:family="paragraph" style:parent-style-name="Heading_20_2">
      <style:paragraph-properties fo:break-before="auto" fo:line-height="115%" fo:margin-top="0cm" style:writing-mode="lr-tb"/>
    </style:style>
    <style:style style:name="T106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07" style:family="paragraph" style:parent-style-name="Heading_20_2">
      <style:paragraph-properties fo:break-before="auto" fo:line-height="115%" fo:margin-top="0cm" style:writing-mode="lr-tb"/>
    </style:style>
    <style:style style:name="T107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08" style:family="paragraph" style:parent-style-name="Heading_20_2">
      <style:paragraph-properties fo:break-before="auto" fo:line-height="115%" fo:margin-top="0cm" style:writing-mode="lr-tb"/>
    </style:style>
    <style:style style:name="T108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09" style:family="paragraph" style:parent-style-name="Standard">
      <style:paragraph-properties fo:break-before="auto" fo:line-height="115%" fo:margin-top="0cm" style:writing-mode="lr-tb"/>
    </style:style>
    <style:style style:name="P110" style:family="paragraph" style:parent-style-name="Standard">
      <style:paragraph-properties fo:break-before="auto" fo:line-height="115%" fo:margin-top="0cm" style:writing-mode="lr-tb"/>
    </style:style>
    <style:style style:name="T110_1" style:family="text"/>
    <style:style style:name="T110_2" style:family="text"/>
    <style:style style:name="T110_3" style:family="text"/>
    <style:style style:name="P111" style:family="paragraph" style:parent-style-name="Heading_20_2">
      <style:paragraph-properties fo:break-before="auto" fo:line-height="115%" fo:margin-top="0cm" style:writing-mode="lr-tb"/>
    </style:style>
    <style:style style:name="T111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12" style:family="paragraph" style:parent-style-name="Heading_20_2">
      <style:paragraph-properties fo:break-before="auto" fo:line-height="115%" fo:margin-top="0cm" style:writing-mode="lr-tb"/>
    </style:style>
    <style:style style:name="T112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13" style:family="paragraph" style:parent-style-name="Heading_20_2">
      <style:paragraph-properties fo:break-before="auto" fo:line-height="115%" fo:margin-top="0cm" style:writing-mode="lr-tb"/>
    </style:style>
    <style:style style:name="T113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14" style:family="paragraph" style:parent-style-name="Heading_20_2">
      <style:paragraph-properties fo:break-before="auto" fo:line-height="115%" fo:margin-top="0cm" style:writing-mode="lr-tb"/>
    </style:style>
    <style:style style:name="T114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15" style:family="paragraph" style:parent-style-name="Heading_20_2">
      <style:paragraph-properties fo:break-before="auto" fo:line-height="115%" fo:margin-top="0cm" style:writing-mode="lr-tb"/>
    </style:style>
    <style:style style:name="T115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16" style:family="paragraph" style:parent-style-name="Heading_20_2">
      <style:paragraph-properties fo:break-before="auto" fo:line-height="115%" fo:margin-top="0cm" style:writing-mode="lr-tb"/>
    </style:style>
    <style:style style:name="T116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17" style:family="paragraph" style:parent-style-name="Heading_20_2">
      <style:paragraph-properties fo:break-before="auto" fo:line-height="115%" fo:margin-top="0cm" style:writing-mode="lr-tb"/>
    </style:style>
    <style:style style:name="T117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18" style:family="paragraph" style:parent-style-name="Heading_20_2">
      <style:paragraph-properties fo:break-before="auto" fo:line-height="115%" fo:margin-top="0cm" style:writing-mode="lr-tb"/>
    </style:style>
    <style:style style:name="T118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19" style:family="paragraph" style:parent-style-name="Heading_20_2">
      <style:paragraph-properties fo:break-before="auto" fo:line-height="115%" fo:margin-top="0cm" style:writing-mode="lr-tb"/>
    </style:style>
    <style:style style:name="T119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20" style:family="paragraph" style:parent-style-name="Heading_20_2">
      <style:paragraph-properties fo:break-before="auto" fo:line-height="115%" fo:margin-top="0cm" style:writing-mode="lr-tb"/>
    </style:style>
    <style:style style:name="T120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21" style:family="paragraph" style:parent-style-name="Heading_20_2">
      <style:paragraph-properties fo:break-before="auto" fo:line-height="115%" fo:margin-top="0cm" style:writing-mode="lr-tb"/>
    </style:style>
    <style:style style:name="T121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22" style:family="paragraph" style:parent-style-name="Heading_20_2">
      <style:paragraph-properties fo:break-before="auto" fo:line-height="115%" fo:margin-top="0cm" style:writing-mode="lr-tb"/>
    </style:style>
    <style:style style:name="T122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23" style:family="paragraph" style:parent-style-name="Heading_20_2">
      <style:paragraph-properties fo:break-before="auto" fo:line-height="115%" fo:margin-top="0cm" style:writing-mode="lr-tb"/>
    </style:style>
    <style:style style:name="T123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24" style:family="paragraph" style:parent-style-name="Heading_20_2">
      <style:paragraph-properties fo:break-before="auto" fo:line-height="115%" fo:margin-top="0cm" style:writing-mode="lr-tb"/>
    </style:style>
    <style:style style:name="T124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25" style:family="paragraph" style:parent-style-name="Heading_20_2">
      <style:paragraph-properties fo:break-before="auto" fo:line-height="115%" fo:margin-top="0cm" style:writing-mode="lr-tb"/>
    </style:style>
    <style:style style:name="T125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26" style:family="paragraph" style:parent-style-name="Heading_20_2">
      <style:paragraph-properties fo:break-before="auto" fo:line-height="115%" fo:margin-top="0cm" style:writing-mode="lr-tb"/>
    </style:style>
    <style:style style:name="T126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27" style:family="paragraph" style:parent-style-name="Heading_20_2">
      <style:paragraph-properties fo:break-before="auto" fo:line-height="115%" fo:margin-top="0cm" style:writing-mode="lr-tb"/>
    </style:style>
    <style:style style:name="T127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28" style:family="paragraph" style:parent-style-name="Heading_20_2">
      <style:paragraph-properties fo:break-before="auto" fo:line-height="115%" fo:margin-top="0cm" style:writing-mode="lr-tb"/>
    </style:style>
    <style:style style:name="T128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29" style:family="paragraph" style:parent-style-name="Heading_20_2">
      <style:paragraph-properties fo:break-before="auto" fo:line-height="115%" fo:margin-top="0cm" style:writing-mode="lr-tb"/>
    </style:style>
    <style:style style:name="T129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30" style:family="paragraph" style:parent-style-name="Heading_20_2">
      <style:paragraph-properties fo:break-before="auto" fo:line-height="115%" fo:margin-top="0cm" style:writing-mode="lr-tb"/>
    </style:style>
    <style:style style:name="T130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31" style:family="paragraph" style:parent-style-name="Heading_20_2">
      <style:paragraph-properties fo:break-before="auto" fo:line-height="115%" fo:margin-top="0cm" style:writing-mode="lr-tb"/>
    </style:style>
    <style:style style:name="T131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32" style:family="paragraph" style:parent-style-name="Heading_20_2">
      <style:paragraph-properties fo:break-before="auto" fo:line-height="115%" fo:margin-top="0cm" style:writing-mode="lr-tb"/>
    </style:style>
    <style:style style:name="T132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33" style:family="paragraph" style:parent-style-name="Heading_20_2">
      <style:paragraph-properties fo:break-before="auto" fo:line-height="115%" fo:margin-top="0cm" style:writing-mode="lr-tb"/>
    </style:style>
    <style:style style:name="T133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34" style:family="paragraph" style:parent-style-name="Heading_20_2">
      <style:paragraph-properties fo:break-before="auto" fo:line-height="115%" fo:margin-top="0cm" style:writing-mode="lr-tb"/>
    </style:style>
    <style:style style:name="T134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35" style:family="paragraph" style:parent-style-name="Heading_20_2">
      <style:paragraph-properties fo:break-before="auto" fo:line-height="115%" fo:margin-top="0cm" style:writing-mode="lr-tb"/>
    </style:style>
    <style:style style:name="T135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36" style:family="paragraph" style:parent-style-name="Heading_20_2">
      <style:paragraph-properties fo:break-before="auto" fo:line-height="115%" fo:margin-top="0cm" style:writing-mode="lr-tb"/>
    </style:style>
    <style:style style:name="T136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37" style:family="paragraph" style:parent-style-name="Heading_20_2">
      <style:paragraph-properties fo:break-before="auto" fo:line-height="115%" fo:margin-top="0cm" style:writing-mode="lr-tb"/>
    </style:style>
    <style:style style:name="T137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T137_2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38" style:family="paragraph" style:parent-style-name="Heading_20_2">
      <style:paragraph-properties fo:break-before="auto" fo:line-height="115%" fo:margin-top="0cm" style:writing-mode="lr-tb"/>
    </style:style>
    <style:style style:name="T138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39" style:family="paragraph" style:parent-style-name="Heading_20_2">
      <style:paragraph-properties fo:break-before="auto" fo:line-height="115%" fo:margin-top="0cm" style:writing-mode="lr-tb"/>
    </style:style>
    <style:style style:name="T139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40" style:family="paragraph" style:parent-style-name="Heading_20_2">
      <style:paragraph-properties fo:break-before="auto" fo:line-height="115%" fo:margin-top="0cm" style:writing-mode="lr-tb"/>
    </style:style>
    <style:style style:name="T140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41" style:family="paragraph" style:parent-style-name="Heading_20_2">
      <style:paragraph-properties fo:break-before="auto" fo:line-height="115%" fo:margin-top="0cm" style:writing-mode="lr-tb"/>
    </style:style>
    <style:style style:name="T141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42" style:family="paragraph" style:parent-style-name="Heading_20_2">
      <style:paragraph-properties fo:break-before="auto" fo:line-height="115%" fo:margin-top="0cm" style:writing-mode="lr-tb"/>
    </style:style>
    <style:style style:name="T142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43" style:family="paragraph" style:parent-style-name="Heading_20_2">
      <style:paragraph-properties fo:break-before="auto" fo:line-height="115%" fo:margin-top="0cm" style:writing-mode="lr-tb"/>
    </style:style>
    <style:style style:name="T143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44" style:family="paragraph" style:parent-style-name="Heading_20_2">
      <style:paragraph-properties fo:break-before="auto" fo:line-height="115%" fo:margin-top="0cm" style:writing-mode="lr-tb"/>
    </style:style>
    <style:style style:name="T144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45" style:family="paragraph" style:parent-style-name="Heading_20_2">
      <style:paragraph-properties fo:break-before="auto" fo:line-height="115%" fo:margin-top="0cm" style:writing-mode="lr-tb"/>
    </style:style>
    <style:style style:name="T145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46" style:family="paragraph" style:parent-style-name="Heading_20_2">
      <style:paragraph-properties fo:break-before="auto" fo:line-height="115%" fo:margin-top="0cm" style:writing-mode="lr-tb"/>
    </style:style>
    <style:style style:name="T146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47" style:family="paragraph" style:parent-style-name="Heading_20_2">
      <style:paragraph-properties fo:break-before="auto" fo:line-height="115%" fo:margin-top="0cm" style:writing-mode="lr-tb"/>
    </style:style>
    <style:style style:name="T147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48" style:family="paragraph" style:parent-style-name="Heading_20_2">
      <style:paragraph-properties fo:break-before="auto" fo:line-height="115%" fo:margin-top="0cm" style:writing-mode="lr-tb"/>
    </style:style>
    <style:style style:name="T148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49" style:family="paragraph" style:parent-style-name="Heading_20_2">
      <style:paragraph-properties fo:break-before="auto" fo:line-height="115%" fo:margin-top="0cm" style:writing-mode="lr-tb"/>
    </style:style>
    <style:style style:name="T149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50" style:family="paragraph" style:parent-style-name="Heading_20_2">
      <style:paragraph-properties fo:break-before="auto" fo:line-height="115%" fo:margin-top="0cm" style:writing-mode="lr-tb"/>
    </style:style>
    <style:style style:name="T150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51" style:family="paragraph" style:parent-style-name="Heading_20_2">
      <style:paragraph-properties fo:break-before="auto" fo:line-height="115%" fo:margin-top="0cm" style:writing-mode="lr-tb"/>
    </style:style>
    <style:style style:name="T151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52" style:family="paragraph" style:parent-style-name="Heading_20_2">
      <style:paragraph-properties fo:break-before="auto" fo:line-height="115%" fo:margin-top="0cm" style:writing-mode="lr-tb"/>
    </style:style>
    <style:style style:name="T152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53" style:family="paragraph" style:parent-style-name="Heading_20_2">
      <style:paragraph-properties fo:break-before="auto" fo:line-height="115%" fo:margin-top="0cm" style:writing-mode="lr-tb"/>
    </style:style>
    <style:style style:name="T153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54" style:family="paragraph" style:parent-style-name="Heading_20_2">
      <style:paragraph-properties fo:break-before="auto" fo:line-height="115%" fo:margin-top="0cm" style:writing-mode="lr-tb"/>
    </style:style>
    <style:style style:name="T154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T154_2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55" style:family="paragraph" style:parent-style-name="Heading_20_2">
      <style:paragraph-properties fo:break-before="auto" fo:line-height="115%" fo:margin-top="0cm" style:writing-mode="lr-tb"/>
    </style:style>
    <style:style style:name="T155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56" style:family="paragraph" style:parent-style-name="Heading_20_2">
      <style:paragraph-properties fo:break-before="auto" fo:line-height="115%" fo:margin-top="0cm" style:writing-mode="lr-tb"/>
    </style:style>
    <style:style style:name="T156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57" style:family="paragraph" style:parent-style-name="Heading_20_2">
      <style:paragraph-properties fo:break-before="auto" fo:line-height="115%" fo:margin-top="0cm" style:writing-mode="lr-tb"/>
    </style:style>
    <style:style style:name="T157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58" style:family="paragraph" style:parent-style-name="Heading_20_2">
      <style:paragraph-properties fo:break-before="auto" fo:line-height="115%" fo:margin-top="0cm" style:writing-mode="lr-tb"/>
    </style:style>
    <style:style style:name="T158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59" style:family="paragraph" style:parent-style-name="Heading_20_2">
      <style:paragraph-properties fo:break-before="auto" fo:line-height="115%" fo:margin-top="0cm" style:writing-mode="lr-tb"/>
    </style:style>
    <style:style style:name="T159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60" style:family="paragraph" style:parent-style-name="Heading_20_2">
      <style:paragraph-properties fo:break-before="auto" fo:line-height="115%" fo:margin-top="0cm" style:writing-mode="lr-tb"/>
    </style:style>
    <style:style style:name="T160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61" style:family="paragraph" style:parent-style-name="Heading_20_2">
      <style:paragraph-properties fo:break-before="auto" fo:line-height="115%" style:writing-mode="lr-tb"/>
    </style:style>
    <style:style style:name="T161_1" style:family="text"/>
    <style:style style:name="T161_2" style:family="text"/>
    <style:style style:name="T161_3" style:family="text"/>
    <style:style style:name="P162" style:family="paragraph" style:parent-style-name="Heading_20_2">
      <style:paragraph-properties fo:break-before="auto" fo:line-height="115%" fo:margin-top="0cm" style:writing-mode="lr-tb"/>
    </style:style>
    <style:style style:name="T162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63" style:family="paragraph" style:parent-style-name="Heading_20_2">
      <style:paragraph-properties fo:break-before="auto" fo:line-height="115%" fo:margin-top="0cm" style:writing-mode="lr-tb"/>
    </style:style>
    <style:style style:name="T163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64" style:family="paragraph" style:parent-style-name="Heading_20_2">
      <style:paragraph-properties fo:break-before="auto" fo:line-height="115%" fo:margin-top="0cm" style:writing-mode="lr-tb"/>
    </style:style>
    <style:style style:name="T164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65" style:family="paragraph" style:parent-style-name="Heading_20_2">
      <style:paragraph-properties fo:break-before="auto" fo:line-height="115%" fo:margin-top="0cm" style:writing-mode="lr-tb"/>
    </style:style>
    <style:style style:name="T165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66" style:family="paragraph" style:parent-style-name="Heading_20_2">
      <style:paragraph-properties fo:break-before="auto" fo:line-height="115%" fo:margin-top="0cm" style:writing-mode="lr-tb"/>
    </style:style>
    <style:style style:name="T166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67" style:family="paragraph" style:parent-style-name="Heading_20_2">
      <style:paragraph-properties fo:break-before="auto" fo:line-height="115%" fo:margin-top="0cm" style:writing-mode="lr-tb"/>
    </style:style>
    <style:style style:name="T167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T167_2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68" style:family="paragraph" style:parent-style-name="Heading_20_2">
      <style:paragraph-properties fo:break-before="auto" fo:line-height="115%" fo:margin-top="0cm" style:writing-mode="lr-tb"/>
    </style:style>
    <style:style style:name="T168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69" style:family="paragraph" style:parent-style-name="Heading_20_2">
      <style:paragraph-properties fo:break-before="auto" fo:line-height="115%" fo:margin-top="0cm" style:writing-mode="lr-tb"/>
    </style:style>
    <style:style style:name="T169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T169_2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70" style:family="paragraph" style:parent-style-name="Heading_20_2">
      <style:paragraph-properties fo:break-before="auto" fo:line-height="115%" fo:margin-top="0cm" style:writing-mode="lr-tb"/>
    </style:style>
    <style:style style:name="T170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71" style:family="paragraph" style:parent-style-name="Heading_20_2">
      <style:paragraph-properties fo:break-before="auto" fo:line-height="115%" fo:margin-top="0cm" style:writing-mode="lr-tb"/>
    </style:style>
    <style:style style:name="T171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72" style:family="paragraph" style:parent-style-name="Heading_20_2">
      <style:paragraph-properties fo:break-before="auto" fo:line-height="115%" fo:margin-top="0cm" style:writing-mode="lr-tb"/>
    </style:style>
    <style:style style:name="T172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73" style:family="paragraph" style:parent-style-name="Heading_20_2">
      <style:paragraph-properties fo:break-before="auto" fo:line-height="115%" fo:margin-top="0cm" style:writing-mode="lr-tb"/>
    </style:style>
    <style:style style:name="T173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74" style:family="paragraph" style:parent-style-name="Heading_20_2">
      <style:paragraph-properties fo:break-before="auto" fo:line-height="115%" fo:margin-top="0cm" style:writing-mode="lr-tb"/>
    </style:style>
    <style:style style:name="T174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75" style:family="paragraph" style:parent-style-name="Heading_20_2">
      <style:paragraph-properties fo:break-before="auto" fo:line-height="115%" fo:margin-top="0cm" style:writing-mode="lr-tb"/>
    </style:style>
    <style:style style:name="T175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76" style:family="paragraph" style:parent-style-name="Heading_20_2">
      <style:paragraph-properties fo:break-before="auto" fo:line-height="115%" fo:margin-top="0cm" style:writing-mode="lr-tb"/>
    </style:style>
    <style:style style:name="T176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77" style:family="paragraph" style:parent-style-name="Heading_20_2">
      <style:paragraph-properties fo:break-before="auto" fo:line-height="115%" fo:margin-top="0cm" style:writing-mode="lr-tb"/>
    </style:style>
    <style:style style:name="T177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78" style:family="paragraph" style:parent-style-name="Heading_20_2">
      <style:paragraph-properties fo:break-before="auto" fo:line-height="115%" fo:margin-top="0cm" style:writing-mode="lr-tb"/>
    </style:style>
    <style:style style:name="T178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79" style:family="paragraph" style:parent-style-name="Heading_20_2">
      <style:paragraph-properties fo:break-before="auto" fo:line-height="115%" fo:margin-top="0cm" style:writing-mode="lr-tb"/>
    </style:style>
    <style:style style:name="T179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80" style:family="paragraph" style:parent-style-name="Heading_20_2">
      <style:paragraph-properties fo:break-before="auto" fo:line-height="115%" fo:margin-top="0cm" style:writing-mode="lr-tb"/>
    </style:style>
    <style:style style:name="T180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81" style:family="paragraph" style:parent-style-name="Heading_20_2">
      <style:paragraph-properties fo:break-before="auto" fo:line-height="115%" fo:margin-top="0cm" style:writing-mode="lr-tb"/>
    </style:style>
    <style:style style:name="T181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82" style:family="paragraph" style:parent-style-name="Heading_20_2">
      <style:paragraph-properties fo:break-before="auto" fo:line-height="115%" fo:margin-top="0cm" style:writing-mode="lr-tb"/>
    </style:style>
    <style:style style:name="T182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83" style:family="paragraph" style:parent-style-name="Heading_20_2">
      <style:paragraph-properties fo:break-before="auto" fo:line-height="115%" fo:margin-top="0cm" style:writing-mode="lr-tb"/>
    </style:style>
    <style:style style:name="T183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84" style:family="paragraph" style:parent-style-name="Heading_20_2">
      <style:paragraph-properties fo:break-before="auto" fo:line-height="115%" fo:margin-top="0cm" style:writing-mode="lr-tb"/>
    </style:style>
    <style:style style:name="T184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85" style:family="paragraph" style:parent-style-name="Heading_20_2">
      <style:paragraph-properties fo:break-before="auto" fo:line-height="115%" fo:margin-top="0cm" style:writing-mode="lr-tb"/>
    </style:style>
    <style:style style:name="T185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86" style:family="paragraph" style:parent-style-name="Heading_20_2">
      <style:paragraph-properties fo:break-before="auto" fo:line-height="115%" fo:margin-top="0cm" style:writing-mode="lr-tb"/>
    </style:style>
    <style:style style:name="T186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87" style:family="paragraph" style:parent-style-name="Heading_20_2">
      <style:paragraph-properties fo:break-before="auto" fo:line-height="115%" fo:margin-top="0cm" style:writing-mode="lr-tb"/>
    </style:style>
    <style:style style:name="T187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88" style:family="paragraph" style:parent-style-name="Heading_20_2">
      <style:paragraph-properties fo:break-before="auto" fo:line-height="115%" fo:margin-top="0cm" style:writing-mode="lr-tb"/>
    </style:style>
    <style:style style:name="T188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T188_2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89" style:family="paragraph" style:parent-style-name="Heading_20_2">
      <style:paragraph-properties fo:break-before="auto" fo:line-height="115%" fo:margin-top="0cm" style:writing-mode="lr-tb"/>
    </style:style>
    <style:style style:name="T189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90" style:family="paragraph" style:parent-style-name="Heading_20_2">
      <style:paragraph-properties fo:break-before="auto" fo:line-height="115%" fo:margin-top="0cm" style:writing-mode="lr-tb"/>
    </style:style>
    <style:style style:name="T190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91" style:family="paragraph" style:parent-style-name="Heading_20_2">
      <style:paragraph-properties fo:break-before="auto" fo:line-height="115%" fo:margin-top="0cm" style:writing-mode="lr-tb"/>
    </style:style>
    <style:style style:name="T191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92" style:family="paragraph" style:parent-style-name="Heading_20_2">
      <style:paragraph-properties fo:break-before="auto" fo:line-height="115%" fo:margin-top="0cm" style:writing-mode="lr-tb"/>
    </style:style>
    <style:style style:name="T192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93" style:family="paragraph" style:parent-style-name="Heading_20_2">
      <style:paragraph-properties fo:break-before="auto" fo:line-height="115%" fo:margin-top="0cm" style:writing-mode="lr-tb"/>
    </style:style>
    <style:style style:name="T193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94" style:family="paragraph" style:parent-style-name="Heading_20_2">
      <style:paragraph-properties fo:break-before="auto" fo:line-height="115%" fo:margin-top="0cm" style:writing-mode="lr-tb"/>
    </style:style>
    <style:style style:name="T194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95" style:family="paragraph" style:parent-style-name="Heading_20_2">
      <style:paragraph-properties fo:break-before="auto" fo:line-height="115%" fo:margin-top="0cm" style:writing-mode="lr-tb"/>
    </style:style>
    <style:style style:name="T195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96" style:family="paragraph" style:parent-style-name="Heading_20_2">
      <style:paragraph-properties fo:break-before="auto" fo:line-height="115%" fo:margin-top="0cm" style:writing-mode="lr-tb"/>
    </style:style>
    <style:style style:name="T196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97" style:family="paragraph" style:parent-style-name="Heading_20_2">
      <style:paragraph-properties fo:break-before="auto" fo:line-height="115%" fo:margin-top="0cm" style:writing-mode="lr-tb"/>
    </style:style>
    <style:style style:name="T197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98" style:family="paragraph" style:parent-style-name="Heading_20_2">
      <style:paragraph-properties fo:break-before="auto" fo:line-height="115%" fo:margin-top="0cm" style:writing-mode="lr-tb"/>
    </style:style>
    <style:style style:name="T198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199" style:family="paragraph" style:parent-style-name="Heading_20_2">
      <style:paragraph-properties fo:break-before="auto" fo:line-height="115%" fo:margin-top="0cm" style:writing-mode="lr-tb"/>
    </style:style>
    <style:style style:name="T199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00" style:family="paragraph" style:parent-style-name="Heading_20_2">
      <style:paragraph-properties fo:break-before="auto" fo:line-height="115%" fo:margin-top="0cm" style:writing-mode="lr-tb"/>
    </style:style>
    <style:style style:name="T200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01" style:family="paragraph" style:parent-style-name="Heading_20_2">
      <style:paragraph-properties fo:break-before="auto" fo:line-height="115%" fo:margin-top="0cm" style:writing-mode="lr-tb"/>
    </style:style>
    <style:style style:name="T201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02" style:family="paragraph" style:parent-style-name="Heading_20_2">
      <style:paragraph-properties fo:break-before="auto" fo:line-height="115%" fo:margin-top="0cm" style:writing-mode="lr-tb"/>
    </style:style>
    <style:style style:name="T202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03" style:family="paragraph" style:parent-style-name="Heading_20_2">
      <style:paragraph-properties fo:break-before="auto" fo:line-height="115%" fo:margin-top="0cm" style:writing-mode="lr-tb"/>
    </style:style>
    <style:style style:name="T203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04" style:family="paragraph" style:parent-style-name="Heading_20_2">
      <style:paragraph-properties fo:break-before="auto" fo:line-height="115%" fo:margin-top="0cm" style:writing-mode="lr-tb"/>
    </style:style>
    <style:style style:name="T204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05" style:family="paragraph" style:parent-style-name="Heading_20_2">
      <style:paragraph-properties fo:break-before="auto" fo:line-height="115%" fo:margin-top="0cm" style:writing-mode="lr-tb"/>
    </style:style>
    <style:style style:name="T205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T205_2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06" style:family="paragraph" style:parent-style-name="Heading_20_2">
      <style:paragraph-properties fo:break-before="auto" fo:line-height="115%" fo:margin-top="0cm" style:writing-mode="lr-tb"/>
    </style:style>
    <style:style style:name="T206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07" style:family="paragraph" style:parent-style-name="Heading_20_2">
      <style:paragraph-properties fo:break-before="auto" fo:line-height="115%" fo:margin-top="0cm" style:writing-mode="lr-tb"/>
    </style:style>
    <style:style style:name="T207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T207_2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08" style:family="paragraph" style:parent-style-name="Heading_20_2">
      <style:paragraph-properties fo:break-before="auto" fo:line-height="115%" fo:margin-top="0cm" style:writing-mode="lr-tb"/>
    </style:style>
    <style:style style:name="T208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09" style:family="paragraph" style:parent-style-name="Heading_20_2">
      <style:paragraph-properties fo:break-before="auto" fo:line-height="115%" fo:margin-top="0cm" style:writing-mode="lr-tb"/>
    </style:style>
    <style:style style:name="T209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10" style:family="paragraph" style:parent-style-name="Heading_20_2">
      <style:paragraph-properties fo:break-before="auto" fo:line-height="115%" fo:margin-top="0cm" style:writing-mode="lr-tb"/>
    </style:style>
    <style:style style:name="T210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11" style:family="paragraph" style:parent-style-name="Heading_20_2">
      <style:paragraph-properties fo:break-before="auto" fo:line-height="115%" fo:margin-top="0cm" style:writing-mode="lr-tb"/>
    </style:style>
    <style:style style:name="T211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12" style:family="paragraph" style:parent-style-name="Standard">
      <style:paragraph-properties fo:break-before="auto" fo:line-height="115%" style:writing-mode="lr-tb"/>
    </style:style>
    <style:style style:name="P213" style:family="paragraph" style:parent-style-name="Heading_20_2">
      <style:paragraph-properties fo:break-before="auto" fo:line-height="115%" fo:margin-top="0cm" style:writing-mode="lr-tb"/>
    </style:style>
    <style:style style:name="T213_1" style:family="text"/>
    <style:style style:name="T213_2" style:family="text"/>
    <style:style style:name="P214" style:family="paragraph" style:parent-style-name="Heading_20_2">
      <style:paragraph-properties fo:break-before="auto" fo:line-height="115%" fo:margin-top="0cm" style:writing-mode="lr-tb"/>
    </style:style>
    <style:style style:name="T214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15" style:family="paragraph" style:parent-style-name="Heading_20_2">
      <style:paragraph-properties fo:break-before="auto" fo:line-height="115%" fo:margin-top="0cm" style:writing-mode="lr-tb"/>
    </style:style>
    <style:style style:name="T215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16" style:family="paragraph" style:parent-style-name="Heading_20_2">
      <style:paragraph-properties fo:break-before="auto" fo:line-height="115%" fo:margin-top="0cm" style:writing-mode="lr-tb"/>
    </style:style>
    <style:style style:name="T216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17" style:family="paragraph" style:parent-style-name="Heading_20_2">
      <style:paragraph-properties fo:break-before="auto" fo:line-height="115%" fo:margin-top="0cm" style:writing-mode="lr-tb"/>
    </style:style>
    <style:style style:name="T217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18" style:family="paragraph" style:parent-style-name="Heading_20_2">
      <style:paragraph-properties fo:break-before="auto" fo:line-height="115%" fo:margin-top="0cm" style:writing-mode="lr-tb"/>
    </style:style>
    <style:style style:name="T218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19" style:family="paragraph" style:parent-style-name="Heading_20_2">
      <style:paragraph-properties fo:break-before="auto" fo:line-height="115%" fo:margin-top="0cm" style:writing-mode="lr-tb"/>
    </style:style>
    <style:style style:name="T219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20" style:family="paragraph" style:parent-style-name="Heading_20_2">
      <style:paragraph-properties fo:break-before="auto" fo:line-height="115%" fo:margin-top="0cm" style:writing-mode="lr-tb"/>
    </style:style>
    <style:style style:name="T220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21" style:family="paragraph" style:parent-style-name="Heading_20_2">
      <style:paragraph-properties fo:break-before="auto" fo:line-height="115%" fo:margin-top="0cm" style:writing-mode="lr-tb"/>
    </style:style>
    <style:style style:name="T221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22" style:family="paragraph" style:parent-style-name="Heading_20_2">
      <style:paragraph-properties fo:break-before="auto" fo:line-height="115%" fo:margin-top="0cm" style:writing-mode="lr-tb"/>
    </style:style>
    <style:style style:name="T222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23" style:family="paragraph" style:parent-style-name="Heading_20_2">
      <style:paragraph-properties fo:break-before="auto" fo:line-height="115%" fo:margin-top="0cm" style:writing-mode="lr-tb"/>
    </style:style>
    <style:style style:name="T223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24" style:family="paragraph" style:parent-style-name="Heading_20_2">
      <style:paragraph-properties fo:break-before="auto" fo:line-height="115%" fo:margin-top="0cm" style:writing-mode="lr-tb"/>
    </style:style>
    <style:style style:name="T224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25" style:family="paragraph" style:parent-style-name="Heading_20_2">
      <style:paragraph-properties fo:break-before="auto" fo:line-height="115%" fo:margin-top="0cm" style:writing-mode="lr-tb"/>
    </style:style>
    <style:style style:name="T225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26" style:family="paragraph" style:parent-style-name="Heading_20_2">
      <style:paragraph-properties fo:break-before="auto" fo:line-height="115%" fo:margin-top="0cm" style:writing-mode="lr-tb"/>
    </style:style>
    <style:style style:name="T226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27" style:family="paragraph" style:parent-style-name="Heading_20_2">
      <style:paragraph-properties fo:break-before="auto" fo:line-height="115%" fo:margin-top="0cm" style:writing-mode="lr-tb"/>
    </style:style>
    <style:style style:name="T227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28" style:family="paragraph" style:parent-style-name="Heading_20_2">
      <style:paragraph-properties fo:break-before="auto" fo:line-height="115%" fo:margin-top="0cm" style:writing-mode="lr-tb"/>
    </style:style>
    <style:style style:name="T228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29" style:family="paragraph" style:parent-style-name="Heading_20_2">
      <style:paragraph-properties fo:break-before="auto" fo:line-height="115%" fo:margin-top="0cm" style:writing-mode="lr-tb"/>
    </style:style>
    <style:style style:name="T229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30" style:family="paragraph" style:parent-style-name="Heading_20_2">
      <style:paragraph-properties fo:break-before="auto" fo:line-height="115%" fo:margin-top="0cm" style:writing-mode="lr-tb"/>
    </style:style>
    <style:style style:name="T230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31" style:family="paragraph" style:parent-style-name="Heading_20_2">
      <style:paragraph-properties fo:break-before="auto" fo:line-height="115%" fo:margin-top="0cm" style:writing-mode="lr-tb"/>
    </style:style>
    <style:style style:name="T231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32" style:family="paragraph" style:parent-style-name="Heading_20_2">
      <style:paragraph-properties fo:break-before="auto" fo:line-height="115%" fo:margin-top="0cm" style:writing-mode="lr-tb"/>
    </style:style>
    <style:style style:name="T232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33" style:family="paragraph" style:parent-style-name="Heading_20_2">
      <style:paragraph-properties fo:break-before="auto" fo:line-height="115%" fo:margin-top="0cm" style:writing-mode="lr-tb"/>
    </style:style>
    <style:style style:name="T233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34" style:family="paragraph" style:parent-style-name="Heading_20_2">
      <style:paragraph-properties fo:break-before="auto" fo:line-height="115%" fo:margin-top="0cm" style:writing-mode="lr-tb"/>
    </style:style>
    <style:style style:name="T234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35" style:family="paragraph" style:parent-style-name="Heading_20_2">
      <style:paragraph-properties fo:break-before="auto" fo:line-height="115%" fo:margin-top="0cm" style:writing-mode="lr-tb"/>
    </style:style>
    <style:style style:name="T235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36" style:family="paragraph" style:parent-style-name="Heading_20_2">
      <style:paragraph-properties fo:break-before="auto" fo:line-height="115%" fo:margin-top="0cm" style:writing-mode="lr-tb"/>
    </style:style>
    <style:style style:name="T236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37" style:family="paragraph" style:parent-style-name="Heading_20_2">
      <style:paragraph-properties fo:break-before="auto" fo:line-height="115%" fo:margin-top="0cm" style:writing-mode="lr-tb"/>
    </style:style>
    <style:style style:name="T237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38" style:family="paragraph" style:parent-style-name="Heading_20_2">
      <style:paragraph-properties fo:break-before="auto" fo:line-height="115%" fo:margin-top="0cm" style:writing-mode="lr-tb"/>
    </style:style>
    <style:style style:name="T238_1" style:family="text">
      <style:text-properties style:font-name="Courier New" fo:font-size="9pt" style:font-name-asian="Courier New" style:font-size-asian="9pt" style:font-name-complex="Courier New" style:font-size-complex="9pt" fo:font-weight="normal" style:font-weight-asian="normal" style:font-weight-complex="normal"/>
    </style:style>
    <style:style style:name="P239" style:family="paragraph" style:parent-style-name="Heading_20_2">
      <style:paragraph-properties fo:break-before="auto" fo:line-height="115%" style:writing-mode="lr-tb"/>
    </style:style>
    <style:style style:name="T239_1" style:family="text"/>
    <style:style style:name="T239_2" style:family="text"/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42" style:family="paragraph" style:parent-style-name="Standard">
      <style:paragraph-properties fo:break-before="auto" fo:line-height="115%" style:writing-mode="lr-tb"/>
    </style:style>
    <style:style style:name="T24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4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4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4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4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44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44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4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4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48" style:family="paragraph" style:parent-style-name="Standard">
      <style:paragraph-properties fo:break-before="auto" fo:line-height="115%" style:writing-mode="lr-tb"/>
    </style:style>
    <style:style style:name="T24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52" style:family="paragraph" style:parent-style-name="Standard">
      <style:paragraph-properties fo:break-before="auto" fo:line-height="115%" style:writing-mode="lr-tb"/>
    </style:style>
    <style:style style:name="T25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5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58" style:family="paragraph" style:parent-style-name="Standard">
      <style:paragraph-properties fo:break-before="auto" fo:line-height="115%" style:writing-mode="lr-tb"/>
    </style:style>
    <style:style style:name="T25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65" style:family="paragraph" style:parent-style-name="Standard">
      <style:paragraph-properties fo:break-before="auto" fo:line-height="115%" style:writing-mode="lr-tb"/>
    </style:style>
    <style:style style:name="T26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66" style:family="paragraph" style:parent-style-name="Standard">
      <style:paragraph-properties fo:break-before="auto" fo:line-height="115%" style:writing-mode="lr-tb"/>
    </style:style>
    <style:style style:name="T26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67" style:family="paragraph" style:parent-style-name="Standard">
      <style:paragraph-properties fo:break-before="auto" fo:line-height="115%" style:writing-mode="lr-tb"/>
    </style:style>
    <style:style style:name="T26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68" style:family="paragraph" style:parent-style-name="Standard">
      <style:paragraph-properties fo:break-before="auto" fo:line-height="115%" style:writing-mode="lr-tb"/>
    </style:style>
    <style:style style:name="T26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69" style:family="paragraph" style:parent-style-name="Standard">
      <style:paragraph-properties fo:break-before="auto" fo:line-height="115%" style:writing-mode="lr-tb"/>
    </style:style>
    <style:style style:name="T26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70" style:family="paragraph" style:parent-style-name="Standard">
      <style:paragraph-properties fo:break-before="auto" fo:line-height="115%" style:writing-mode="lr-tb"/>
    </style:style>
    <style:style style:name="T27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72" style:family="paragraph" style:parent-style-name="Standard">
      <style:paragraph-properties fo:break-before="auto" fo:line-height="115%" style:writing-mode="lr-tb"/>
    </style:style>
    <style:style style:name="T27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73" style:family="paragraph" style:parent-style-name="Standard">
      <style:paragraph-properties fo:break-before="auto" fo:line-height="115%" style:writing-mode="lr-tb"/>
    </style:style>
    <style:style style:name="T27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74" style:family="paragraph" style:parent-style-name="Standard">
      <style:paragraph-properties fo:break-before="auto" fo:line-height="115%" style:writing-mode="lr-tb"/>
    </style:style>
    <style:style style:name="T27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75" style:family="paragraph" style:parent-style-name="Standard">
      <style:paragraph-properties fo:break-before="auto" fo:line-height="115%" style:writing-mode="lr-tb"/>
    </style:style>
    <style:style style:name="T27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76" style:family="paragraph" style:parent-style-name="Standard">
      <style:paragraph-properties fo:break-before="auto" fo:line-height="115%" style:writing-mode="lr-tb"/>
    </style:style>
    <style:style style:name="T27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78" style:family="paragraph" style:parent-style-name="Standard">
      <style:paragraph-properties fo:break-before="auto" fo:line-height="115%" style:writing-mode="lr-tb"/>
    </style:style>
    <style:style style:name="T27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79" style:family="paragraph" style:parent-style-name="Standard">
      <style:paragraph-properties fo:break-before="auto" fo:line-height="115%" style:writing-mode="lr-tb"/>
    </style:style>
    <style:style style:name="T27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80" style:family="paragraph" style:parent-style-name="Standard">
      <style:paragraph-properties fo:break-before="auto" fo:line-height="115%" style:writing-mode="lr-tb"/>
    </style:style>
    <style:style style:name="T28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81" style:family="paragraph" style:parent-style-name="Standard">
      <style:paragraph-properties fo:break-before="auto" fo:line-height="115%" style:writing-mode="lr-tb"/>
    </style:style>
    <style:style style:name="T28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82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3.937cm" fo:margin-left="0cm"/>
    </style:style>
    <style:style style:name="Column1" style:family="table-column">
      <style:table-column-properties style:column-width="3.937cm"/>
    </style:style>
    <style:style style:name="Row1" style:family="table-row"/>
    <style:style style:name="Cell1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2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4" style:family="paragraph" style:parent-style-name="Heading_20_2">
      <style:paragraph-properties fo:break-before="auto" fo:line-height="115%" style:writing-mode="lr-tb"/>
    </style:style>
    <style:style style:name="T284_1" style:family="text"/>
    <style:style style:name="T284_2" style:family="text"/>
    <style:style style:name="P285" style:family="paragraph" style:parent-style-name="Standard">
      <style:paragraph-properties fo:break-before="auto" fo:line-height="115%" style:writing-mode="lr-tb"/>
    </style:style>
    <style:style style:name="T28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86" style:family="paragraph" style:parent-style-name="Standard">
      <style:paragraph-properties fo:break-before="auto" fo:line-height="115%" style:writing-mode="lr-tb"/>
    </style:style>
    <style:style style:name="T28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87" style:family="paragraph" style:parent-style-name="Standard">
      <style:paragraph-properties fo:break-before="auto" fo:line-height="115%" style:writing-mode="lr-tb"/>
    </style:style>
    <style:style style:name="T28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88" style:family="paragraph" style:parent-style-name="Standard">
      <style:paragraph-properties fo:break-before="auto" fo:line-height="115%" style:writing-mode="lr-tb"/>
    </style:style>
    <style:style style:name="T28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90" style:family="paragraph" style:parent-style-name="Standard">
      <style:paragraph-properties fo:break-before="auto" fo:line-height="115%" style:writing-mode="lr-tb"/>
    </style:style>
    <style:style style:name="T29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91" style:family="paragraph" style:parent-style-name="Standard">
      <style:paragraph-properties fo:break-before="auto" fo:line-height="115%" style:writing-mode="lr-tb"/>
    </style:style>
    <style:style style:name="T29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92" style:family="paragraph" style:parent-style-name="Standard">
      <style:paragraph-properties fo:break-before="auto" fo:line-height="115%" style:writing-mode="lr-tb"/>
    </style:style>
    <style:style style:name="T29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93" style:family="paragraph" style:parent-style-name="Standard">
      <style:paragraph-properties fo:break-before="auto" fo:line-height="115%" style:writing-mode="lr-tb"/>
    </style:style>
    <style:style style:name="T29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95" style:family="paragraph" style:parent-style-name="Standard">
      <style:paragraph-properties fo:break-before="auto" fo:line-height="115%" style:writing-mode="lr-tb"/>
    </style:style>
    <style:style style:name="T29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96" style:family="paragraph" style:parent-style-name="Standard">
      <style:paragraph-properties fo:break-before="auto" fo:line-height="115%" style:writing-mode="lr-tb"/>
    </style:style>
    <style:style style:name="T29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97" style:family="paragraph" style:parent-style-name="Standard">
      <style:paragraph-properties fo:break-before="auto" fo:line-height="115%" style:writing-mode="lr-tb"/>
    </style:style>
    <style:style style:name="T29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99" style:family="paragraph" style:parent-style-name="Standard">
      <style:paragraph-properties fo:break-before="auto" fo:line-height="115%" style:writing-mode="lr-tb"/>
    </style:style>
    <style:style style:name="T29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00" style:family="paragraph" style:parent-style-name="Standard">
      <style:paragraph-properties fo:break-before="auto" fo:line-height="115%" style:writing-mode="lr-tb"/>
    </style:style>
    <style:style style:name="T30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02" style:family="paragraph" style:parent-style-name="Standard">
      <style:paragraph-properties fo:break-before="auto" fo:line-height="115%" style:writing-mode="lr-tb"/>
    </style:style>
    <style:style style:name="T30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03" style:family="paragraph" style:parent-style-name="Standard">
      <style:paragraph-properties fo:break-before="auto" fo:line-height="115%" style:writing-mode="lr-tb"/>
    </style:style>
    <style:style style:name="T30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04" style:family="paragraph" style:parent-style-name="Standard">
      <style:paragraph-properties fo:break-before="auto" fo:line-height="115%" style:writing-mode="lr-tb"/>
    </style:style>
    <style:style style:name="T30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05" style:family="paragraph" style:parent-style-name="Standard">
      <style:paragraph-properties fo:break-before="auto" fo:line-height="115%" style:writing-mode="lr-tb"/>
    </style:style>
    <style:style style:name="T30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07" style:family="paragraph" style:parent-style-name="Standard">
      <style:paragraph-properties fo:break-before="auto" fo:line-height="115%" style:writing-mode="lr-tb"/>
    </style:style>
    <style:style style:name="T30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08" style:family="paragraph" style:parent-style-name="Standard">
      <style:paragraph-properties fo:break-before="auto" fo:line-height="115%" style:writing-mode="lr-tb"/>
    </style:style>
    <style:style style:name="T30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11" style:family="paragraph" style:parent-style-name="Standard">
      <style:paragraph-properties fo:break-before="auto" fo:line-height="115%" style:writing-mode="lr-tb"/>
    </style:style>
    <style:style style:name="T31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13" style:family="paragraph" style:parent-style-name="Standard">
      <style:paragraph-properties fo:break-before="auto" fo:line-height="115%" style:writing-mode="lr-tb"/>
    </style:style>
    <style:style style:name="T31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14" style:family="paragraph" style:parent-style-name="Standard">
      <style:paragraph-properties fo:break-before="auto" fo:line-height="115%" style:writing-mode="lr-tb"/>
    </style:style>
    <style:style style:name="T31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15" style:family="paragraph" style:parent-style-name="Standard">
      <style:paragraph-properties fo:break-before="auto" fo:line-height="115%" style:writing-mode="lr-tb"/>
    </style:style>
    <style:style style:name="T31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16" style:family="paragraph" style:parent-style-name="Standard">
      <style:paragraph-properties fo:break-before="auto" fo:line-height="115%" style:writing-mode="lr-tb"/>
    </style:style>
    <style:style style:name="T31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17" style:family="paragraph" style:parent-style-name="Standard">
      <style:paragraph-properties fo:break-before="auto" fo:line-height="115%" style:writing-mode="lr-tb"/>
    </style:style>
    <style:style style:name="T31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18" style:family="paragraph" style:parent-style-name="Heading_20_2">
      <style:paragraph-properties fo:break-before="auto" fo:line-height="115%" style:writing-mode="lr-tb"/>
    </style:style>
    <style:style style:name="T318_1" style:family="text"/>
    <style:style style:name="T318_2" style:family="text"/>
    <style:style style:name="P319" style:family="paragraph" style:parent-style-name="Standard">
      <style:paragraph-properties fo:break-before="auto" fo:line-height="115%" style:writing-mode="lr-tb"/>
    </style:style>
    <style:style style:name="T31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20" style:family="paragraph" style:parent-style-name="Standard">
      <style:paragraph-properties fo:break-before="auto" fo:line-height="115%" style:writing-mode="lr-tb"/>
    </style:style>
    <style:style style:name="T32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21" style:family="paragraph" style:parent-style-name="Standard">
      <style:paragraph-properties fo:break-before="auto" fo:line-height="115%" style:writing-mode="lr-tb"/>
    </style:style>
    <style:style style:name="T32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22" style:family="paragraph" style:parent-style-name="Standard">
      <style:paragraph-properties fo:break-before="auto" fo:line-height="115%" style:writing-mode="lr-tb"/>
    </style:style>
    <style:style style:name="T32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23" style:family="paragraph" style:parent-style-name="Standard">
      <style:paragraph-properties fo:break-before="auto" fo:line-height="115%" style:writing-mode="lr-tb"/>
    </style:style>
    <style:style style:name="T32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24" style:family="paragraph" style:parent-style-name="Standard">
      <style:paragraph-properties fo:break-before="auto" fo:line-height="115%" style:writing-mode="lr-tb"/>
    </style:style>
    <style:style style:name="T32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25" style:family="paragraph" style:parent-style-name="Standard">
      <style:paragraph-properties fo:break-before="auto" fo:line-height="115%" style:writing-mode="lr-tb"/>
    </style:style>
    <style:style style:name="T32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26" style:family="paragraph" style:parent-style-name="Standard">
      <style:paragraph-properties fo:break-before="auto" fo:line-height="115%" style:writing-mode="lr-tb"/>
    </style:style>
    <style:style style:name="T32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27" style:family="paragraph" style:parent-style-name="Standard">
      <style:paragraph-properties fo:break-before="auto" fo:line-height="115%" style:writing-mode="lr-tb"/>
    </style:style>
    <style:style style:name="T32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28" style:family="paragraph" style:parent-style-name="Standard">
      <style:paragraph-properties fo:break-before="auto" fo:line-height="115%" style:writing-mode="lr-tb"/>
    </style:style>
    <style:style style:name="T32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29" style:family="paragraph" style:parent-style-name="Standard">
      <style:paragraph-properties fo:break-before="auto" fo:line-height="115%" style:writing-mode="lr-tb"/>
    </style:style>
    <style:style style:name="T32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30" style:family="paragraph" style:parent-style-name="Standard">
      <style:paragraph-properties fo:break-before="auto" fo:line-height="115%" style:writing-mode="lr-tb"/>
    </style:style>
    <style:style style:name="T33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31" style:family="paragraph" style:parent-style-name="Standard">
      <style:paragraph-properties fo:break-before="auto" fo:line-height="115%" style:writing-mode="lr-tb"/>
    </style:style>
    <style:style style:name="T33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32" style:family="paragraph" style:parent-style-name="Standard">
      <style:paragraph-properties fo:break-before="auto" fo:line-height="115%" style:writing-mode="lr-tb"/>
    </style:style>
    <style:style style:name="T33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33" style:family="paragraph" style:parent-style-name="Standard">
      <style:paragraph-properties fo:break-before="auto" fo:line-height="115%" style:writing-mode="lr-tb"/>
    </style:style>
    <style:style style:name="T33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34" style:family="paragraph" style:parent-style-name="Standard">
      <style:paragraph-properties fo:break-before="auto" fo:line-height="115%" style:writing-mode="lr-tb"/>
    </style:style>
    <style:style style:name="T33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35" style:family="paragraph" style:parent-style-name="Standard">
      <style:paragraph-properties fo:break-before="auto" fo:line-height="115%" style:writing-mode="lr-tb"/>
    </style:style>
    <style:style style:name="T33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36" style:family="paragraph" style:parent-style-name="Standard">
      <style:paragraph-properties fo:break-before="auto" fo:line-height="115%" style:writing-mode="lr-tb"/>
    </style:style>
    <style:style style:name="T33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37" style:family="paragraph" style:parent-style-name="Standard">
      <style:paragraph-properties fo:break-before="auto" fo:line-height="115%" style:writing-mode="lr-tb"/>
    </style:style>
    <style:style style:name="T33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38" style:family="paragraph" style:parent-style-name="Standard">
      <style:paragraph-properties fo:break-before="auto" fo:line-height="115%" style:writing-mode="lr-tb"/>
    </style:style>
    <style:style style:name="T33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39" style:family="paragraph" style:parent-style-name="Standard">
      <style:paragraph-properties fo:break-before="auto" fo:line-height="115%" style:writing-mode="lr-tb"/>
    </style:style>
    <style:style style:name="T33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40" style:family="paragraph" style:parent-style-name="Standard">
      <style:paragraph-properties fo:break-before="auto" fo:line-height="115%" style:writing-mode="lr-tb"/>
    </style:style>
    <style:style style:name="T34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41" style:family="paragraph" style:parent-style-name="Standard">
      <style:paragraph-properties fo:break-before="auto" fo:line-height="115%" style:writing-mode="lr-tb"/>
    </style:style>
    <style:style style:name="T34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42" style:family="paragraph" style:parent-style-name="Standard">
      <style:paragraph-properties fo:break-before="auto" fo:line-height="115%" style:writing-mode="lr-tb"/>
    </style:style>
    <style:style style:name="T34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43" style:family="paragraph" style:parent-style-name="Standard">
      <style:paragraph-properties fo:break-before="auto" fo:line-height="115%" style:writing-mode="lr-tb"/>
    </style:style>
    <style:style style:name="T34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44" style:family="paragraph" style:parent-style-name="Standard">
      <style:paragraph-properties fo:break-before="auto" fo:line-height="115%" style:writing-mode="lr-tb"/>
    </style:style>
    <style:style style:name="T34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45" style:family="paragraph" style:parent-style-name="Standard">
      <style:paragraph-properties fo:break-before="auto" fo:line-height="115%" style:writing-mode="lr-tb"/>
    </style:style>
    <style:style style:name="T34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46" style:family="paragraph" style:parent-style-name="Standard">
      <style:paragraph-properties fo:break-before="auto" fo:line-height="115%" style:writing-mode="lr-tb"/>
    </style:style>
    <style:style style:name="T34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47" style:family="paragraph" style:parent-style-name="Standard">
      <style:paragraph-properties fo:break-before="auto" fo:line-height="115%" style:writing-mode="lr-tb"/>
    </style:style>
    <style:style style:name="T34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7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48" style:family="paragraph" style:parent-style-name="Standard">
      <style:paragraph-properties fo:break-before="auto" fo:line-height="115%" style:writing-mode="lr-tb"/>
    </style:style>
    <style:style style:name="T34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49" style:family="paragraph" style:parent-style-name="Standard">
      <style:paragraph-properties fo:break-before="auto" fo:line-height="115%" style:writing-mode="lr-tb"/>
    </style:style>
    <style:style style:name="T34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50" style:family="paragraph" style:parent-style-name="Standard">
      <style:paragraph-properties fo:break-before="auto" fo:line-height="115%" style:writing-mode="lr-tb"/>
    </style:style>
    <style:style style:name="T35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51" style:family="paragraph" style:parent-style-name="Standard">
      <style:paragraph-properties fo:break-before="auto" fo:line-height="115%" style:writing-mode="lr-tb"/>
    </style:style>
    <style:style style:name="T35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52" style:family="paragraph" style:parent-style-name="Standard">
      <style:paragraph-properties fo:break-before="auto" fo:line-height="115%" style:writing-mode="lr-tb"/>
    </style:style>
    <style:style style:name="T35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53" style:family="paragraph" style:parent-style-name="Standard">
      <style:paragraph-properties fo:break-before="auto" fo:line-height="115%" style:writing-mode="lr-tb"/>
    </style:style>
    <style:style style:name="T35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54" style:family="paragraph" style:parent-style-name="Standard">
      <style:paragraph-properties fo:break-before="auto" fo:line-height="115%" style:writing-mode="lr-tb"/>
    </style:style>
    <style:style style:name="T35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4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4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55" style:family="paragraph" style:parent-style-name="Standard">
      <style:paragraph-properties fo:break-before="auto" fo:line-height="115%" style:writing-mode="lr-tb"/>
    </style:style>
    <style:style style:name="T35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56" style:family="paragraph" style:parent-style-name="Standard">
      <style:paragraph-properties fo:break-before="auto" fo:line-height="115%" style:writing-mode="lr-tb"/>
    </style:style>
    <style:style style:name="T35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57" style:family="paragraph" style:parent-style-name="Standard">
      <style:paragraph-properties fo:break-before="auto" fo:line-height="115%" style:writing-mode="lr-tb"/>
    </style:style>
    <style:style style:name="T35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58" style:family="paragraph" style:parent-style-name="Standard">
      <style:paragraph-properties fo:break-before="auto" fo:line-height="115%" style:writing-mode="lr-tb"/>
    </style:style>
    <style:style style:name="T35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59" style:family="paragraph" style:parent-style-name="Standard">
      <style:paragraph-properties fo:break-before="auto" fo:line-height="115%" style:writing-mode="lr-tb"/>
    </style:style>
    <style:style style:name="T35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9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9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60" style:family="paragraph" style:parent-style-name="Standard">
      <style:paragraph-properties fo:break-before="auto" fo:line-height="115%" style:writing-mode="lr-tb"/>
    </style:style>
    <style:style style:name="T36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61" style:family="paragraph" style:parent-style-name="Standard">
      <style:paragraph-properties fo:break-before="auto" fo:line-height="115%" style:writing-mode="lr-tb"/>
    </style:style>
    <style:style style:name="T36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1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1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62" style:family="paragraph" style:parent-style-name="Standard">
      <style:paragraph-properties fo:break-before="auto" fo:line-height="115%" style:writing-mode="lr-tb"/>
    </style:style>
    <style:style style:name="T36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63" style:family="paragraph" style:parent-style-name="Standard">
      <style:paragraph-properties fo:break-before="auto" fo:line-height="115%" style:writing-mode="lr-tb"/>
    </style:style>
    <style:style style:name="T36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64" style:family="paragraph" style:parent-style-name="Standard">
      <style:paragraph-properties fo:break-before="auto" fo:line-height="115%" style:writing-mode="lr-tb"/>
    </style:style>
    <style:style style:name="T36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65" style:family="paragraph" style:parent-style-name="Standard">
      <style:paragraph-properties fo:break-before="auto" fo:line-height="115%" style:writing-mode="lr-tb"/>
    </style:style>
    <style:style style:name="T36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66" style:family="paragraph" style:parent-style-name="Standard">
      <style:paragraph-properties fo:break-before="auto" fo:line-height="115%" style:writing-mode="lr-tb"/>
    </style:style>
    <style:style style:name="T36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67" style:family="paragraph" style:parent-style-name="Standard">
      <style:paragraph-properties fo:break-before="auto" fo:line-height="115%" style:writing-mode="lr-tb"/>
    </style:style>
    <style:style style:name="T36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68" style:family="paragraph" style:parent-style-name="Standard">
      <style:paragraph-properties fo:break-before="auto" fo:line-height="115%" style:writing-mode="lr-tb"/>
    </style:style>
    <style:style style:name="T36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69" style:family="paragraph" style:parent-style-name="Standard">
      <style:paragraph-properties fo:break-before="auto" fo:line-height="115%" style:writing-mode="lr-tb"/>
    </style:style>
    <style:style style:name="T36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70" style:family="paragraph" style:parent-style-name="Standard">
      <style:paragraph-properties fo:break-before="auto" fo:line-height="115%" style:writing-mode="lr-tb"/>
    </style:style>
    <style:style style:name="T37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71" style:family="paragraph" style:parent-style-name="Standard">
      <style:paragraph-properties fo:break-before="auto" fo:line-height="115%" style:writing-mode="lr-tb"/>
    </style:style>
    <style:style style:name="T37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72" style:family="paragraph" style:parent-style-name="Standard">
      <style:paragraph-properties fo:break-before="auto" fo:line-height="115%" style:writing-mode="lr-tb"/>
    </style:style>
    <style:style style:name="T37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73" style:family="paragraph" style:parent-style-name="Standard">
      <style:paragraph-properties fo:break-before="auto" fo:line-height="115%" style:writing-mode="lr-tb"/>
    </style:style>
    <style:style style:name="T37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74" style:family="paragraph" style:parent-style-name="Heading_20_2">
      <style:paragraph-properties fo:break-before="auto" fo:line-height="115%" style:writing-mode="lr-tb"/>
    </style:style>
    <style:style style:name="T374_1" style:family="text"/>
    <style:style style:name="P375" style:family="paragraph" style:parent-style-name="Standard">
      <style:paragraph-properties fo:break-before="auto" fo:line-height="115%" style:writing-mode="lr-tb"/>
    </style:style>
    <style:style style:name="T375_1" style:family="text">
      <style:text-properties fo:background-color="#f9f9f9" style:font-name="Courier New" fo:font-size="9pt" style:font-name-asian="Courier New" style:font-size-asian="9pt" style:font-name-complex="Courier New" style:font-size-complex="9pt"/>
    </style:style>
    <style:style style:name="P376" style:family="paragraph" style:parent-style-name="Standard">
      <style:paragraph-properties fo:break-before="auto" fo:line-height="115%" style:writing-mode="lr-tb"/>
    </style:style>
    <style:style style:name="T376_1" style:family="text">
      <style:text-properties fo:background-color="#f9f9f9" style:font-name="Courier New" fo:font-size="9pt" style:font-name-asian="Courier New" style:font-size-asian="9pt" style:font-name-complex="Courier New" style:font-size-complex="9pt"/>
    </style:style>
    <style:style style:name="P377" style:family="paragraph" style:parent-style-name="Standard">
      <style:paragraph-properties fo:break-before="auto" fo:line-height="115%" style:writing-mode="lr-tb"/>
    </style:style>
    <style:style style:name="T377_1" style:family="text">
      <style:text-properties fo:background-color="#f9f9f9" style:font-name="Courier New" fo:font-size="9pt" style:font-name-asian="Courier New" style:font-size-asian="9pt" style:font-name-complex="Courier New" style:font-size-complex="9pt"/>
    </style:style>
    <style:style style:name="P378" style:family="paragraph" style:parent-style-name="Standard">
      <style:paragraph-properties fo:break-before="auto" fo:line-height="115%" style:writing-mode="lr-tb"/>
    </style:style>
    <style:style style:name="T378_1" style:family="text">
      <style:text-properties fo:background-color="#f9f9f9" style:font-name="Courier New" fo:font-size="9pt" style:font-name-asian="Courier New" style:font-size-asian="9pt" style:font-name-complex="Courier New" style:font-size-complex="9pt"/>
    </style:style>
    <style:style style:name="P379" style:family="paragraph" style:parent-style-name="Standard">
      <style:paragraph-properties fo:break-before="auto" fo:line-height="115%" style:writing-mode="lr-tb"/>
    </style:style>
    <style:style style:name="T379_1" style:family="text">
      <style:text-properties fo:background-color="#f9f9f9" style:font-name="Courier New" fo:font-size="9pt" style:font-name-asian="Courier New" style:font-size-asian="9pt" style:font-name-complex="Courier New" style:font-size-complex="9pt"/>
    </style:style>
    <style:style style:name="P380" style:family="paragraph" style:parent-style-name="Standard">
      <style:paragraph-properties fo:break-before="auto" fo:line-height="115%" style:writing-mode="lr-tb"/>
    </style:style>
    <style:style style:name="T380_1" style:family="text">
      <style:text-properties fo:background-color="#f9f9f9" style:font-name="Courier New" fo:font-size="9pt" style:font-name-asian="Courier New" style:font-size-asian="9pt" style:font-name-complex="Courier New" style:font-size-complex="9pt"/>
    </style:style>
    <style:style style:name="P381" style:family="paragraph" style:parent-style-name="Heading_20_2">
      <style:paragraph-properties fo:break-before="auto" fo:line-height="115%" style:writing-mode="lr-tb"/>
    </style:style>
    <style:style style:name="T381_1" style:family="text"/>
    <style:style style:name="T381_2" style:family="text"/>
    <style:style style:name="P382" style:family="paragraph" style:parent-style-name="Standard">
      <style:paragraph-properties fo:break-before="auto" fo:line-height="115%" style:writing-mode="lr-tb"/>
    </style:style>
    <style:style style:name="T38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83" style:family="paragraph" style:parent-style-name="Standard">
      <style:paragraph-properties fo:break-before="auto" fo:line-height="115%" style:writing-mode="lr-tb"/>
    </style:style>
    <style:style style:name="T38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84" style:family="paragraph" style:parent-style-name="Standard">
      <style:paragraph-properties fo:break-before="auto" fo:line-height="115%" style:writing-mode="lr-tb"/>
    </style:style>
    <style:style style:name="T38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85" style:family="paragraph" style:parent-style-name="Standard">
      <style:paragraph-properties fo:break-before="auto" fo:line-height="115%" style:writing-mode="lr-tb"/>
    </style:style>
    <style:style style:name="T38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86" style:family="paragraph" style:parent-style-name="Standard">
      <style:paragraph-properties fo:break-before="auto" fo:line-height="115%" style:writing-mode="lr-tb"/>
    </style:style>
    <style:style style:name="T38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87" style:family="paragraph" style:parent-style-name="Standard">
      <style:paragraph-properties fo:break-before="auto" fo:line-height="115%" style:writing-mode="lr-tb"/>
    </style:style>
    <style:style style:name="T38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88" style:family="paragraph" style:parent-style-name="Standard">
      <style:paragraph-properties fo:break-before="auto" fo:line-height="115%" style:writing-mode="lr-tb"/>
    </style:style>
    <style:style style:name="T38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89" style:family="paragraph" style:parent-style-name="Standard">
      <style:paragraph-properties fo:break-before="auto" fo:line-height="115%" style:writing-mode="lr-tb"/>
    </style:style>
    <style:style style:name="T38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90" style:family="paragraph" style:parent-style-name="Standard">
      <style:paragraph-properties fo:break-before="auto" fo:line-height="115%" style:writing-mode="lr-tb"/>
    </style:style>
    <style:style style:name="T39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91" style:family="paragraph" style:parent-style-name="Standard">
      <style:paragraph-properties fo:break-before="auto" fo:line-height="115%" style:writing-mode="lr-tb"/>
    </style:style>
    <style:style style:name="T39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92" style:family="paragraph" style:parent-style-name="Standard">
      <style:paragraph-properties fo:break-before="auto" fo:line-height="115%" style:writing-mode="lr-tb"/>
    </style:style>
    <style:style style:name="T39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93" style:family="paragraph" style:parent-style-name="Standard">
      <style:paragraph-properties fo:break-before="auto" fo:line-height="115%" style:writing-mode="lr-tb"/>
    </style:style>
    <style:style style:name="T39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94" style:family="paragraph" style:parent-style-name="Standard">
      <style:paragraph-properties fo:break-before="auto" fo:line-height="115%" style:writing-mode="lr-tb"/>
    </style:style>
    <style:style style:name="T39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95" style:family="paragraph" style:parent-style-name="Standard">
      <style:paragraph-properties fo:break-before="auto" fo:line-height="115%" style:writing-mode="lr-tb"/>
    </style:style>
    <style:style style:name="T39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96" style:family="paragraph" style:parent-style-name="Standard">
      <style:paragraph-properties fo:break-before="auto" fo:line-height="115%" style:writing-mode="lr-tb"/>
    </style:style>
    <style:style style:name="T39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97" style:family="paragraph" style:parent-style-name="Standard">
      <style:paragraph-properties fo:break-before="auto" fo:line-height="115%" style:writing-mode="lr-tb"/>
    </style:style>
    <style:style style:name="T39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98" style:family="paragraph" style:parent-style-name="Standard">
      <style:paragraph-properties fo:break-before="auto" fo:line-height="115%" style:writing-mode="lr-tb"/>
    </style:style>
    <style:style style:name="T39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99" style:family="paragraph" style:parent-style-name="Standard">
      <style:paragraph-properties fo:break-before="auto" fo:line-height="115%" style:writing-mode="lr-tb"/>
    </style:style>
    <style:style style:name="T39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00" style:family="paragraph" style:parent-style-name="Standard">
      <style:paragraph-properties fo:break-before="auto" fo:line-height="115%" style:writing-mode="lr-tb"/>
    </style:style>
    <style:style style:name="T40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01" style:family="paragraph" style:parent-style-name="Standard">
      <style:paragraph-properties fo:break-before="auto" fo:line-height="115%" style:writing-mode="lr-tb"/>
    </style:style>
    <style:style style:name="T40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02" style:family="paragraph" style:parent-style-name="Standard">
      <style:paragraph-properties fo:break-before="auto" fo:line-height="115%" style:writing-mode="lr-tb"/>
    </style:style>
    <style:style style:name="T40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03" style:family="paragraph" style:parent-style-name="Standard">
      <style:paragraph-properties fo:break-before="auto" fo:line-height="115%" style:writing-mode="lr-tb"/>
    </style:style>
    <style:style style:name="T40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04" style:family="paragraph" style:parent-style-name="Standard">
      <style:paragraph-properties fo:break-before="auto" fo:line-height="115%" style:writing-mode="lr-tb"/>
    </style:style>
    <style:style style:name="T40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05" style:family="paragraph" style:parent-style-name="Standard">
      <style:paragraph-properties fo:break-before="auto" fo:line-height="115%" style:writing-mode="lr-tb"/>
    </style:style>
    <style:style style:name="T40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06" style:family="paragraph" style:parent-style-name="Standard">
      <style:paragraph-properties fo:break-before="auto" fo:line-height="115%" style:writing-mode="lr-tb"/>
    </style:style>
    <style:style style:name="T40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07" style:family="paragraph" style:parent-style-name="Standard">
      <style:paragraph-properties fo:break-before="auto" fo:line-height="115%" style:writing-mode="lr-tb"/>
    </style:style>
    <style:style style:name="T40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08" style:family="paragraph" style:parent-style-name="Standard">
      <style:paragraph-properties fo:break-before="auto" fo:line-height="115%" style:writing-mode="lr-tb"/>
    </style:style>
    <style:style style:name="T40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09" style:family="paragraph" style:parent-style-name="Standard">
      <style:paragraph-properties fo:break-before="auto" fo:line-height="115%" style:writing-mode="lr-tb"/>
    </style:style>
    <style:style style:name="T40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10" style:family="paragraph" style:parent-style-name="Standard">
      <style:paragraph-properties fo:break-before="auto" fo:line-height="115%" style:writing-mode="lr-tb"/>
    </style:style>
    <style:style style:name="T41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11" style:family="paragraph" style:parent-style-name="Standard">
      <style:paragraph-properties fo:break-before="auto" fo:line-height="115%" style:writing-mode="lr-tb"/>
    </style:style>
    <style:style style:name="T41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12" style:family="paragraph" style:parent-style-name="Standard">
      <style:paragraph-properties fo:break-before="auto" fo:line-height="115%" style:writing-mode="lr-tb"/>
    </style:style>
    <style:style style:name="T41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13" style:family="paragraph" style:parent-style-name="Standard">
      <style:paragraph-properties fo:break-before="auto" fo:line-height="115%" style:writing-mode="lr-tb"/>
    </style:style>
    <style:style style:name="T41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14" style:family="paragraph" style:parent-style-name="Standard">
      <style:paragraph-properties fo:break-before="auto" fo:line-height="115%" style:writing-mode="lr-tb"/>
    </style:style>
    <style:style style:name="T41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15" style:family="paragraph" style:parent-style-name="Standard">
      <style:paragraph-properties fo:break-before="auto" fo:line-height="115%" style:writing-mode="lr-tb"/>
    </style:style>
    <style:style style:name="T41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16" style:family="paragraph" style:parent-style-name="Standard">
      <style:paragraph-properties fo:break-before="auto" fo:line-height="115%" style:writing-mode="lr-tb"/>
    </style:style>
    <style:style style:name="T41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17" style:family="paragraph" style:parent-style-name="Standard">
      <style:paragraph-properties fo:break-before="auto" fo:line-height="115%" style:writing-mode="lr-tb"/>
    </style:style>
    <style:style style:name="T41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18" style:family="paragraph" style:parent-style-name="Standard">
      <style:paragraph-properties fo:break-before="auto" fo:line-height="115%" style:writing-mode="lr-tb"/>
    </style:style>
    <style:style style:name="T41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19" style:family="paragraph" style:parent-style-name="Standard">
      <style:paragraph-properties fo:break-before="auto" fo:line-height="115%" style:writing-mode="lr-tb"/>
    </style:style>
    <style:style style:name="T41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20" style:family="paragraph" style:parent-style-name="Standard">
      <style:paragraph-properties fo:break-before="auto" fo:line-height="115%" style:writing-mode="lr-tb"/>
    </style:style>
    <style:style style:name="T42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21" style:family="paragraph" style:parent-style-name="Standard">
      <style:paragraph-properties fo:break-before="auto" fo:line-height="115%" style:writing-mode="lr-tb"/>
    </style:style>
    <style:style style:name="T42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22" style:family="paragraph" style:parent-style-name="Standard">
      <style:paragraph-properties fo:break-before="auto" fo:line-height="115%" style:writing-mode="lr-tb"/>
    </style:style>
    <style:style style:name="T42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23" style:family="paragraph" style:parent-style-name="Standard">
      <style:paragraph-properties fo:break-before="auto" fo:line-height="115%" style:writing-mode="lr-tb"/>
    </style:style>
    <style:style style:name="T42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24" style:family="paragraph" style:parent-style-name="Standard">
      <style:paragraph-properties fo:break-before="auto" fo:line-height="115%" style:writing-mode="lr-tb"/>
    </style:style>
    <style:style style:name="T42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25" style:family="paragraph" style:parent-style-name="Standard">
      <style:paragraph-properties fo:break-before="auto" fo:line-height="115%" style:writing-mode="lr-tb"/>
    </style:style>
    <style:style style:name="T42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26" style:family="paragraph" style:parent-style-name="Standard">
      <style:paragraph-properties fo:break-before="auto" fo:line-height="115%" style:writing-mode="lr-tb"/>
    </style:style>
    <style:style style:name="T42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27" style:family="paragraph" style:parent-style-name="Standard">
      <style:paragraph-properties fo:break-before="auto" fo:line-height="115%" style:writing-mode="lr-tb"/>
    </style:style>
    <style:style style:name="T42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28" style:family="paragraph" style:parent-style-name="Standard">
      <style:paragraph-properties fo:break-before="auto" fo:line-height="115%" style:writing-mode="lr-tb"/>
    </style:style>
    <style:style style:name="T42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29" style:family="paragraph" style:parent-style-name="Standard">
      <style:paragraph-properties fo:break-before="auto" fo:line-height="115%" style:writing-mode="lr-tb"/>
    </style:style>
    <style:style style:name="T42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30" style:family="paragraph" style:parent-style-name="Standard">
      <style:paragraph-properties fo:break-before="auto" fo:line-height="115%" style:writing-mode="lr-tb"/>
    </style:style>
    <style:style style:name="T43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31" style:family="paragraph" style:parent-style-name="Standard">
      <style:paragraph-properties fo:break-before="auto" fo:line-height="115%" style:writing-mode="lr-tb"/>
    </style:style>
    <style:style style:name="T43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32" style:family="paragraph" style:parent-style-name="Standard">
      <style:paragraph-properties fo:break-before="auto" fo:line-height="115%" style:writing-mode="lr-tb"/>
    </style:style>
    <style:style style:name="T43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33" style:family="paragraph" style:parent-style-name="Standard">
      <style:paragraph-properties fo:break-before="auto" fo:line-height="115%" style:writing-mode="lr-tb"/>
    </style:style>
    <style:style style:name="T43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34" style:family="paragraph" style:parent-style-name="Standard">
      <style:paragraph-properties fo:break-before="auto" fo:line-height="115%" style:writing-mode="lr-tb"/>
    </style:style>
    <style:style style:name="T43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35" style:family="paragraph" style:parent-style-name="Standard">
      <style:paragraph-properties fo:break-before="auto" fo:line-height="115%" style:writing-mode="lr-tb"/>
    </style:style>
    <style:style style:name="T43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36" style:family="paragraph" style:parent-style-name="Standard">
      <style:paragraph-properties fo:break-before="auto" fo:line-height="115%" style:writing-mode="lr-tb"/>
    </style:style>
    <style:style style:name="T43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37" style:family="paragraph" style:parent-style-name="Standard">
      <style:paragraph-properties fo:break-before="auto" fo:line-height="115%" style:writing-mode="lr-tb"/>
    </style:style>
    <style:style style:name="T43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38" style:family="paragraph" style:parent-style-name="Standard">
      <style:paragraph-properties fo:break-before="auto" fo:line-height="115%" style:writing-mode="lr-tb"/>
    </style:style>
    <style:style style:name="T43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39" style:family="paragraph" style:parent-style-name="Standard">
      <style:paragraph-properties fo:break-before="auto" fo:line-height="115%" style:writing-mode="lr-tb"/>
    </style:style>
    <style:style style:name="T43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40" style:family="paragraph" style:parent-style-name="Standard">
      <style:paragraph-properties fo:break-before="auto" fo:line-height="115%" style:writing-mode="lr-tb"/>
    </style:style>
    <style:style style:name="T44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41" style:family="paragraph" style:parent-style-name="Standard">
      <style:paragraph-properties fo:break-before="auto" fo:line-height="115%" style:writing-mode="lr-tb"/>
    </style:style>
    <style:style style:name="T44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42" style:family="paragraph" style:parent-style-name="Standard">
      <style:paragraph-properties fo:break-before="auto" fo:line-height="115%" style:writing-mode="lr-tb"/>
    </style:style>
    <style:style style:name="T44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43" style:family="paragraph" style:parent-style-name="Standard">
      <style:paragraph-properties fo:break-before="auto" fo:line-height="115%" style:writing-mode="lr-tb"/>
    </style:style>
    <style:style style:name="T44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44" style:family="paragraph" style:parent-style-name="Standard">
      <style:paragraph-properties fo:break-before="auto" fo:line-height="115%" style:writing-mode="lr-tb"/>
    </style:style>
    <style:style style:name="T44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45" style:family="paragraph" style:parent-style-name="Standard">
      <style:paragraph-properties fo:break-before="auto" fo:line-height="115%" style:writing-mode="lr-tb"/>
    </style:style>
    <style:style style:name="T44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46" style:family="paragraph" style:parent-style-name="Standard">
      <style:paragraph-properties fo:break-before="auto" fo:line-height="115%" style:writing-mode="lr-tb"/>
    </style:style>
    <style:style style:name="T44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47" style:family="paragraph" style:parent-style-name="Standard">
      <style:paragraph-properties fo:break-before="auto" fo:line-height="115%" style:writing-mode="lr-tb"/>
    </style:style>
    <style:style style:name="T44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48" style:family="paragraph" style:parent-style-name="Standard">
      <style:paragraph-properties fo:break-before="auto" fo:line-height="115%" style:writing-mode="lr-tb"/>
    </style:style>
    <style:style style:name="T44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49" style:family="paragraph" style:parent-style-name="Standard">
      <style:paragraph-properties fo:break-before="auto" fo:line-height="115%" style:writing-mode="lr-tb"/>
    </style:style>
    <style:style style:name="T44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50" style:family="paragraph" style:parent-style-name="Standard">
      <style:paragraph-properties fo:break-before="auto" fo:line-height="115%" style:writing-mode="lr-tb"/>
    </style:style>
    <style:style style:name="T45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51" style:family="paragraph" style:parent-style-name="Standard">
      <style:paragraph-properties fo:break-before="auto" fo:line-height="115%" style:writing-mode="lr-tb"/>
    </style:style>
    <style:style style:name="T45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52" style:family="paragraph" style:parent-style-name="Standard">
      <style:paragraph-properties fo:break-before="auto" fo:line-height="115%" style:writing-mode="lr-tb"/>
    </style:style>
    <style:style style:name="T45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53" style:family="paragraph" style:parent-style-name="Standard">
      <style:paragraph-properties fo:break-before="auto" fo:line-height="115%" style:writing-mode="lr-tb"/>
    </style:style>
    <style:style style:name="T45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54" style:family="paragraph" style:parent-style-name="Standard">
      <style:paragraph-properties fo:break-before="auto" fo:line-height="115%" style:writing-mode="lr-tb"/>
    </style:style>
    <style:style style:name="T45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55" style:family="paragraph" style:parent-style-name="Standard">
      <style:paragraph-properties fo:break-before="auto" fo:line-height="115%" style:writing-mode="lr-tb"/>
    </style:style>
    <style:style style:name="T45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56" style:family="paragraph" style:parent-style-name="Standard">
      <style:paragraph-properties fo:break-before="auto" fo:line-height="115%" style:writing-mode="lr-tb"/>
    </style:style>
    <style:style style:name="T45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57" style:family="paragraph" style:parent-style-name="Standard">
      <style:paragraph-properties fo:break-before="auto" fo:line-height="115%" style:writing-mode="lr-tb"/>
    </style:style>
    <style:style style:name="T45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58" style:family="paragraph" style:parent-style-name="Standard">
      <style:paragraph-properties fo:break-before="auto" fo:line-height="115%" style:writing-mode="lr-tb"/>
    </style:style>
    <style:style style:name="T45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59" style:family="paragraph" style:parent-style-name="Heading_20_2">
      <style:paragraph-properties fo:break-before="auto" fo:line-height="115%" style:writing-mode="lr-tb"/>
    </style:style>
    <style:style style:name="T459_1" style:family="text"/>
    <style:style style:name="T459_2" style:family="text"/>
    <style:style style:name="P460" style:family="paragraph" style:parent-style-name="Standard">
      <style:paragraph-properties fo:break-before="auto" fo:line-height="115%" style:writing-mode="lr-tb"/>
    </style:style>
    <style:style style:name="T46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2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2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2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2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2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2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2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2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2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2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3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3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3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3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3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3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3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3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3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3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4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4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4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4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4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4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4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4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4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4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5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5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5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5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5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5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5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5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5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5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6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6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6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6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6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6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6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6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6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6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7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7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7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7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7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7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7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7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7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7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8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8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8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8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8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8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8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8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8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8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9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9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9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9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9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9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9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9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9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9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0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0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0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0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0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0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0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0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0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0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1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2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2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2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2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2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2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2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2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2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2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3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3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3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3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3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3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3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3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3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3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0_14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61" style:family="paragraph" style:parent-style-name="Heading_20_2">
      <style:paragraph-properties fo:break-before="auto" fo:line-height="115%" style:writing-mode="lr-tb"/>
    </style:style>
    <style:style style:name="T461_1" style:family="text"/>
    <style:style style:name="T461_2" style:family="text"/>
    <style:style style:name="T461_3" style:family="text"/>
    <style:style style:name="T461_4" style:family="text"/>
    <style:style style:name="P462" style:family="paragraph" style:parent-style-name="Standard">
      <style:paragraph-properties fo:break-before="auto" fo:line-height="115%" style:writing-mode="lr-tb"/>
    </style:style>
    <style:style style:name="T46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63" style:family="paragraph" style:parent-style-name="Standard">
      <style:paragraph-properties fo:break-before="auto" fo:line-height="115%" style:writing-mode="lr-tb"/>
    </style:style>
    <style:style style:name="T46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64" style:family="paragraph" style:parent-style-name="Standard">
      <style:paragraph-properties fo:break-before="auto" fo:line-height="115%" style:writing-mode="lr-tb"/>
    </style:style>
    <style:style style:name="T46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65" style:family="paragraph" style:parent-style-name="Standard">
      <style:paragraph-properties fo:break-before="auto" fo:line-height="115%" style:writing-mode="lr-tb"/>
    </style:style>
    <style:style style:name="T46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66" style:family="paragraph" style:parent-style-name="Standard">
      <style:paragraph-properties fo:break-before="auto" fo:line-height="115%" style:writing-mode="lr-tb"/>
    </style:style>
    <style:style style:name="T46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67" style:family="paragraph" style:parent-style-name="Standard">
      <style:paragraph-properties fo:break-before="auto" fo:line-height="115%" style:writing-mode="lr-tb"/>
    </style:style>
    <style:style style:name="T46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68" style:family="paragraph" style:parent-style-name="Standard">
      <style:paragraph-properties fo:break-before="auto" fo:line-height="115%" style:writing-mode="lr-tb"/>
    </style:style>
    <style:style style:name="T46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69" style:family="paragraph" style:parent-style-name="Standard">
      <style:paragraph-properties fo:break-before="auto" fo:line-height="115%" style:writing-mode="lr-tb"/>
    </style:style>
    <style:style style:name="T46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70" style:family="paragraph" style:parent-style-name="Standard">
      <style:paragraph-properties fo:break-before="auto" fo:line-height="115%" style:writing-mode="lr-tb"/>
    </style:style>
    <style:style style:name="T47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71" style:family="paragraph" style:parent-style-name="Standard">
      <style:paragraph-properties fo:break-before="auto" fo:line-height="115%" style:writing-mode="lr-tb"/>
    </style:style>
    <style:style style:name="T47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72" style:family="paragraph" style:parent-style-name="Standard">
      <style:paragraph-properties fo:break-before="auto" fo:line-height="115%" style:writing-mode="lr-tb"/>
    </style:style>
    <style:style style:name="T47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73" style:family="paragraph" style:parent-style-name="Standard">
      <style:paragraph-properties fo:break-before="auto" fo:line-height="115%" style:writing-mode="lr-tb"/>
    </style:style>
    <style:style style:name="T47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74" style:family="paragraph" style:parent-style-name="Standard">
      <style:paragraph-properties fo:break-before="auto" fo:line-height="115%" style:writing-mode="lr-tb"/>
    </style:style>
    <style:style style:name="T47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75" style:family="paragraph" style:parent-style-name="Standard">
      <style:paragraph-properties fo:break-before="auto" fo:line-height="115%" style:writing-mode="lr-tb"/>
    </style:style>
    <style:style style:name="T47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76" style:family="paragraph" style:parent-style-name="Standard">
      <style:paragraph-properties fo:break-before="auto" fo:line-height="115%" style:writing-mode="lr-tb"/>
    </style:style>
    <style:style style:name="T47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77" style:family="paragraph" style:parent-style-name="Standard">
      <style:paragraph-properties fo:break-before="auto" fo:line-height="115%" style:writing-mode="lr-tb"/>
    </style:style>
    <style:style style:name="T47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78" style:family="paragraph" style:parent-style-name="Standard">
      <style:paragraph-properties fo:break-before="auto" fo:line-height="115%" style:writing-mode="lr-tb"/>
    </style:style>
    <style:style style:name="T47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79" style:family="paragraph" style:parent-style-name="Standard">
      <style:paragraph-properties fo:break-before="auto" fo:line-height="115%" style:writing-mode="lr-tb"/>
    </style:style>
    <style:style style:name="T47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80" style:family="paragraph" style:parent-style-name="Standard">
      <style:paragraph-properties fo:break-before="auto" fo:line-height="115%" style:writing-mode="lr-tb"/>
    </style:style>
    <style:style style:name="T48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81" style:family="paragraph" style:parent-style-name="Standard">
      <style:paragraph-properties fo:break-before="auto" fo:line-height="115%" style:writing-mode="lr-tb"/>
    </style:style>
    <style:style style:name="T48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82" style:family="paragraph" style:parent-style-name="Standard">
      <style:paragraph-properties fo:break-before="auto" fo:line-height="115%" style:writing-mode="lr-tb"/>
    </style:style>
    <style:style style:name="T48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83" style:family="paragraph" style:parent-style-name="Standard">
      <style:paragraph-properties fo:break-before="auto" fo:line-height="115%" style:writing-mode="lr-tb"/>
    </style:style>
    <style:style style:name="T48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84" style:family="paragraph" style:parent-style-name="Standard">
      <style:paragraph-properties fo:break-before="auto" fo:line-height="115%" style:writing-mode="lr-tb"/>
    </style:style>
    <style:style style:name="T48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85" style:family="paragraph" style:parent-style-name="Standard">
      <style:paragraph-properties fo:break-before="auto" fo:line-height="115%" style:writing-mode="lr-tb"/>
    </style:style>
    <style:style style:name="T48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86" style:family="paragraph" style:parent-style-name="Standard">
      <style:paragraph-properties fo:break-before="auto" fo:line-height="115%" style:writing-mode="lr-tb"/>
    </style:style>
    <style:style style:name="T48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87" style:family="paragraph" style:parent-style-name="Standard">
      <style:paragraph-properties fo:break-before="auto" fo:line-height="115%" style:writing-mode="lr-tb"/>
    </style:style>
    <style:style style:name="T48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88" style:family="paragraph" style:parent-style-name="Standard">
      <style:paragraph-properties fo:break-before="auto" fo:line-height="115%" style:writing-mode="lr-tb"/>
    </style:style>
    <style:style style:name="T48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89" style:family="paragraph" style:parent-style-name="Standard">
      <style:paragraph-properties fo:break-before="auto" fo:line-height="115%" style:writing-mode="lr-tb"/>
    </style:style>
    <style:style style:name="T48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8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8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90" style:family="paragraph" style:parent-style-name="Standard">
      <style:paragraph-properties fo:break-before="auto" fo:line-height="115%" style:writing-mode="lr-tb"/>
    </style:style>
    <style:style style:name="T49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91" style:family="paragraph" style:parent-style-name="Standard">
      <style:paragraph-properties fo:break-before="auto" fo:line-height="115%" style:writing-mode="lr-tb"/>
    </style:style>
    <style:style style:name="T49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92" style:family="paragraph" style:parent-style-name="Standard">
      <style:paragraph-properties fo:break-before="auto" fo:line-height="115%" style:writing-mode="lr-tb"/>
    </style:style>
    <style:style style:name="T49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93" style:family="paragraph" style:parent-style-name="Standard">
      <style:paragraph-properties fo:break-before="auto" fo:line-height="115%" style:writing-mode="lr-tb"/>
    </style:style>
    <style:style style:name="T49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94" style:family="paragraph" style:parent-style-name="Standard">
      <style:paragraph-properties fo:break-before="auto" fo:line-height="115%" style:writing-mode="lr-tb"/>
    </style:style>
    <style:style style:name="T49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95" style:family="paragraph" style:parent-style-name="Standard">
      <style:paragraph-properties fo:break-before="auto" fo:line-height="115%" style:writing-mode="lr-tb"/>
    </style:style>
    <style:style style:name="T49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96" style:family="paragraph" style:parent-style-name="Standard">
      <style:paragraph-properties fo:break-before="auto" fo:line-height="115%" style:writing-mode="lr-tb"/>
    </style:style>
    <style:style style:name="T49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97" style:family="paragraph" style:parent-style-name="Standard">
      <style:paragraph-properties fo:break-before="auto" fo:line-height="115%" style:writing-mode="lr-tb"/>
    </style:style>
    <style:style style:name="T49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98" style:family="paragraph" style:parent-style-name="Standard">
      <style:paragraph-properties fo:break-before="auto" fo:line-height="115%" style:writing-mode="lr-tb"/>
    </style:style>
    <style:style style:name="T49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99" style:family="paragraph" style:parent-style-name="Standard">
      <style:paragraph-properties fo:break-before="auto" fo:line-height="115%" style:writing-mode="lr-tb"/>
    </style:style>
    <style:style style:name="T49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00" style:family="paragraph" style:parent-style-name="Standard">
      <style:paragraph-properties fo:break-before="auto" fo:line-height="115%" style:writing-mode="lr-tb"/>
    </style:style>
    <style:style style:name="T50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01" style:family="paragraph" style:parent-style-name="Standard">
      <style:paragraph-properties fo:break-before="auto" fo:line-height="115%" style:writing-mode="lr-tb"/>
    </style:style>
    <style:style style:name="T50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02" style:family="paragraph" style:parent-style-name="Standard">
      <style:paragraph-properties fo:break-before="auto" fo:line-height="115%" style:writing-mode="lr-tb"/>
    </style:style>
    <style:style style:name="T50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03" style:family="paragraph" style:parent-style-name="Standard">
      <style:paragraph-properties fo:break-before="auto" fo:line-height="115%" style:writing-mode="lr-tb"/>
    </style:style>
    <style:style style:name="T50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04" style:family="paragraph" style:parent-style-name="Standard">
      <style:paragraph-properties fo:break-before="auto" fo:line-height="115%" style:writing-mode="lr-tb"/>
    </style:style>
    <style:style style:name="T50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05" style:family="paragraph" style:parent-style-name="Standard">
      <style:paragraph-properties fo:break-before="auto" fo:line-height="115%" style:writing-mode="lr-tb"/>
    </style:style>
    <style:style style:name="T50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06" style:family="paragraph" style:parent-style-name="Standard">
      <style:paragraph-properties fo:break-before="auto" fo:line-height="115%" style:writing-mode="lr-tb"/>
    </style:style>
    <style:style style:name="T50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07" style:family="paragraph" style:parent-style-name="Standard">
      <style:paragraph-properties fo:break-before="auto" fo:line-height="115%" style:writing-mode="lr-tb"/>
    </style:style>
    <style:style style:name="T50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08" style:family="paragraph" style:parent-style-name="Standard">
      <style:paragraph-properties fo:break-before="auto" fo:line-height="115%" style:writing-mode="lr-tb"/>
    </style:style>
    <style:style style:name="T50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09" style:family="paragraph" style:parent-style-name="Standard">
      <style:paragraph-properties fo:break-before="auto" fo:line-height="115%" style:writing-mode="lr-tb"/>
    </style:style>
    <style:style style:name="T50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10" style:family="paragraph" style:parent-style-name="Standard">
      <style:paragraph-properties fo:break-before="auto" fo:line-height="115%" style:writing-mode="lr-tb"/>
    </style:style>
    <style:style style:name="T51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11" style:family="paragraph" style:parent-style-name="Standard">
      <style:paragraph-properties fo:break-before="auto" fo:line-height="115%" style:writing-mode="lr-tb"/>
    </style:style>
    <style:style style:name="T51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12" style:family="paragraph" style:parent-style-name="Standard">
      <style:paragraph-properties fo:break-before="auto" fo:line-height="115%" style:writing-mode="lr-tb"/>
    </style:style>
    <style:style style:name="T51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13" style:family="paragraph" style:parent-style-name="Standard">
      <style:paragraph-properties fo:break-before="auto" fo:line-height="115%" style:writing-mode="lr-tb"/>
    </style:style>
    <style:style style:name="T51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14" style:family="paragraph" style:parent-style-name="Standard">
      <style:paragraph-properties fo:break-before="auto" fo:line-height="115%" style:writing-mode="lr-tb"/>
    </style:style>
    <style:style style:name="T51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15" style:family="paragraph" style:parent-style-name="Standard">
      <style:paragraph-properties fo:break-before="auto" fo:line-height="115%" style:writing-mode="lr-tb"/>
    </style:style>
    <style:style style:name="T51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16" style:family="paragraph" style:parent-style-name="Standard">
      <style:paragraph-properties fo:break-before="auto" fo:line-height="115%" style:writing-mode="lr-tb"/>
    </style:style>
    <style:style style:name="T51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17" style:family="paragraph" style:parent-style-name="Standard">
      <style:paragraph-properties fo:break-before="auto" fo:line-height="115%" style:writing-mode="lr-tb"/>
    </style:style>
    <style:style style:name="T51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18" style:family="paragraph" style:parent-style-name="Standard">
      <style:paragraph-properties fo:break-before="auto" fo:line-height="115%" style:writing-mode="lr-tb"/>
    </style:style>
    <style:style style:name="T51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19" style:family="paragraph" style:parent-style-name="Standard">
      <style:paragraph-properties fo:break-before="auto" fo:line-height="115%" style:writing-mode="lr-tb"/>
    </style:style>
    <style:style style:name="T51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20" style:family="paragraph" style:parent-style-name="Standard">
      <style:paragraph-properties fo:break-before="auto" fo:line-height="115%" style:writing-mode="lr-tb"/>
    </style:style>
    <style:style style:name="T52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21" style:family="paragraph" style:parent-style-name="Standard">
      <style:paragraph-properties fo:break-before="auto" fo:line-height="115%" style:writing-mode="lr-tb"/>
    </style:style>
    <style:style style:name="T52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22" style:family="paragraph" style:parent-style-name="Standard">
      <style:paragraph-properties fo:break-before="auto" fo:line-height="115%" style:writing-mode="lr-tb"/>
    </style:style>
    <style:style style:name="T52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23" style:family="paragraph" style:parent-style-name="Standard">
      <style:paragraph-properties fo:break-before="auto" fo:line-height="115%" style:writing-mode="lr-tb"/>
    </style:style>
    <style:style style:name="T52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24" style:family="paragraph" style:parent-style-name="Standard">
      <style:paragraph-properties fo:break-before="auto" fo:line-height="115%" style:writing-mode="lr-tb"/>
    </style:style>
    <style:style style:name="T52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25" style:family="paragraph" style:parent-style-name="Standard">
      <style:paragraph-properties fo:break-before="auto" fo:line-height="115%" style:writing-mode="lr-tb"/>
    </style:style>
    <style:style style:name="T52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26" style:family="paragraph" style:parent-style-name="Standard">
      <style:paragraph-properties fo:break-before="auto" fo:line-height="115%" style:writing-mode="lr-tb"/>
    </style:style>
    <style:style style:name="T52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27" style:family="paragraph" style:parent-style-name="Standard">
      <style:paragraph-properties fo:break-before="auto" fo:line-height="115%" style:writing-mode="lr-tb"/>
    </style:style>
    <style:style style:name="T52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28" style:family="paragraph" style:parent-style-name="Standard">
      <style:paragraph-properties fo:break-before="auto" fo:line-height="115%" style:writing-mode="lr-tb"/>
    </style:style>
    <style:style style:name="T52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29" style:family="paragraph" style:parent-style-name="Standard">
      <style:paragraph-properties fo:break-before="auto" fo:line-height="115%" style:writing-mode="lr-tb"/>
    </style:style>
    <style:style style:name="T52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30" style:family="paragraph" style:parent-style-name="Standard">
      <style:paragraph-properties fo:break-before="auto" fo:line-height="115%" style:writing-mode="lr-tb"/>
    </style:style>
    <style:style style:name="T53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31" style:family="paragraph" style:parent-style-name="Standard">
      <style:paragraph-properties fo:break-before="auto" fo:line-height="115%" style:writing-mode="lr-tb"/>
    </style:style>
    <style:style style:name="T53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32" style:family="paragraph" style:parent-style-name="Standard">
      <style:paragraph-properties fo:break-before="auto" fo:line-height="115%" style:writing-mode="lr-tb"/>
    </style:style>
    <style:style style:name="T53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33" style:family="paragraph" style:parent-style-name="Standard">
      <style:paragraph-properties fo:break-before="auto" fo:line-height="115%" style:writing-mode="lr-tb"/>
    </style:style>
    <style:style style:name="T53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34" style:family="paragraph" style:parent-style-name="Standard">
      <style:paragraph-properties fo:break-before="auto" fo:line-height="115%" style:writing-mode="lr-tb"/>
    </style:style>
    <style:style style:name="T53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35" style:family="paragraph" style:parent-style-name="Standard">
      <style:paragraph-properties fo:break-before="auto" fo:line-height="115%" style:writing-mode="lr-tb"/>
    </style:style>
    <style:style style:name="T53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36" style:family="paragraph" style:parent-style-name="Standard">
      <style:paragraph-properties fo:break-before="auto" fo:line-height="115%" style:writing-mode="lr-tb"/>
    </style:style>
    <style:style style:name="T53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37" style:family="paragraph" style:parent-style-name="Standard">
      <style:paragraph-properties fo:break-before="auto" fo:line-height="115%" style:writing-mode="lr-tb"/>
    </style:style>
    <style:style style:name="T53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38" style:family="paragraph" style:parent-style-name="Standard">
      <style:paragraph-properties fo:break-before="auto" fo:line-height="115%" style:writing-mode="lr-tb"/>
    </style:style>
    <style:style style:name="T53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39" style:family="paragraph" style:parent-style-name="Standard">
      <style:paragraph-properties fo:break-before="auto" fo:line-height="115%" style:writing-mode="lr-tb"/>
    </style:style>
    <style:style style:name="T53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40" style:family="paragraph" style:parent-style-name="Standard">
      <style:paragraph-properties fo:break-before="auto" fo:line-height="115%" style:writing-mode="lr-tb"/>
    </style:style>
    <style:style style:name="T54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41" style:family="paragraph" style:parent-style-name="Standard">
      <style:paragraph-properties fo:break-before="auto" fo:line-height="115%" style:writing-mode="lr-tb"/>
    </style:style>
    <style:style style:name="T54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42" style:family="paragraph" style:parent-style-name="Standard">
      <style:paragraph-properties fo:break-before="auto" fo:line-height="115%" style:writing-mode="lr-tb"/>
    </style:style>
    <style:style style:name="T54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43" style:family="paragraph" style:parent-style-name="Standard">
      <style:paragraph-properties fo:break-before="auto" fo:line-height="115%" style:writing-mode="lr-tb"/>
    </style:style>
    <style:style style:name="T54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44" style:family="paragraph" style:parent-style-name="Standard">
      <style:paragraph-properties fo:break-before="auto" fo:line-height="115%" style:writing-mode="lr-tb"/>
    </style:style>
    <style:style style:name="T54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45" style:family="paragraph" style:parent-style-name="Standard">
      <style:paragraph-properties fo:break-before="auto" fo:line-height="115%" style:writing-mode="lr-tb"/>
    </style:style>
    <style:style style:name="T54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46" style:family="paragraph" style:parent-style-name="Standard">
      <style:paragraph-properties fo:break-before="auto" fo:line-height="115%" style:writing-mode="lr-tb"/>
    </style:style>
    <style:style style:name="T54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47" style:family="paragraph" style:parent-style-name="Standard">
      <style:paragraph-properties fo:break-before="auto" fo:line-height="115%" style:writing-mode="lr-tb"/>
    </style:style>
    <style:style style:name="T54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48" style:family="paragraph" style:parent-style-name="Standard">
      <style:paragraph-properties fo:break-before="auto" fo:line-height="115%" style:writing-mode="lr-tb"/>
    </style:style>
    <style:style style:name="T54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49" style:family="paragraph" style:parent-style-name="Standard">
      <style:paragraph-properties fo:break-before="auto" fo:line-height="115%" style:writing-mode="lr-tb"/>
    </style:style>
    <style:style style:name="T54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50" style:family="paragraph" style:parent-style-name="Standard">
      <style:paragraph-properties fo:break-before="auto" fo:line-height="115%" style:writing-mode="lr-tb"/>
    </style:style>
    <style:style style:name="T55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51" style:family="paragraph" style:parent-style-name="Standard">
      <style:paragraph-properties fo:break-before="auto" fo:line-height="115%" style:writing-mode="lr-tb"/>
    </style:style>
    <style:style style:name="T55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52" style:family="paragraph" style:parent-style-name="Standard">
      <style:paragraph-properties fo:break-before="auto" fo:line-height="115%" style:writing-mode="lr-tb"/>
    </style:style>
    <style:style style:name="T55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53" style:family="paragraph" style:parent-style-name="Standard">
      <style:paragraph-properties fo:break-before="auto" fo:line-height="115%" style:writing-mode="lr-tb"/>
    </style:style>
    <style:style style:name="T55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54" style:family="paragraph" style:parent-style-name="Standard">
      <style:paragraph-properties fo:break-before="auto" fo:line-height="115%" style:writing-mode="lr-tb"/>
    </style:style>
    <style:style style:name="T55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55" style:family="paragraph" style:parent-style-name="Standard">
      <style:paragraph-properties fo:break-before="auto" fo:line-height="115%" style:writing-mode="lr-tb"/>
    </style:style>
    <style:style style:name="T55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56" style:family="paragraph" style:parent-style-name="Standard">
      <style:paragraph-properties fo:break-before="auto" fo:line-height="115%" style:writing-mode="lr-tb"/>
    </style:style>
    <style:style style:name="T55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57" style:family="paragraph" style:parent-style-name="Standard">
      <style:paragraph-properties fo:break-before="auto" fo:line-height="115%" style:writing-mode="lr-tb"/>
    </style:style>
    <style:style style:name="T55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58" style:family="paragraph" style:parent-style-name="Standard">
      <style:paragraph-properties fo:break-before="auto" fo:line-height="115%" style:writing-mode="lr-tb"/>
    </style:style>
    <style:style style:name="T55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59" style:family="paragraph" style:parent-style-name="Standard">
      <style:paragraph-properties fo:break-before="auto" fo:line-height="115%" style:writing-mode="lr-tb"/>
    </style:style>
    <style:style style:name="T55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60" style:family="paragraph" style:parent-style-name="Standard">
      <style:paragraph-properties fo:break-before="auto" fo:line-height="115%" style:writing-mode="lr-tb"/>
    </style:style>
    <style:style style:name="T56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61" style:family="paragraph" style:parent-style-name="Standard">
      <style:paragraph-properties fo:break-before="auto" fo:line-height="115%" style:writing-mode="lr-tb"/>
    </style:style>
    <style:style style:name="T56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62" style:family="paragraph" style:parent-style-name="Standard">
      <style:paragraph-properties fo:break-before="auto" fo:line-height="115%" style:writing-mode="lr-tb"/>
    </style:style>
    <style:style style:name="T56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63" style:family="paragraph" style:parent-style-name="Standard">
      <style:paragraph-properties fo:break-before="auto" fo:line-height="115%" style:writing-mode="lr-tb"/>
    </style:style>
    <style:style style:name="T56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64" style:family="paragraph" style:parent-style-name="Standard">
      <style:paragraph-properties fo:break-before="auto" fo:line-height="115%" style:writing-mode="lr-tb"/>
    </style:style>
    <style:style style:name="T56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65" style:family="paragraph" style:parent-style-name="Standard">
      <style:paragraph-properties fo:break-before="auto" fo:line-height="115%" style:writing-mode="lr-tb"/>
    </style:style>
    <style:style style:name="T56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66" style:family="paragraph" style:parent-style-name="Standard">
      <style:paragraph-properties fo:break-before="auto" fo:line-height="115%" style:writing-mode="lr-tb"/>
    </style:style>
    <style:style style:name="T56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67" style:family="paragraph" style:parent-style-name="Standard">
      <style:paragraph-properties fo:break-before="auto" fo:line-height="115%" style:writing-mode="lr-tb"/>
    </style:style>
    <style:style style:name="T56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68" style:family="paragraph" style:parent-style-name="Standard">
      <style:paragraph-properties fo:break-before="auto" fo:line-height="115%" style:writing-mode="lr-tb"/>
    </style:style>
    <style:style style:name="T56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69" style:family="paragraph" style:parent-style-name="Standard">
      <style:paragraph-properties fo:break-before="auto" fo:line-height="115%" style:writing-mode="lr-tb"/>
    </style:style>
    <style:style style:name="T56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70" style:family="paragraph" style:parent-style-name="Standard">
      <style:paragraph-properties fo:break-before="auto" fo:line-height="115%" style:writing-mode="lr-tb"/>
    </style:style>
    <style:style style:name="T57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71" style:family="paragraph" style:parent-style-name="Standard">
      <style:paragraph-properties fo:break-before="auto" fo:line-height="115%" style:writing-mode="lr-tb"/>
    </style:style>
    <style:style style:name="T57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72" style:family="paragraph" style:parent-style-name="Standard">
      <style:paragraph-properties fo:break-before="auto" fo:line-height="115%" style:writing-mode="lr-tb"/>
    </style:style>
    <style:style style:name="T57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73" style:family="paragraph" style:parent-style-name="Standard">
      <style:paragraph-properties fo:break-before="auto" fo:line-height="115%" style:writing-mode="lr-tb"/>
    </style:style>
    <style:style style:name="T57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74" style:family="paragraph" style:parent-style-name="Standard">
      <style:paragraph-properties fo:break-before="auto" fo:line-height="115%" style:writing-mode="lr-tb"/>
    </style:style>
    <style:style style:name="T57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75" style:family="paragraph" style:parent-style-name="Standard">
      <style:paragraph-properties fo:break-before="auto" fo:line-height="115%" style:writing-mode="lr-tb"/>
    </style:style>
    <style:style style:name="T57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76" style:family="paragraph" style:parent-style-name="Standard">
      <style:paragraph-properties fo:break-before="auto" fo:line-height="115%" style:writing-mode="lr-tb"/>
    </style:style>
    <style:style style:name="T57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77" style:family="paragraph" style:parent-style-name="Standard">
      <style:paragraph-properties fo:break-before="auto" fo:line-height="115%" style:writing-mode="lr-tb"/>
    </style:style>
    <style:style style:name="T57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78" style:family="paragraph" style:parent-style-name="Standard">
      <style:paragraph-properties fo:break-before="auto" fo:line-height="115%" style:writing-mode="lr-tb"/>
    </style:style>
    <style:style style:name="T57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79" style:family="paragraph" style:parent-style-name="Standard">
      <style:paragraph-properties fo:break-before="auto" fo:line-height="115%" style:writing-mode="lr-tb"/>
    </style:style>
    <style:style style:name="T57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80" style:family="paragraph" style:parent-style-name="Standard">
      <style:paragraph-properties fo:break-before="auto" fo:line-height="115%" style:writing-mode="lr-tb"/>
    </style:style>
    <style:style style:name="T58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81" style:family="paragraph" style:parent-style-name="Standard">
      <style:paragraph-properties fo:break-before="auto" fo:line-height="115%" style:writing-mode="lr-tb"/>
    </style:style>
    <style:style style:name="T58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82" style:family="paragraph" style:parent-style-name="Standard">
      <style:paragraph-properties fo:break-before="auto" fo:line-height="115%" style:writing-mode="lr-tb"/>
    </style:style>
    <style:style style:name="T58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83" style:family="paragraph" style:parent-style-name="Standard">
      <style:paragraph-properties fo:break-before="auto" fo:line-height="115%" style:writing-mode="lr-tb"/>
    </style:style>
    <style:style style:name="T58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84" style:family="paragraph" style:parent-style-name="Standard">
      <style:paragraph-properties fo:break-before="auto" fo:line-height="115%" style:writing-mode="lr-tb"/>
    </style:style>
    <style:style style:name="T58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85" style:family="paragraph" style:parent-style-name="Standard">
      <style:paragraph-properties fo:break-before="auto" fo:line-height="115%" style:writing-mode="lr-tb"/>
    </style:style>
    <style:style style:name="T58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86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6.51cm" fo:margin-left="0cm"/>
    </style:style>
    <style:style style:name="Column2" style:family="table-column">
      <style:table-column-properties style:column-width="3.937cm"/>
    </style:style>
    <style:style style:name="Column3" style:family="table-column">
      <style:table-column-properties style:column-width="3.433cm"/>
    </style:style>
    <style:style style:name="Column4" style:family="table-column">
      <style:table-column-properties style:column-width="3.156cm"/>
    </style:style>
    <style:style style:name="Column5" style:family="table-column">
      <style:table-column-properties style:column-width="2.879cm"/>
    </style:style>
    <style:style style:name="Column6" style:family="table-column">
      <style:table-column-properties style:column-width="3.106cm"/>
    </style:style>
    <style:style style:name="Row2" style:family="table-row"/>
    <style:style style:name="Cell2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58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58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58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590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59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592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59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59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59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59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2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59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59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59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00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0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02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0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0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0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0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22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0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0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0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10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1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27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12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1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1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1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1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32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1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1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1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20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2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37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22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2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2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2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2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42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2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2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2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30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3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47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32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3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3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3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3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52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3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3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3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40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4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57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42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4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4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4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1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4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62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4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4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4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50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5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67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52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5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5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5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176cm" fo:border-top="#cccccc 0.009cm solid" fo:padding-bottom="0.176cm" fo:border-bottom="#cccccc 0.009cm solid" fo:padding-left="0.176cm" fo:border-left="#cccccc 0.009cm solid" fo:padding-right="0.176cm" fo:border-right="#cccccc 0.009cm solid"/>
    </style:style>
    <style:style style:name="P65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7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ibn3rgajuksw"/><text:bookmark-end text:name="h.ibn3rgajuksw"/><text:span text:style-name="T1_1">Analyticka</text:span><text:span text:style-name="T1_2"><text:s/></text:span><text:span text:style-name="T1_3">cast</text:span></text:p>
      <text:p text:style-name="P2"/>
      <text:h text:style-name="P3" text:outline-level="10"><text:bookmark-start text:name="h.aop1rhv0v2fm"/><text:bookmark-end text:name="h.aop1rhv0v2fm"/><text:span text:style-name="T3_1">2.1<text:s/></text:span><text:span text:style-name="T3_2">Definovanie</text:span><text:span text:style-name="T3_3"><text:s/></text:span><text:span text:style-name="T3_4">základných</text:span><text:span text:style-name="T3_5"><text:s/></text:span><text:span text:style-name="T3_6">pojmov</text:span></text:h>
      <text:p text:style-name="P4"><text:span text:style-name="T4_1">V</text:span><text:span text:style-name="T4_2"><text:s/></text:span><text:span text:style-name="T4_3">tejto</text:span><text:span text:style-name="T4_4"><text:s/></text:span><text:span text:style-name="T4_5">casti</text:span><text:span text:style-name="T4_6"><text:s/></text:span><text:span text:style-name="T4_7">budeme</text:span><text:span text:style-name="T4_8"><text:s/></text:span><text:span text:style-name="T4_9">definovať</text:span><text:span text:style-name="T4_10"><text:s/></text:span><text:span text:style-name="T4_11">všetky</text:span><text:span text:style-name="T4_12"><text:s/></text:span><text:span text:style-name="T4_13">pojmy</text:span><text:span text:style-name="T4_14">,<text:s/></text:span><text:span text:style-name="T4_15">ktoré</text:span><text:span text:style-name="T4_16"><text:s/></text:span><text:span text:style-name="T4_17">budeme</text:span><text:span text:style-name="T4_18"><text:s/></text:span><text:span text:style-name="T4_19">používať</text:span><text:span text:style-name="T4_20"><text:s/></text:span><text:span text:style-name="T4_21">v</text:span><text:span text:style-name="T4_22"><text:s/></text:span><text:span text:style-name="T4_23">tejto</text:span><text:span text:style-name="T4_24"><text:s/></text:span><text:span text:style-name="T4_25">práci</text:span><text:span text:style-name="T4_26">.<text:s/></text:span><text:span text:style-name="T4_27">Niektoré</text:span><text:span text:style-name="T4_28"><text:s/></text:span><text:span text:style-name="T4_29">pojmy</text:span><text:span text:style-name="T4_30"><text:s/></text:span><text:span text:style-name="T4_31">ako</text:span><text:span text:style-name="T4_32"><text:s/></text:span><text:span text:style-name="T4_33">jazyk</text:span><text:span text:style-name="T4_34">,<text:s/></text:span><text:span text:style-name="T4_35">editor</text:span><text:span text:style-name="T4_36">,<text:s/></text:span><text:span text:style-name="T4_37">parser</text:span><text:span text:style-name="T4_38"><text:s/></text:span><text:span text:style-name="T4_39">a</text:span><text:span text:style-name="T4_40"><text:s/></text:span><text:span text:style-name="T4_41">ďalšie</text:span><text:span text:style-name="T4_42">.</text:span></text:p>
      <text:p text:style-name="P5"/>
      <text:p text:style-name="P6"><text:span text:style-name="T6_1">Syntaxer</text:span></text:p>
      <text:p text:style-name="P7"/>
      <text:p text:style-name="P8"><text:span text:style-name="T8_1">Textový</text:span><text:span text:style-name="T8_2"><text:s/></text:span><text:span text:style-name="T8_3">Editor</text:span><text:span text:style-name="T8_4"><text:s/>-<text:s/></text:span><text:span text:style-name="T8_5">Počitačový</text:span><text:span text:style-name="T8_6"><text:s/></text:span><text:span text:style-name="T8_7">program</text:span><text:span text:style-name="T8_8"><text:s/></text:span><text:span text:style-name="T8_9">alebo</text:span><text:span text:style-name="T8_10"><text:s/></text:span><text:span text:style-name="T8_11">komponenta</text:span><text:span text:style-name="T8_12"><text:s/></text:span><text:span text:style-name="T8_13">programu</text:span><text:span text:style-name="T8_14"><text:s/></text:span><text:span text:style-name="T8_15">umožňujúca</text:span><text:span text:style-name="T8_16"><text:s/></text:span><text:span text:style-name="T8_17">užívateľovi</text:span><text:span text:style-name="T8_18"><text:s/></text:span><text:span text:style-name="T8_19">tvoriť</text:span><text:span text:style-name="T8_20"><text:s/></text:span><text:span text:style-name="T8_21">a</text:span><text:span text:style-name="T8_22"><text:s/></text:span><text:span text:style-name="T8_23">uprovovať</text:span><text:span text:style-name="T8_24"><text:s/></text:span><text:span text:style-name="T8_25">textové</text:span><text:span text:style-name="T8_26"><text:s/></text:span><text:span text:style-name="T8_27">dáta</text:span><text:span text:style-name="T8_28"><text:s/></text:span><text:span text:style-name="T8_29">vo</text:span><text:span text:style-name="T8_30"><text:s/></text:span><text:span text:style-name="T8_31">forme</text:span><text:span text:style-name="T8_32"><text:s/></text:span><text:span text:style-name="T8_33">čistého</text:span><text:span text:style-name="T8_34"><text:s/></text:span><text:span text:style-name="T8_35">textu</text:span><text:span text:style-name="T8_36"><text:s/>(</text:span><text:span text:style-name="T8_37">ang</text:span><text:span text:style-name="T8_38">.<text:s/></text:span><text:span text:style-name="T8_39">Plain</text:span><text:span text:style-name="T8_40"><text:s/></text:span><text:span text:style-name="T8_41">text</text:span><text:span text:style-name="T8_42">).<text:s/></text:span><text:span text:style-name="T8_43">Textový</text:span><text:span text:style-name="T8_44"><text:s/></text:span><text:span text:style-name="T8_45">editor</text:span><text:span text:style-name="T8_46"><text:s/></text:span><text:span text:style-name="T8_47">neumožnuje</text:span><text:span text:style-name="T8_48"><text:s/></text:span><text:span text:style-name="T8_49">pracovať</text:span><text:span text:style-name="T8_50"><text:s/></text:span><text:span text:style-name="T8_51">s</text:span><text:span text:style-name="T8_52"><text:s/></text:span><text:span text:style-name="T8_53">prezentáčnou</text:span><text:span text:style-name="T8_54"><text:s/></text:span><text:span text:style-name="T8_55">formu</text:span><text:span text:style-name="T8_56"><text:s/></text:span><text:span text:style-name="T8_57">textu</text:span><text:span text:style-name="T8_58">.<text:s/></text:span><text:span text:style-name="T8_59">V</text:span><text:span text:style-name="T8_60"><text:s/></text:span><text:span text:style-name="T8_61">tejto</text:span><text:span text:style-name="T8_62"><text:s/></text:span><text:span text:style-name="T8_63">práci</text:span><text:span text:style-name="T8_64"><text:s/></text:span><text:span text:style-name="T8_65">budeme</text:span><text:span text:style-name="T8_66"><text:s/></text:span><text:span text:style-name="T8_67">uvažovať</text:span><text:span text:style-name="T8_68"><text:s/></text:span><text:span text:style-name="T8_69">jedine</text:span><text:span text:style-name="T8_70"><text:s/></text:span><text:span text:style-name="T8_71">editori</text:span><text:span text:style-name="T8_72"><text:s/></text:span><text:span text:style-name="T8_73">vhodné</text:span><text:span text:style-name="T8_74"><text:s/></text:span><text:span text:style-name="T8_75">na</text:span><text:span text:style-name="T8_76"><text:s/></text:span><text:span text:style-name="T8_77">prácu</text:span><text:span text:style-name="T8_78"><text:s/></text:span><text:span text:style-name="T8_79">s</text:span><text:span text:style-name="T8_80"><text:s/></text:span><text:span text:style-name="T8_81">programovým</text:span><text:span text:style-name="T8_82"><text:s/></text:span><text:span text:style-name="T8_83">zdrojovým</text:span><text:span text:style-name="T8_84"><text:s/></text:span><text:span text:style-name="T8_85">kódom</text:span><text:span text:style-name="T8_86">.</text:span></text:p>
      <text:p text:style-name="P9"/>
      <text:p text:style-name="P10"><text:span text:style-name="T10_1">Zdrojový</text:span><text:span text:style-name="T10_2"><text:s/></text:span><text:span text:style-name="T10_3">kód</text:span><text:span text:style-name="T10_4"><text:s/>-<text:s/></text:span><text:span text:style-name="T10_5">Programové</text:span><text:span text:style-name="T10_6"><text:s/></text:span><text:span text:style-name="T10_7">inštrukcie</text:span><text:span text:style-name="T10_8">,<text:s/></text:span><text:span text:style-name="T10_9">ktoré</text:span><text:span text:style-name="T10_10"><text:s/></text:span><text:span text:style-name="T10_11">tvoria</text:span><text:span text:style-name="T10_12"><text:s/></text:span><text:span text:style-name="T10_13">logickú</text:span><text:span text:style-name="T10_14"><text:s/></text:span><text:span text:style-name="T10_15">jednotku</text:span><text:span text:style-name="T10_16"><text:s/></text:span><text:span text:style-name="T10_17">alebo</text:span><text:span text:style-name="T10_18"><text:s/></text:span><text:span text:style-name="T10_19">celý</text:span><text:span text:style-name="T10_20"><text:s/></text:span><text:span text:style-name="T10_21">softvérový</text:span><text:span text:style-name="T10_22"><text:s/></text:span><text:span text:style-name="T10_23">systém</text:span><text:span text:style-name="T10_24"><text:s/></text:span><text:span text:style-name="T10_25">reprezentované</text:span><text:span text:style-name="T10_26"><text:s/></text:span><text:span text:style-name="T10_27">vo</text:span><text:span text:style-name="T10_28"><text:s/></text:span><text:span text:style-name="T10_29">forme</text:span><text:span text:style-name="T10_30"><text:s/></text:span><text:span text:style-name="T10_31">čitateľnej</text:span><text:span text:style-name="T10_32"><text:s/></text:span><text:span text:style-name="T10_33">užívateľom</text:span><text:span text:style-name="T10_34">.<text:s/></text:span><text:span text:style-name="T10_35">Zdrojový</text:span><text:span text:style-name="T10_36"><text:s/></text:span><text:span text:style-name="T10_37">kód</text:span><text:span text:style-name="T10_38"><text:s/></text:span><text:span text:style-name="T10_39">je</text:span><text:span text:style-name="T10_40"><text:s/></text:span><text:span text:style-name="T10_41">vo</text:span><text:span text:style-name="T10_42"><text:s/></text:span><text:span text:style-name="T10_43">väčšine</text:span><text:span text:style-name="T10_44"><text:s/></text:span><text:span text:style-name="T10_45">prípadov</text:span><text:span text:style-name="T10_46"><text:s/></text:span><text:span text:style-name="T10_47">prezentovaný</text:span><text:span text:style-name="T10_48"><text:s/></text:span><text:span text:style-name="T10_49">užívateľovi</text:span><text:span text:style-name="T10_50"><text:s/></text:span><text:span text:style-name="T10_51">vo</text:span><text:span text:style-name="T10_52"><text:s/></text:span><text:span text:style-name="T10_53">forme</text:span><text:span text:style-name="T10_54"><text:s/></text:span><text:span text:style-name="T10_55">čistého</text:span><text:span text:style-name="T10_56"><text:s/></text:span><text:span text:style-name="T10_57">textu</text:span><text:span text:style-name="T10_58"><text:s/></text:span><text:span text:style-name="T10_59">textovým</text:span><text:span text:style-name="T10_60"><text:s/></text:span><text:span text:style-name="T10_61">editorom</text:span><text:span text:style-name="T10_62"><text:s/></text:span><text:span text:style-name="T10_63">alebo</text:span><text:span text:style-name="T10_64"><text:s/></text:span><text:span text:style-name="T10_65">textovým</text:span><text:span text:style-name="T10_66"><text:s/></text:span><text:span text:style-name="T10_67">prehliadačom</text:span><text:span text:style-name="T10_68"><text:note text:note-class="footnote"><text:note-citation/><text:note-body><text:p text:style-name="P11"><text:span text:style-name="T11_1"><text:s/></text:span><text:span text:style-name="T11_2">Zdrojový</text:span><text:span text:style-name="T11_3"><text:s/></text:span><text:span text:style-name="T11_4">kód</text:span><text:span text:style-name="T11_5"><text:s/></text:span><text:span text:style-name="T11_6">môže</text:span><text:span text:style-name="T11_7"><text:s/></text:span><text:span text:style-name="T11_8">byť</text:span><text:span text:style-name="T11_9"><text:s/></text:span><text:span text:style-name="T11_10">užívateľovi</text:span><text:span text:style-name="T11_11"><text:s/></text:span><text:span text:style-name="T11_12">prezentovaný</text:span><text:span text:style-name="T11_13"><text:s/></text:span><text:span text:style-name="T11_14">grafickou</text:span><text:span text:style-name="T11_15"><text:s/></text:span><text:span text:style-name="T11_16">formou</text:span><text:span text:style-name="T11_17">.<text:s/></text:span><text:span text:style-name="T11_18">Patria</text:span><text:span text:style-name="T11_19"><text:s/></text:span><text:span text:style-name="T11_20">sem</text:span><text:span text:style-name="T11_21"><text:s/></text:span><text:span text:style-name="T11_22">nástroje</text:span><text:span text:style-name="T11_23"><text:s/></text:span><text:span text:style-name="T11_24">ako</text:span><text:span text:style-name="T11_25"><text:s/></text:span><text:span text:style-name="T11_26">Android</text:span><text:span text:style-name="T11_27"><text:s/></text:span><text:span text:style-name="T11_28">App</text:span><text:span text:style-name="T11_29"><text:s/></text:span><text:span text:style-name="T11_30">Designer</text:span><text:span text:style-name="T11_31">,<text:s/></text:span><text:span text:style-name="T11_32">JetBrains</text:span><text:span text:style-name="T11_33"><text:s/></text:span><text:span text:style-name="T11_34">Metaprogramming</text:span><text:span text:style-name="T11_35"><text:s/></text:span><text:span text:style-name="T11_36">system</text:span><text:span text:style-name="T11_37"><text:s/></text:span><text:span text:style-name="T11_38">a</text:span><text:span text:style-name="T11_39"><text:s/></text:span><text:span text:style-name="T11_40">iné</text:span><text:span text:style-name="T11_41">.</text:span></text:p></text:note-body></text:note></text:span><text:span text:style-name="T11_42">.<text:s/></text:span><text:span text:style-name="T11_43">Spomenuté</text:span><text:span text:style-name="T11_44"><text:s/></text:span><text:span text:style-name="T11_45">programy</text:span><text:span text:style-name="T11_46"><text:s/></text:span><text:span text:style-name="T11_47">môžu</text:span><text:span text:style-name="T11_48"><text:s/></text:span><text:span text:style-name="T11_49">do</text:span><text:span text:style-name="T11_50"><text:s/></text:span><text:span text:style-name="T11_51">zdrojového</text:span><text:span text:style-name="T11_52"><text:s/></text:span><text:span text:style-name="T11_53">textu</text:span><text:span text:style-name="T11_54"><text:s/></text:span><text:span text:style-name="T11_55">vložiť</text:span><text:span text:style-name="T11_56"><text:s/></text:span><text:span text:style-name="T11_57">štylistické</text:span><text:span text:style-name="T11_58"><text:s/></text:span><text:span text:style-name="T11_59">typografické</text:span><text:span text:style-name="T11_60"><text:s/></text:span><text:span text:style-name="T11_61">prvky</text:span><text:span text:style-name="T11_62">,<text:s/></text:span><text:span text:style-name="T11_63">ktoré</text:span><text:span text:style-name="T11_64"><text:s/></text:span><text:span text:style-name="T11_65">uľahčujú</text:span><text:span text:style-name="T11_66"><text:s/></text:span><text:span text:style-name="T11_67">užívateľovi</text:span><text:span text:style-name="T11_68"><text:s/></text:span><text:span text:style-name="T11_69">čitanie</text:span><text:span text:style-name="T11_70"><text:s/></text:span><text:span text:style-name="T11_71">a</text:span><text:span text:style-name="T11_72"><text:s/></text:span><text:span text:style-name="T11_73">orientáciu</text:span><text:span text:style-name="T11_74"><text:s/></text:span><text:span text:style-name="T11_75">v</text:span><text:span text:style-name="T11_76"><text:s/></text:span><text:span text:style-name="T11_77">zdrojovom</text:span><text:span text:style-name="T11_78"><text:s/></text:span><text:span text:style-name="T11_79">texte</text:span><text:span text:style-name="T11_80">.<text:s/></text:span><text:span text:style-name="T11_81">Táto</text:span><text:span text:style-name="T11_82"><text:s/></text:span><text:span text:style-name="T11_83">funkcionalita</text:span><text:span text:style-name="T11_84"><text:s/></text:span><text:span text:style-name="T11_85">sa</text:span><text:span text:style-name="T11_86"><text:s/></text:span><text:span text:style-name="T11_87">nazýva</text:span><text:span text:style-name="T11_88"><text:s/></text:span><text:span text:style-name="T11_89">zvýrzňovanie</text:span><text:span text:style-name="T11_90"><text:s/></text:span><text:span text:style-name="T11_91">syntaxe</text:span><text:span text:style-name="T11_92"><text:s/>(</text:span><text:span text:style-name="T11_93">ang</text:span><text:span text:style-name="T11_94">.<text:s/></text:span><text:span text:style-name="T11_95">Syntax</text:span><text:span text:style-name="T11_96"><text:s/></text:span><text:span text:style-name="T11_97">Highlighting</text:span><text:span text:style-name="T11_98">).</text:span></text:p>
      <text:p text:style-name="P12"/>
      <text:p text:style-name="P13"><text:span text:style-name="T13_1">Programovací</text:span><text:span text:style-name="T13_2"><text:s/></text:span><text:span text:style-name="T13_3">jazyk</text:span><text:span text:style-name="T13_4"><text:s/></text:span><text:span text:style-name="T13_5">-<text:s/></text:span><text:span text:style-name="T13_6">Formálny</text:span><text:span text:style-name="T13_7"><text:s/></text:span><text:span text:style-name="T13_8">umelý</text:span><text:span text:style-name="T13_9"><text:s/></text:span><text:span text:style-name="T13_10">jazyk</text:span><text:span text:style-name="T13_11">,<text:s/></text:span><text:span text:style-name="T13_12">ktorý</text:span><text:span text:style-name="T13_13"><text:s/></text:span><text:span text:style-name="T13_14">umožnuje</text:span><text:span text:style-name="T13_15"><text:s/></text:span><text:span text:style-name="T13_16">formalizáciu</text:span><text:span text:style-name="T13_17"><text:s/></text:span><text:span text:style-name="T13_18">programových</text:span><text:span text:style-name="T13_19"><text:s/></text:span><text:span text:style-name="T13_20">konceptov</text:span><text:span text:style-name="T13_21"><text:s/></text:span><text:span text:style-name="T13_22">do</text:span><text:span text:style-name="T13_23"><text:s/></text:span><text:span text:style-name="T13_24">zdrojového</text:span><text:span text:style-name="T13_25"><text:s/></text:span><text:span text:style-name="T13_26">textu</text:span><text:span text:style-name="T13_27">.<text:s/></text:span><text:span text:style-name="T13_28">Pravidlá</text:span><text:span text:style-name="T13_29"><text:s/></text:span><text:span text:style-name="T13_30">prevodu</text:span><text:span text:style-name="T13_31"><text:s/></text:span><text:span text:style-name="T13_32">medzi</text:span><text:span text:style-name="T13_33"><text:s/></text:span><text:span text:style-name="T13_34">definovanie</text:span><text:span text:style-name="T13_35"><text:s/></text:span><text:span text:style-name="T13_36">progamových</text:span><text:span text:style-name="T13_37"><text:s/></text:span><text:span text:style-name="T13_38">instrukcií</text:span><text:span text:style-name="T13_39"><text:s/></text:span><text:span text:style-name="T13_40">zdrojov</text:span><text:span text:style-name="T13_41"><text:s/></text:span><text:span text:style-name="T13_42">inštrukcií</text:span><text:span text:style-name="T13_43"><text:s/></text:span><text:span text:style-name="T13_44">autonómnemu</text:span><text:span text:style-name="T13_45"><text:s/></text:span><text:span text:style-name="T13_46">zariadeniu</text:span><text:span text:style-name="T13_47">,<text:s/></text:span><text:span text:style-name="T13_48">napríklad</text:span><text:span text:style-name="T13_49"><text:s/></text:span><text:span text:style-name="T13_50">počítaču</text:span><text:span text:style-name="T13_51">.</text:span></text:p>
      <text:p text:style-name="P14"/>
      <text:p text:style-name="P15"><text:span text:style-name="T15_1">Syntax</text:span><text:span text:style-name="T15_2"><text:s/>-<text:s/></text:span><text:span text:style-name="T15_3">Súbor</text:span><text:span text:style-name="T15_4"><text:s/></text:span><text:span text:style-name="T15_5">pravidiel</text:span><text:span text:style-name="T15_6"><text:s text:c="2"/></text:span><text:span text:style-name="T15_7">gramatiky</text:span><text:span text:style-name="T15_8"><text:s/></text:span><text:span text:style-name="T15_9">jazyka</text:span><text:span text:style-name="T15_10">,<text:s/></text:span><text:span text:style-name="T15_11">popisujúca</text:span><text:span text:style-name="T15_12"><text:s/></text:span><text:span text:style-name="T15_13">pravidlá</text:span><text:span text:style-name="T15_14"><text:s/></text:span><text:span text:style-name="T15_15">tvorby</text:span><text:span text:style-name="T15_16"><text:s/></text:span><text:span text:style-name="T15_17">programov</text:span></text:p>
      <text:p text:style-name="P16"/>
      <text:p text:style-name="P17"><text:span text:style-name="T17_1">Zvýraznovanie</text:span><text:span text:style-name="T17_2"><text:s/></text:span><text:span text:style-name="T17_3">syntaxe</text:span><text:span text:style-name="T17_4"><text:s/>-<text:s/></text:span><text:span text:style-name="T17_5">Funkcia</text:span><text:span text:style-name="T17_6"><text:s/></text:span><text:span text:style-name="T17_7">integrovaných</text:span><text:span text:style-name="T17_8"><text:s/></text:span><text:span text:style-name="T17_9">vývojových</text:span><text:span text:style-name="T17_10"><text:s/></text:span><text:span text:style-name="T17_11">nástrojov</text:span><text:span text:style-name="T17_12"><text:s/>(</text:span><text:span text:style-name="T17_13">IDE</text:span><text:span text:style-name="T17_14">),<text:s/></text:span><text:span text:style-name="T17_15">ked</text:span><text:span text:style-name="T17_16"><text:s/></text:span><text:span text:style-name="T17_17">editor</text:span><text:span text:style-name="T17_18"><text:s/></text:span><text:span text:style-name="T17_19">mení</text:span><text:span text:style-name="T17_20"><text:s/></text:span><text:span text:style-name="T17_21">vzhľad</text:span><text:span text:style-name="T17_22"><text:s/></text:span><text:span text:style-name="T17_23">textu</text:span><text:span text:style-name="T17_24"><text:s/></text:span><text:span text:style-name="T17_25">podla</text:span><text:span text:style-name="T17_26"><text:s/></text:span><text:span text:style-name="T17_27">syntaktického</text:span><text:span text:style-name="T17_28"><text:s/></text:span><text:span text:style-name="T17_29">vyznamu</text:span><text:span text:style-name="T17_30"><text:s/></text:span><text:span text:style-name="T17_31">daného</text:span><text:span text:style-name="T17_32"><text:s/></text:span><text:span text:style-name="T17_33">textu</text:span><text:span text:style-name="T17_34">.</text:span></text:p>
      <text:p text:style-name="P18"/>
      <text:p text:style-name="P19"><text:span text:style-name="T19_1">Generátor</text:span><text:span text:style-name="T19_2"><text:s/></text:span><text:span text:style-name="T19_3">parserov</text:span><text:span text:style-name="T19_4"><text:s/>-<text:s/></text:span><text:span text:style-name="T19_5">Nástroj</text:span><text:span text:style-name="T19_6"><text:s/></text:span><text:span text:style-name="T19_7">na</text:span><text:span text:style-name="T19_8"><text:s/></text:span><text:span text:style-name="T19_9">transformáciu</text:span><text:span text:style-name="T19_10"><text:s/></text:span><text:span text:style-name="T19_11">popisu</text:span><text:span text:style-name="T19_12"><text:s/></text:span><text:span text:style-name="T19_13">gramatiky</text:span><text:span text:style-name="T19_14"><text:s/></text:span><text:span text:style-name="T19_15">na</text:span><text:span text:style-name="T19_16"><text:s/></text:span><text:span text:style-name="T19_17">programový</text:span><text:span text:style-name="T19_18"><text:s/></text:span><text:span text:style-name="T19_19">kód</text:span><text:span text:style-name="T19_20"><text:s/></text:span><text:span text:style-name="T19_21">schopný</text:span><text:span text:style-name="T19_22"><text:s/></text:span><text:span text:style-name="T19_23">rozpoznávať</text:span><text:span text:style-name="T19_24"><text:s/></text:span><text:span text:style-name="T19_25">a</text:span><text:span text:style-name="T19_26"><text:s/></text:span><text:span text:style-name="T19_27">analyzovať</text:span><text:span text:style-name="T19_28"><text:s/></text:span><text:span text:style-name="T19_29">programy</text:span><text:span text:style-name="T19_30">.</text:span></text:p>
      <text:p text:style-name="P20"/>
      <text:h text:style-name="P21" text:outline-level="10"><text:bookmark-start text:name="h.nt6zqxh57x5h"/><text:bookmark-end text:name="h.nt6zqxh57x5h"/><text:span text:style-name="T21_1">2.2<text:s/></text:span><text:span text:style-name="T21_2">Použité</text:span><text:span text:style-name="T21_3"><text:s/></text:span><text:span text:style-name="T21_4">technológie</text:span></text:h>
      <text:p text:style-name="P22"><text:span text:style-name="T22_1">Pri</text:span><text:span text:style-name="T22_2"><text:s/></text:span><text:span text:style-name="T22_3">vývoji</text:span><text:span text:style-name="T22_4"><text:s/></text:span><text:span text:style-name="T22_5">nástroja</text:span><text:span text:style-name="T22_6">,<text:s/></text:span><text:span text:style-name="T22_7">ktorý</text:span><text:span text:style-name="T22_8"><text:s/></text:span><text:span text:style-name="T22_9">je</text:span><text:span text:style-name="T22_10"><text:s/></text:span><text:span text:style-name="T22_11">cieľom</text:span><text:span text:style-name="T22_12"><text:s/></text:span><text:span text:style-name="T22_13">tejto</text:span><text:span text:style-name="T22_14"><text:s/></text:span><text:span text:style-name="T22_15">práce</text:span><text:span text:style-name="T22_16">,<text:s/></text:span><text:span text:style-name="T22_17">som</text:span><text:span text:style-name="T22_18"><text:s/></text:span><text:span text:style-name="T22_19">mal</text:span><text:span text:style-name="T22_20"><text:s/></text:span><text:span text:style-name="T22_21">čiastočne</text:span><text:span text:style-name="T22_22"><text:s/></text:span><text:span text:style-name="T22_23">definovanú</text:span><text:span text:style-name="T22_24"><text:s/></text:span><text:span text:style-name="T22_25">sadu</text:span><text:span text:style-name="T22_26"><text:s/></text:span><text:span text:style-name="T22_27">nástrojov</text:span><text:span text:style-name="T22_28"><text:s/></text:span><text:span text:style-name="T22_29">a</text:span><text:span text:style-name="T22_30"><text:s/></text:span><text:span text:style-name="T22_31">techonológií</text:span><text:span text:style-name="T22_32">,<text:s/></text:span><text:span text:style-name="T22_33">ktoré</text:span><text:span text:style-name="T22_34"><text:s/></text:span><text:span text:style-name="T22_35">bolo</text:span><text:span text:style-name="T22_36"><text:s/></text:span><text:span text:style-name="T22_37">nutné</text:span><text:span text:style-name="T22_38"><text:s/></text:span><text:span text:style-name="T22_39">použiť</text:span><text:span text:style-name="T22_40">.</text:span></text:p>
      <text:p text:style-name="P23"/>
      <text:h text:style-name="P24" text:outline-level="10"><text:bookmark-start text:name="h.pfzhpvqtr7k3"/><text:bookmark-end text:name="h.pfzhpvqtr7k3"/><text:span text:style-name="T24_1">2.2.1<text:s/></text:span><text:span text:style-name="T24_2">Yajco</text:span></text:h>
      <text:p text:style-name="P25"><text:span text:style-name="T25_1">Yajco</text:span><text:span text:style-name="T25_2"><text:s/></text:span><text:span text:style-name="T25_3">je</text:span><text:span text:style-name="T25_4"><text:s/></text:span><text:span text:style-name="T25_5">g</text:span><text:span text:style-name="T25_6">enerátor</text:span><text:span text:style-name="T25_7"><text:s/></text:span><text:span text:style-name="T25_8">parserov</text:span><text:span text:style-name="T25_9">.<text:s/></text:span><text:span text:style-name="T25_10">Vstupom</text:span><text:span text:style-name="T25_11"><text:s/></text:span><text:span text:style-name="T25_12">pre</text:span><text:span text:style-name="T25_13"><text:s/></text:span><text:span text:style-name="T25_14">Yajco</text:span><text:span text:style-name="T25_15"><text:s/></text:span><text:span text:style-name="T25_16">je</text:span><text:span text:style-name="T25_17"><text:s/></text:span><text:span text:style-name="T25_18">hierarchia</text:span><text:span text:style-name="T25_19"><text:s/></text:span><text:span text:style-name="T25_20">Java</text:span><text:span text:style-name="T25_21"><text:s/></text:span><text:span text:style-name="T25_22">tried</text:span><text:span text:style-name="T25_23">,<text:s/></text:span><text:span text:style-name="T25_24">gramatika</text:span><text:span text:style-name="T25_25"><text:s/></text:span><text:span text:style-name="T25_26">jazyka</text:span><text:span text:style-name="T25_27"><text:s/></text:span><text:span text:style-name="T25_28">je</text:span><text:span text:style-name="T25_29"><text:s/></text:span><text:span text:style-name="T25_30">definovaná</text:span><text:span text:style-name="T25_31"><text:s/></text:span><text:span text:style-name="T25_32">pomocou</text:span><text:span text:style-name="T25_33"><text:s/></text:span><text:span text:style-name="T25_34">annotácií</text:span><text:span text:style-name="T25_35">,<text:s/></text:span><text:span text:style-name="T25_36">ktoré</text:span><text:span text:style-name="T25_37"><text:s/></text:span><text:span text:style-name="T25_38">Yajco</text:span><text:span text:style-name="T25_39"><text:s/></text:span><text:span text:style-name="T25_40">ponúka</text:span><text:span text:style-name="T25_41">.<text:s/></text:span><text:span text:style-name="T25_42">Pri</text:span><text:span text:style-name="T25_43"><text:s/></text:span><text:span text:style-name="T25_44">preklade</text:span><text:span text:style-name="T25_45"><text:s/></text:span><text:span text:style-name="T25_46">tried</text:span><text:span text:style-name="T25_47"><text:s/></text:span><text:span text:style-name="T25_48">nástroj</text:span><text:span text:style-name="T25_49"><text:s/></text:span><text:span text:style-name="T25_50">Yajco</text:span><text:span text:style-name="T25_51"><text:s/></text:span><text:span text:style-name="T25_52">spracuje</text:span><text:span text:style-name="T25_53"><text:s/></text:span><text:span text:style-name="T25_54">annotované</text:span><text:span text:style-name="T25_55"><text:s/></text:span><text:span text:style-name="T25_56">triedy</text:span><text:span text:style-name="T25_57"><text:s/></text:span><text:span text:style-name="T25_58">a</text:span><text:span text:style-name="T25_59"><text:s/></text:span><text:span text:style-name="T25_60">vygeneruje</text:span><text:span text:style-name="T25_61"><text:s/></text:span><text:span text:style-name="T25_62">výsledný</text:span><text:span text:style-name="T25_63"><text:s/></text:span><text:span text:style-name="T25_64">parser</text:span><text:span text:style-name="T25_65"><text:s/></text:span><text:span text:style-name="T25_66">pomocou</text:span><text:span text:style-name="T25_67"><text:s/></text:span><text:span text:style-name="T25_68">nástroja</text:span><text:span text:style-name="T25_69"><text:s/></text:span><text:span text:style-name="T25_70">Beaver</text:span><text:span text:style-name="T25_71"><text:s/></text:span><text:span text:style-name="T25_72">alebo</text:span><text:span text:style-name="T25_73"><text:s/></text:span><text:span text:style-name="T25_74">JavaCC</text:span><text:span text:style-name="T25_75">.<text:s/></text:span><text:span text:style-name="T25_76">Bol</text:span><text:span text:style-name="T25_77"><text:s/></text:span><text:span text:style-name="T25_78">vyvinutý</text:span><text:span text:style-name="T25_79"><text:s/></text:span><text:span text:style-name="T25_80">na</text:span><text:span text:style-name="T25_81"><text:s/></text:span><text:span text:style-name="T25_82">Technickej</text:span><text:span text:style-name="T25_83"><text:s/></text:span><text:span text:style-name="T25_84">Univerzite</text:span><text:span text:style-name="T25_85"><text:s/></text:span><text:span text:style-name="T25_86">v</text:span><text:span text:style-name="T25_87"><text:s/></text:span><text:span text:style-name="T25_88">Košiciach</text:span><text:span text:style-name="T25_89">.</text:span></text:p>
      <text:p text:style-name="P26"><text:span text:style-name="T26_1">Nástroj</text:span><text:span text:style-name="T26_2"><text:s/></text:span><text:span text:style-name="T26_3">Yajco</text:span><text:span text:style-name="T26_4"><text:s/></text:span><text:span text:style-name="T26_5">je</text:span><text:span text:style-name="T26_6"><text:s/></text:span><text:span text:style-name="T26_7">modulárný</text:span><text:span text:style-name="T26_8"><text:s/></text:span><text:span text:style-name="T26_9">a</text:span><text:span text:style-name="T26_10"><text:s/></text:span><text:span text:style-name="T26_11">je</text:span><text:span text:style-name="T26_12"><text:s/></text:span><text:span text:style-name="T26_13">možné</text:span><text:span text:style-name="T26_14"><text:s/></text:span><text:span text:style-name="T26_15">pre</text:span><text:span text:style-name="T26_16"><text:s/></text:span><text:span text:style-name="T26_17">neho</text:span><text:span text:style-name="T26_18"><text:s/></text:span><text:span text:style-name="T26_19">vytvoriť</text:span><text:span text:style-name="T26_20"><text:s/></text:span><text:span text:style-name="T26_21">nový</text:span><text:span text:style-name="T26_22"><text:s/></text:span><text:span text:style-name="T26_23">backend</text:span><text:span text:style-name="T26_24"><text:s/></text:span><text:span text:style-name="T26_25">modul</text:span><text:span text:style-name="T26_26">.<text:s/></text:span><text:span text:style-name="T26_27">Nový</text:span><text:span text:style-name="T26_28"><text:s/></text:span><text:span text:style-name="T26_29">backend</text:span><text:span text:style-name="T26_30"><text:s/></text:span><text:span text:style-name="T26_31">modul</text:span><text:span text:style-name="T26_32"><text:s/></text:span><text:span text:style-name="T26_33">nemusí</text:span><text:span text:style-name="T26_34"><text:s/></text:span><text:span text:style-name="T26_35">byť</text:span><text:span text:style-name="T26_36"><text:s/></text:span><text:span text:style-name="T26_37">generátor</text:span><text:span text:style-name="T26_38"><text:s/></text:span><text:span text:style-name="T26_39">parserov</text:span><text:span text:style-name="T26_40">,<text:s/></text:span><text:span text:style-name="T26_41">čo</text:span><text:span text:style-name="T26_42"><text:s/></text:span><text:span text:style-name="T26_43">môžeme</text:span><text:span text:style-name="T26_44"><text:s/></text:span><text:span text:style-name="T26_45">využiť</text:span><text:span text:style-name="T26_46"><text:s/></text:span><text:span text:style-name="T26_47">pre</text:span><text:span text:style-name="T26_48"><text:s/></text:span><text:span text:style-name="T26_49">naš</text:span><text:span text:style-name="T26_50"><text:s/></text:span><text:span text:style-name="T26_51">účel</text:span><text:span text:style-name="T26_52"><text:s/></text:span><text:span text:style-name="T26_53">a</text:span><text:span text:style-name="T26_54"><text:s/></text:span><text:span text:style-name="T26_55">vytvoriť</text:span><text:span text:style-name="T26_56"><text:s/></text:span><text:span text:style-name="T26_57">backend</text:span><text:span text:style-name="T26_58"><text:s/></text:span><text:span text:style-name="T26_59">modul</text:span><text:span text:style-name="T26_60">,<text:s/></text:span><text:span text:style-name="T26_61">ktorý</text:span><text:span text:style-name="T26_62"><text:s/></text:span><text:span text:style-name="T26_63">bude</text:span><text:span text:style-name="T26_64"><text:s/></text:span><text:span text:style-name="T26_65">transformovať</text:span><text:span text:style-name="T26_66"><text:s/></text:span><text:span text:style-name="T26_67">popis</text:span><text:span text:style-name="T26_68"><text:s/></text:span><text:span text:style-name="T26_69">gramatiky</text:span><text:span text:style-name="T26_70"><text:s/></text:span><text:span text:style-name="T26_71">jazyka</text:span><text:span text:style-name="T26_72"><text:s/></text:span><text:span text:style-name="T26_73">na</text:span><text:span text:style-name="T26_74"><text:s/></text:span><text:span text:style-name="T26_75">konfiguráciu</text:span><text:span text:style-name="T26_76"><text:s/></text:span><text:span text:style-name="T26_77">pre</text:span><text:span text:style-name="T26_78"><text:s/></text:span><text:span text:style-name="T26_79">editori</text:span><text:span text:style-name="T26_80"><text:s/></text:span><text:span text:style-name="T26_81">so</text:span><text:span text:style-name="T26_82"><text:s/></text:span><text:span text:style-name="T26_83">zvýrazňovaním</text:span><text:span text:style-name="T26_84"><text:s/></text:span><text:span text:style-name="T26_85">syntaxe</text:span><text:span text:style-name="T26_86">.</text:span></text:p>
      <text:p text:style-name="P27"/>
      <text:p text:style-name="P28"/>
      <text:p text:style-name="P29"><text:span text:style-name="T29_1">Java</text:span><text:span text:style-name="T29_2"><text:s/>-<text:s/></text:span><text:span text:style-name="T29_3">Výber</text:span><text:span text:style-name="T29_4"><text:s/></text:span><text:span text:style-name="T29_5">programovacieho</text:span><text:span text:style-name="T29_6"><text:s/></text:span><text:span text:style-name="T29_7">jazyka</text:span><text:span text:style-name="T29_8"><text:s/></text:span><text:span text:style-name="T29_9">sa</text:span><text:span text:style-name="T29_10"><text:s/></text:span><text:span text:style-name="T29_11">logicky</text:span><text:span text:style-name="T29_12"><text:s/></text:span><text:span text:style-name="T29_13">riadi</text:span><text:span text:style-name="T29_14"><text:s/></text:span><text:span text:style-name="T29_15">nástrojom</text:span><text:span text:style-name="T29_16"><text:s/></text:span><text:span text:style-name="T29_17">Yajco</text:span><text:span text:style-name="T29_18">,<text:s/></text:span><text:span text:style-name="T29_19">ktorý</text:span><text:span text:style-name="T29_20"><text:s/></text:span><text:span text:style-name="T29_21">je</text:span><text:span text:style-name="T29_22"><text:s/></text:span><text:span text:style-name="T29_23">napíaný</text:span><text:span text:style-name="T29_24"><text:s/></text:span><text:span text:style-name="T29_25">v</text:span><text:span text:style-name="T29_26"><text:s/></text:span><text:span text:style-name="T29_27">jazyku</text:span><text:span text:style-name="T29_28"><text:s/></text:span><text:span text:style-name="T29_29">Java</text:span><text:span text:style-name="T29_30">.</text:span></text:p>
      <text:p text:style-name="P30"/>
      <text:p text:style-name="P31"><text:span text:style-name="T31_1">Maven</text:span><text:span text:style-name="T31_2"><text:s/>-<text:s/></text:span><text:span text:style-name="T31_3">Rovnako</text:span><text:span text:style-name="T31_4"><text:s/></text:span><text:span text:style-name="T31_5">ako</text:span><text:span text:style-name="T31_6"><text:s/></text:span><text:span text:style-name="T31_7">pri</text:span><text:span text:style-name="T31_8"><text:s/></text:span><text:span text:style-name="T31_9">výbere</text:span><text:span text:style-name="T31_10"><text:s/></text:span><text:span text:style-name="T31_11">jazyka</text:span><text:span text:style-name="T31_12">,<text:s/></text:span><text:span text:style-name="T31_13">aj</text:span><text:span text:style-name="T31_14"><text:s/></text:span><text:span text:style-name="T31_15">pri</text:span><text:span text:style-name="T31_16"><text:s/></text:span><text:span text:style-name="T31_17">buildovacom</text:span><text:span text:style-name="T31_18"><text:s/></text:span><text:span text:style-name="T31_19">systéme</text:span><text:span text:style-name="T31_20"><text:s/></text:span><text:span text:style-name="T31_21">sme</text:span><text:span text:style-name="T31_22"><text:s/></text:span><text:span text:style-name="T31_23">sa</text:span><text:span text:style-name="T31_24"><text:s/></text:span><text:span text:style-name="T31_25">rozhodli</text:span><text:span text:style-name="T31_26"><text:s/></text:span><text:span text:style-name="T31_27">kôli</text:span><text:span text:style-name="T31_28"><text:s/></text:span><text:span text:style-name="T31_29">lepšej</text:span><text:span text:style-name="T31_30"><text:s/></text:span><text:span text:style-name="T31_31">integrácii</text:span><text:span text:style-name="T31_32"><text:s/></text:span><text:span text:style-name="T31_33">využiť</text:span><text:span text:style-name="T31_34"><text:s/></text:span><text:span text:style-name="T31_35">tie</text:span><text:span text:style-name="T31_36"><text:s/></text:span><text:span text:style-name="T31_37">isté</text:span><text:span text:style-name="T31_38"><text:s/></text:span><text:span text:style-name="T31_39">nástroje</text:span><text:span text:style-name="T31_40"><text:s/></text:span><text:span text:style-name="T31_41">ako</text:span><text:span text:style-name="T31_42"><text:s/></text:span><text:span text:style-name="T31_43">využíva</text:span><text:span text:style-name="T31_44"><text:s/></text:span><text:span text:style-name="T31_45">YajCo</text:span><text:span text:style-name="T31_46">.</text:span></text:p>
      <text:p text:style-name="P32"/>
      <text:h text:style-name="P33" text:outline-level="10"><text:bookmark-start text:name="h.1gv3v9sf86f8"/><text:bookmark-end text:name="h.1gv3v9sf86f8"/><text:span text:style-name="T33_1">2.3.<text:s/></text:span><text:span text:style-name="T33_2">Postup</text:span><text:span text:style-name="T33_3"><text:s/></text:span><text:span text:style-name="T33_4">riešenia</text:span><text:span text:style-name="T33_5"><text:s/></text:span><text:span text:style-name="T33_6">zadania</text:span></text:h>
      <text:p text:style-name="P34"><text:span text:style-name="T34_1">V</text:span><text:span text:style-name="T34_2"><text:s/></text:span><text:span text:style-name="T34_3">tento</text:span><text:span text:style-name="T34_4"><text:s/></text:span><text:span text:style-name="T34_5">časti</text:span><text:span text:style-name="T34_6"><text:s/></text:span><text:span text:style-name="T34_7">budeme</text:span><text:span text:style-name="T34_8"><text:s/></text:span><text:span text:style-name="T34_9">hovoriť</text:span><text:span text:style-name="T34_10"><text:s/></text:span><text:span text:style-name="T34_11">o</text:span><text:span text:style-name="T34_12"><text:s/></text:span><text:span text:style-name="T34_13">tom</text:span><text:span text:style-name="T34_14">,<text:s/></text:span><text:span text:style-name="T34_15">ako</text:span><text:span text:style-name="T34_16"><text:s/></text:span><text:span text:style-name="T34_17">prebiehalo</text:span><text:span text:style-name="T34_18"><text:s/></text:span><text:span text:style-name="T34_19">vypracovanie</text:span><text:span text:style-name="T34_20"><text:s/></text:span><text:span text:style-name="T34_21">zadania</text:span><text:span text:style-name="T34_22"><text:s/></text:span><text:span text:style-name="T34_23">tejto</text:span><text:span text:style-name="T34_24"><text:s/></text:span><text:span text:style-name="T34_25">práce</text:span><text:span text:style-name="T34_26"><text:s/></text:span><text:span text:style-name="T34_27">a</text:span><text:span text:style-name="T34_28"><text:s/></text:span><text:span text:style-name="T34_29">s</text:span><text:span text:style-name="T34_30"><text:s/></text:span><text:span text:style-name="T34_31">akými</text:span><text:span text:style-name="T34_32"><text:s/></text:span><text:span text:style-name="T34_33">problémami</text:span><text:span text:style-name="T34_34"><text:s/></text:span><text:span text:style-name="T34_35">sme</text:span><text:span text:style-name="T34_36"><text:s/></text:span><text:span text:style-name="T34_37">sa</text:span><text:span text:style-name="T34_38"><text:s/></text:span><text:span text:style-name="T34_39">pri</text:span><text:span text:style-name="T34_40"><text:s/></text:span><text:span text:style-name="T34_41">vypracovaní</text:span></text:p>
      <text:h text:style-name="P35" text:outline-level="10"><text:bookmark-start text:name="h.8ezuzplbf476"/><text:bookmark-end text:name="h.8ezuzplbf476"/><text:span text:style-name="T35_1">2.3.1.<text:s/></text:span><text:span text:style-name="T35_2">Podpora</text:span><text:span text:style-name="T35_3"><text:s/></text:span><text:span text:style-name="T35_4">syntaxe</text:span><text:span text:style-name="T35_5"><text:s/></text:span><text:span text:style-name="T35_6">v</text:span><text:span text:style-name="T35_7"><text:s/></text:span><text:span text:style-name="T35_8">editoroch</text:span></text:h>
      <text:p text:style-name="P36"><text:span text:style-name="T36_1">Prvým</text:span><text:span text:style-name="T36_2"><text:s/></text:span><text:span text:style-name="T36_3">krokom</text:span><text:span text:style-name="T36_4"><text:s/></text:span><text:span text:style-name="T36_5">pri</text:span><text:span text:style-name="T36_6"><text:s/></text:span><text:span text:style-name="T36_7">riešení</text:span><text:span text:style-name="T36_8"><text:s/></text:span><text:span text:style-name="T36_9">priblému</text:span><text:span text:style-name="T36_10"><text:s/></text:span><text:span text:style-name="T36_11">bolo</text:span><text:span text:style-name="T36_12">,<text:s/></text:span><text:span text:style-name="T36_13">že</text:span><text:span text:style-name="T36_14"><text:s/></text:span><text:span text:style-name="T36_15">sme</text:span><text:span text:style-name="T36_16"><text:s/></text:span><text:span text:style-name="T36_17">sa</text:span><text:span text:style-name="T36_18"><text:s/></text:span><text:span text:style-name="T36_19">pozreli</text:span><text:span text:style-name="T36_20"><text:s/></text:span><text:span text:style-name="T36_21">na</text:span><text:span text:style-name="T36_22"><text:s/></text:span><text:span text:style-name="T36_23">funkcie</text:span><text:span text:style-name="T36_24"><text:s/></text:span><text:span text:style-name="T36_25">zvýrazňovania</text:span><text:span text:style-name="T36_26"><text:s/></text:span><text:span text:style-name="T36_27">syntaxe</text:span><text:span text:style-name="T36_28"><text:s/></text:span><text:span text:style-name="T36_29">u</text:span><text:span text:style-name="T36_30"><text:s/></text:span><text:span text:style-name="T36_31">rôznych</text:span><text:span text:style-name="T36_32"><text:s/></text:span><text:span text:style-name="T36_33">editorov</text:span><text:span text:style-name="T36_34"><text:s/></text:span><text:span text:style-name="T36_35">a</text:span><text:span text:style-name="T36_36"><text:s/></text:span><text:span text:style-name="T36_37">porovnali</text:span><text:span text:style-name="T36_38"><text:s/></text:span><text:span text:style-name="T36_39">ich</text:span><text:span text:style-name="T36_40"><text:s/></text:span><text:span text:style-name="T36_41">s</text:span><text:span text:style-name="T36_42"><text:s/></text:span><text:span text:style-name="T36_43">informáciami</text:span><text:span text:style-name="T36_44"><text:s/></text:span><text:span text:style-name="T36_45">poskytnutými</text:span><text:span text:style-name="T36_46"><text:s/></text:span><text:span text:style-name="T36_47">nástrojom</text:span><text:span text:style-name="T36_48"><text:s/></text:span><text:span text:style-name="T36_49">YajCo</text:span><text:span text:style-name="T36_50">.</text:span></text:p>
      <text:h text:style-name="P37" text:outline-level="10"><text:bookmark-start text:name="h.ftv47mhec6tn"/><text:bookmark-end text:name="h.ftv47mhec6tn"/><text:span text:style-name="T37_1">2.3.1.1.<text:s/></text:span><text:span text:style-name="T37_2">Výber</text:span><text:span text:style-name="T37_3"><text:s/></text:span><text:span text:style-name="T37_4">editorov</text:span></text:h>
      <text:p text:style-name="P38"><text:span text:style-name="T38_1">Výber</text:span><text:span text:style-name="T38_2"><text:s/></text:span><text:span text:style-name="T38_3">jednotlivých</text:span><text:span text:style-name="T38_4"><text:s/></text:span><text:span text:style-name="T38_5">cieľových</text:span><text:span text:style-name="T38_6"><text:s/></text:span><text:span text:style-name="T38_7">editorov</text:span><text:span text:style-name="T38_8"><text:s/></text:span><text:span text:style-name="T38_9">sme</text:span><text:span text:style-name="T38_10"><text:s/></text:span><text:span text:style-name="T38_11">si</text:span><text:span text:style-name="T38_12"><text:s/></text:span><text:span text:style-name="T38_13">nepoložili</text:span><text:span text:style-name="T38_14"><text:s/></text:span><text:span text:style-name="T38_15">žiadne</text:span><text:span text:style-name="T38_16"><text:s/></text:span><text:span text:style-name="T38_17">konkrétne</text:span><text:span text:style-name="T38_18"><text:s/></text:span><text:span text:style-name="T38_19">podmienky</text:span><text:span text:style-name="T38_20">.<text:s/></text:span><text:span text:style-name="T38_21">Vybrali</text:span><text:span text:style-name="T38_22"><text:s/></text:span><text:span text:style-name="T38_23">sme</text:span><text:span text:style-name="T38_24"><text:s/></text:span><text:span text:style-name="T38_25">populárne</text:span><text:span text:style-name="T38_26"><text:s/></text:span><text:span text:style-name="T38_27">editori</text:span><text:span text:style-name="T38_28"><text:s/></text:span><text:span text:style-name="T38_29">dostupné</text:span><text:span text:style-name="T38_30"><text:s/></text:span><text:span text:style-name="T38_31">v</text:span><text:span text:style-name="T38_32"><text:s/></text:span></text:p>
      <text:h text:style-name="P39" text:outline-level="10"><text:bookmark-start text:name="h.4ghfjttb4myg"/><text:bookmark-end text:name="h.4ghfjttb4myg"/><text:span text:style-name="T39_1">2.3.2.<text:s/></text:span><text:span text:style-name="T39_2">Model</text:span><text:span text:style-name="T39_3"><text:s/></text:span><text:span text:style-name="T39_4">jazyka</text:span><text:span text:style-name="T39_5"><text:s/></text:span><text:span text:style-name="T39_6">v</text:span><text:span text:style-name="T39_7"><text:s/></text:span><text:span text:style-name="T39_8">nástroji</text:span><text:span text:style-name="T39_9"><text:s/></text:span><text:span text:style-name="T39_10">YajCo</text:span></text:h>
      <text:p text:style-name="P40"><text:span text:style-name="T40_1">Informácie</text:span><text:span text:style-name="T40_2"><text:s/></text:span><text:span text:style-name="T40_3">o</text:span><text:span text:style-name="T40_4"><text:s/></text:span><text:span text:style-name="T40_5">gramatike</text:span><text:span text:style-name="T40_6"><text:s/></text:span><text:span text:style-name="T40_7">a</text:span><text:span text:style-name="T40_8"><text:s/></text:span><text:span text:style-name="T40_9">jazyka</text:span><text:span text:style-name="T40_10"><text:s/></text:span><text:span text:style-name="T40_11">YajCo</text:span><text:span text:style-name="T40_12"><text:s/></text:span><text:span text:style-name="T40_13">extrahuje</text:span><text:span text:style-name="T40_14"><text:s/></text:span><text:span text:style-name="T40_15">z</text:span><text:span text:style-name="T40_16"><text:s/></text:span><text:span text:style-name="T40_17">definície</text:span><text:span text:style-name="T40_18"><text:s/></text:span><text:span text:style-name="T40_19">gramatiky</text:span><text:span text:style-name="T40_20"><text:s/></text:span><text:span text:style-name="T40_21">a</text:span><text:span text:style-name="T40_22"><text:s/></text:span><text:span text:style-name="T40_23">naplní</text:span><text:span text:style-name="T40_24"><text:s/></text:span><text:span text:style-name="T40_25">nimi</text:span><text:span text:style-name="T40_26"><text:s/></text:span><text:span text:style-name="T40_27">vlastnú</text:span><text:span text:style-name="T40_28"><text:s/></text:span><text:span text:style-name="T40_29">reprezentáciu</text:span><text:span text:style-name="T40_30"><text:s/></text:span><text:span text:style-name="T40_31">jazyka</text:span><text:span text:style-name="T40_32">.<text:s/></text:span><text:span text:style-name="T40_33">K</text:span><text:span text:style-name="T40_34"><text:s/></text:span><text:span text:style-name="T40_35">vygenerovaniu</text:span><text:span text:style-name="T40_36"><text:s/></text:span><text:span text:style-name="T40_37">súboru</text:span><text:span text:style-name="T40_38"><text:s/></text:span><text:span text:style-name="T40_39">definujúceho</text:span><text:span text:style-name="T40_40"><text:s/></text:span><text:span text:style-name="T40_41">zvýrazňovanie</text:span><text:span text:style-name="T40_42"><text:s/></text:span><text:span text:style-name="T40_43">syntaxe</text:span><text:span text:style-name="T40_44"><text:s/></text:span><text:span text:style-name="T40_45">pristupujeme</text:span><text:span text:style-name="T40_46"><text:s/></text:span><text:span text:style-name="T40_47">pomocou</text:span><text:span text:style-name="T40_48"><text:s/></text:span><text:span text:style-name="T40_49">API</text:span><text:span text:style-name="T40_50">,<text:s/></text:span><text:span text:style-name="T40_51">ktoré</text:span><text:span text:style-name="T40_52"><text:s/></text:span><text:span text:style-name="T40_53">nám</text:span><text:span text:style-name="T40_54"><text:s/></text:span><text:span text:style-name="T40_55">umožnuje</text:span><text:span text:style-name="T40_56"><text:s/></text:span><text:span text:style-name="T40_57">gramatiku</text:span><text:span text:style-name="T40_58"><text:s/></text:span><text:span text:style-name="T40_59">analyzovať</text:span><text:span text:style-name="T40_60">.<text:s/></text:span><text:span text:style-name="T40_61">Z</text:span><text:span text:style-name="T40_62"><text:s/></text:span><text:span text:style-name="T40_63">toho</text:span><text:span text:style-name="T40_64"><text:s/></text:span><text:span text:style-name="T40_65">dôvodu</text:span><text:span text:style-name="T40_66"><text:s/></text:span><text:span text:style-name="T40_67">je</text:span><text:span text:style-name="T40_68"><text:s/></text:span><text:span text:style-name="T40_69">nevyhnutné</text:span><text:span text:style-name="T40_70"><text:s/></text:span><text:span text:style-name="T40_71">tento</text:span><text:span text:style-name="T40_72"><text:s/></text:span><text:span text:style-name="T40_73">model</text:span><text:span text:style-name="T40_74"><text:s/></text:span><text:span text:style-name="T40_75">rozobať</text:span><text:span text:style-name="T40_76"><text:s/></text:span><text:span text:style-name="T40_77">bližšie</text:span><text:span text:style-name="T40_78">.</text:span></text:p>
      <text:h text:style-name="P41" text:outline-level="10"><text:bookmark-start text:name="h.wo1qw9qp4u3h"/><text:bookmark-end text:name="h.wo1qw9qp4u3h"/><text:span text:style-name="T41_1">2.3.3.<text:s/></text:span><text:span text:style-name="T41_2">Chýbajúce</text:span><text:span text:style-name="T41_3"><text:s/></text:span><text:span text:style-name="T41_4">časti</text:span></text:h>
      <text:p text:style-name="P42"><text:span text:style-name="T42_1">Niektoré</text:span><text:span text:style-name="T42_2"><text:s/></text:span><text:span text:style-name="T42_3">elementy</text:span><text:span text:style-name="T42_4"><text:s/></text:span><text:span text:style-name="T42_5">zvýrazňovania</text:span><text:span text:style-name="T42_6"><text:s/></text:span><text:span text:style-name="T42_7">syntaxe</text:span><text:span text:style-name="T42_8"><text:s/></text:span><text:span text:style-name="T42_9">nebolo</text:span><text:span text:style-name="T42_10"><text:s/></text:span><text:span text:style-name="T42_11">možné</text:span><text:span text:style-name="T42_12"><text:s/></text:span><text:span text:style-name="T42_13">imlementovať</text:span><text:span text:style-name="T42_14">,<text:s/></text:span><text:span text:style-name="T42_15">pretože</text:span><text:span text:style-name="T42_16"><text:s/></text:span><text:span text:style-name="T42_17">YajCo</text:span><text:span text:style-name="T42_18"><text:s/></text:span><text:span text:style-name="T42_19">jednoducho</text:span><text:span text:style-name="T42_20"><text:s/></text:span><text:span text:style-name="T42_21">tieto</text:span><text:span text:style-name="T42_22"><text:s/></text:span><text:span text:style-name="T42_23">elementy</text:span><text:span text:style-name="T42_24"><text:s/></text:span><text:span text:style-name="T42_25">nepoužíva</text:span><text:span text:style-name="T42_26">.<text:s/></text:span><text:span text:style-name="T42_27">Príkladom</text:span><text:span text:style-name="T42_28"><text:s/></text:span><text:span text:style-name="T42_29">je</text:span><text:span text:style-name="T42_30"><text:s/></text:span><text:span text:style-name="T42_31">definícia</text:span><text:span text:style-name="T42_32">,<text:s/></text:span><text:span text:style-name="T42_33">prípadne</text:span><text:span text:style-name="T42_34"><text:s/></text:span><text:span text:style-name="T42_35">volanie</text:span><text:span text:style-name="T42_36"><text:s/></text:span><text:span text:style-name="T42_37">funkcie</text:span><text:span text:style-name="T42_38">.<text:s/></text:span><text:span text:style-name="T42_39">YajCo</text:span><text:span text:style-name="T42_40"><text:s/></text:span><text:span text:style-name="T42_41">nepozskytuje</text:span><text:span text:style-name="T42_42"><text:s/></text:span><text:span text:style-name="T42_43">ziadne</text:span><text:span text:style-name="T42_44"><text:s/></text:span><text:span text:style-name="T42_45">prostriedky</text:span><text:span text:style-name="T42_46"><text:s/></text:span><text:span text:style-name="T42_47">definujúce</text:span><text:span text:style-name="T42_48">,<text:s/></text:span><text:span text:style-name="T42_49">ktorý</text:span><text:span text:style-name="T42_50"><text:s/></text:span><text:span text:style-name="T42_51">konštrukt</text:span><text:span text:style-name="T42_52"><text:s/></text:span><text:span text:style-name="T42_53">má</text:span><text:span text:style-name="T42_54"><text:s/></text:span><text:span text:style-name="T42_55">akú</text:span><text:span text:style-name="T42_56"><text:s/></text:span><text:span text:style-name="T42_57">sémantickú</text:span><text:span text:style-name="T42_58"><text:s/></text:span><text:span text:style-name="T42_59">úlohu</text:span><text:span text:style-name="T42_60">.</text:span></text:p>
      <text:p text:style-name="P43"><text:span text:style-name="T43_1"><text:s/></text:span></text:p>
      <text:p text:style-name="P44"/>
      <text:p text:style-name="P45"><text:bookmark-start text:name="h.lv008znm4kej"/><text:bookmark-end text:name="h.lv008znm4kej"/><text:span text:style-name="T45_1">Syntetická</text:span><text:span text:style-name="T45_2"><text:s/></text:span><text:span text:style-name="T45_3">časť</text:span></text:p>
      <text:h text:style-name="P46" text:outline-level="10"><text:bookmark-start text:name="h.rrl2i8xhdmrx"/><text:bookmark-end text:name="h.rrl2i8xhdmrx"/><text:span text:style-name="T46_1">3.1<text:s/></text:span><text:span text:style-name="T46_2">Model</text:span><text:span text:style-name="T46_3"><text:s/></text:span><text:span text:style-name="T46_4">generátora</text:span><text:span text:style-name="T46_5"><text:s/></text:span><text:span text:style-name="T46_6">zvýrazňovania</text:span><text:span text:style-name="T46_7"><text:s/></text:span><text:span text:style-name="T46_8">syntaxe</text:span></text:h>
      <text:p text:style-name="P47"><text:span text:style-name="T47_1">V</text:span><text:span text:style-name="T47_2"><text:s/></text:span><text:span text:style-name="T47_3">tejto</text:span><text:span text:style-name="T47_4"><text:s/></text:span><text:span text:style-name="T47_5">časti</text:span><text:span text:style-name="T47_6"><text:s/></text:span><text:span text:style-name="T47_7">sa</text:span><text:span text:style-name="T47_8"><text:s/></text:span><text:span text:style-name="T47_9">chcem</text:span><text:span text:style-name="T47_10"><text:s/></text:span><text:span text:style-name="T47_11">venovať</text:span><text:span text:style-name="T47_12"><text:s/></text:span><text:span text:style-name="T47_13">hlavne</text:span><text:span text:style-name="T47_14"><text:s/></text:span><text:span text:style-name="T47_15">štruktúre</text:span><text:span text:style-name="T47_16"><text:s/></text:span><text:span text:style-name="T47_17">dát</text:span><text:span text:style-name="T47_18">,<text:s/></text:span><text:span text:style-name="T47_19">s</text:span><text:span text:style-name="T47_20"><text:s/></text:span><text:span text:style-name="T47_21">ktorými</text:span><text:span text:style-name="T47_22"><text:s/></text:span><text:span text:style-name="T47_23">náš</text:span><text:span text:style-name="T47_24"><text:s/></text:span><text:span text:style-name="T47_25">nástroj</text:span><text:span text:style-name="T47_26"><text:s/></text:span><text:span text:style-name="T47_27">pracuje</text:span><text:span text:style-name="T47_28">.</text:span></text:p>
      <text:h text:style-name="P48" text:outline-level="10"><text:bookmark-start text:name="h.p6i6mpbz8zot"/><text:bookmark-end text:name="h.p6i6mpbz8zot"/><text:span text:style-name="T48_1">3.1.1.<text:s/></text:span><text:span text:style-name="T48_2">Elementy</text:span><text:span text:style-name="T48_3"><text:s/></text:span><text:span text:style-name="T48_4">gramatiky</text:span></text:h>
      <text:p text:style-name="P49"><text:span text:style-name="T49_1">Popíšme</text:span><text:span text:style-name="T49_2"><text:s/></text:span><text:span text:style-name="T49_3">teda</text:span><text:span text:style-name="T49_4"><text:s/></text:span><text:span text:style-name="T49_5">elementy</text:span><text:span text:style-name="T49_6"><text:s/></text:span><text:span text:style-name="T49_7">gramatiky</text:span><text:span text:style-name="T49_8">,<text:s/></text:span><text:span text:style-name="T49_9">ktoré</text:span><text:span text:style-name="T49_10"><text:s/></text:span><text:span text:style-name="T49_11">sú</text:span><text:span text:style-name="T49_12"><text:s/></text:span><text:span text:style-name="T49_13">z</text:span><text:span text:style-name="T49_14"><text:s/></text:span><text:span text:style-name="T49_15">pohľadu</text:span><text:span text:style-name="T49_16"><text:s/></text:span><text:span text:style-name="T49_17">zvýrazňovanie</text:span><text:span text:style-name="T49_18"><text:s/></text:span><text:span text:style-name="T49_19">syntaxe</text:span><text:span text:style-name="T49_20"><text:s/></text:span><text:span text:style-name="T49_21">zaujímavé</text:span><text:span text:style-name="T49_22">:</text:span></text:p>
      <text:list text:style-name="LS1" xml:id="list0">
        <text:list-item>
          <text:p text:style-name="P50"><text:span text:style-name="T50_1">Kľúčové</text:span><text:span text:style-name="T50_2"><text:s/></text:span><text:span text:style-name="T50_3">slová</text:span></text:p>
        </text:list-item>
        <text:list-item>
          <text:p text:style-name="P51"><text:span text:style-name="T51_1">Čislice</text:span><text:span text:style-name="T51_2">,<text:s/></text:span><text:span text:style-name="T51_3">reťazce</text:span><text:span text:style-name="T51_4"><text:s/></text:span><text:span text:style-name="T51_5">a</text:span><text:span text:style-name="T51_6"><text:s/></text:span><text:span text:style-name="T51_7">iné</text:span><text:span text:style-name="T51_8"><text:s/></text:span><text:span text:style-name="T51_9">konštantné</text:span><text:span text:style-name="T51_10"><text:s/></text:span><text:span text:style-name="T51_11">hodnoty</text:span></text:p>
        </text:list-item>
        <text:list-item>
          <text:p text:style-name="P52"><text:span text:style-name="T52_1">Operátori</text:span><text:span text:style-name="T52_2"><text:s/></text:span><text:span text:style-name="T52_3">a</text:span><text:span text:style-name="T52_4"><text:s/></text:span><text:span text:style-name="T52_5">výrazy</text:span></text:p>
        </text:list-item>
        <text:list-item>
          <text:p text:style-name="P53"><text:span text:style-name="T53_1">Komentáre</text:span></text:p>
        </text:list-item>
        <text:list-item>
          <text:p text:style-name="P54"><text:span text:style-name="T54_1">Deklarácie</text:span><text:span text:style-name="T54_2">,<text:s/></text:span><text:span text:style-name="T54_3">referencie</text:span><text:span text:style-name="T54_4"><text:s/></text:span><text:span text:style-name="T54_5">a</text:span><text:span text:style-name="T54_6"><text:s/></text:span><text:span text:style-name="T54_7">volania</text:span><text:span text:style-name="T54_8"><text:s/></text:span><text:span text:style-name="T54_9">premenných</text:span><text:span text:style-name="T54_10"><text:s/></text:span><text:span text:style-name="T54_11">a</text:span><text:span text:style-name="T54_12"><text:s/></text:span><text:span text:style-name="T54_13">funkcií</text:span></text:p>
        </text:list-item>
        <text:list-item>
          <text:p text:style-name="P55"><text:span text:style-name="T55_1">Makrá</text:span><text:span text:style-name="T55_2"><text:s/></text:span><text:span text:style-name="T55_3">a</text:span><text:span text:style-name="T55_4"><text:s/></text:span><text:span text:style-name="T55_5">iné</text:span><text:span text:style-name="T55_6"><text:s/></text:span><text:span text:style-name="T55_7">špeciálne</text:span><text:span text:style-name="T55_8"><text:s/></text:span><text:span text:style-name="T55_9">konštrukty</text:span><text:span text:style-name="T55_10"><text:s/></text:span><text:span text:style-name="T55_11">jazyka</text:span></text:p>
        </text:list-item>
      </text:list>
      <text:p text:style-name="P56"><text:span text:style-name="T56_1">Z</text:span><text:span text:style-name="T56_2"><text:s/></text:span><text:span text:style-name="T56_3">definície</text:span><text:span text:style-name="T56_4"><text:s/></text:span><text:span text:style-name="T56_5">gramatiky</text:span><text:span text:style-name="T56_6"><text:s/></text:span><text:span text:style-name="T56_7">nie</text:span><text:span text:style-name="T56_8"><text:s/></text:span><text:span text:style-name="T56_9">je</text:span><text:span text:style-name="T56_10"><text:s/></text:span><text:span text:style-name="T56_11">problém</text:span><text:span text:style-name="T56_12"><text:s/></text:span><text:span text:style-name="T56_13">vygenerovať</text:span><text:span text:style-name="T56_14"><text:s/></text:span><text:span text:style-name="T56_15">parser</text:span><text:span text:style-name="T56_16">,<text:s/></text:span><text:span text:style-name="T56_17">ktorý</text:span><text:span text:style-name="T56_18"><text:s/></text:span><text:span text:style-name="T56_19">dokáže</text:span><text:span text:style-name="T56_20"><text:s/></text:span><text:span text:style-name="T56_21">rozoznať</text:span><text:span text:style-name="T56_22"><text:s/></text:span><text:span text:style-name="T56_23">jednotlivé</text:span><text:span text:style-name="T56_24"><text:s/></text:span><text:span text:style-name="T56_25">koncepty</text:span><text:span text:style-name="T56_26"><text:s/></text:span><text:span text:style-name="T56_27">gramatiky</text:span><text:span text:style-name="T56_28"><text:s/></text:span><text:span text:style-name="T56_29">a</text:span><text:span text:style-name="T56_30"><text:s/></text:span><text:span text:style-name="T56_31">vytvoriť</text:span><text:span text:style-name="T56_32"><text:s/></text:span><text:span text:style-name="T56_33">príslušnú</text:span><text:span text:style-name="T56_34"><text:s/></text:span><text:span text:style-name="T56_35">štruktúrovanú</text:span><text:span text:style-name="T56_36"><text:s/></text:span><text:span text:style-name="T56_37">reprezentáciu</text:span><text:span text:style-name="T56_38"><text:s/></text:span><text:span text:style-name="T56_39">programu</text:span><text:span text:style-name="T56_40">,<text:s/></text:span><text:span text:style-name="T56_41">zatiaľ</text:span><text:span text:style-name="T56_42"><text:s/></text:span><text:span text:style-name="T56_43">čo</text:span><text:span text:style-name="T56_44"><text:s/></text:span><text:span text:style-name="T56_45">sa</text:span><text:span text:style-name="T56_46"><text:s/></text:span><text:span text:style-name="T56_47">ľahko</text:span><text:span text:style-name="T56_48"><text:s/></text:span><text:span text:style-name="T56_49">spamätá</text:span><text:span text:style-name="T56_50"><text:s/></text:span><text:span text:style-name="T56_51">aj</text:span><text:span text:style-name="T56_52"><text:s/></text:span><text:span text:style-name="T56_53">z</text:span><text:span text:style-name="T56_54"><text:s/></text:span><text:span text:style-name="T56_55">chýb</text:span><text:span text:style-name="T56_56"><text:s/></text:span><text:span text:style-name="T56_57">v</text:span><text:span text:style-name="T56_58"><text:s/></text:span><text:span text:style-name="T56_59">programe</text:span><text:span text:style-name="T56_60">.</text:span></text:p>
      <text:p text:style-name="P57"><text:span text:style-name="T57_1">Vyextrahovať</text:span><text:span text:style-name="T57_2"><text:s/></text:span><text:span text:style-name="T57_3">však</text:span><text:span text:style-name="T57_4"><text:s/></text:span><text:span text:style-name="T57_5">zo</text:span><text:span text:style-name="T57_6"><text:s/></text:span><text:span text:style-name="T57_7">špecifikácie</text:span><text:span text:style-name="T57_8"><text:s/></text:span><text:span text:style-name="T57_9">gramatiky</text:span><text:span text:style-name="T57_10"><text:s/></text:span><text:span text:style-name="T57_11">jednotlivé</text:span><text:span text:style-name="T57_12"><text:s/></text:span><text:span text:style-name="T57_13">koncepty</text:span><text:span text:style-name="T57_14"><text:s/></text:span><text:span text:style-name="T57_15">jazyka</text:span><text:span text:style-name="T57_16"><text:s/></text:span><text:span text:style-name="T57_17">a</text:span><text:span text:style-name="T57_18"><text:s/></text:span><text:span text:style-name="T57_19">vygenerovať</text:span><text:span text:style-name="T57_20"><text:s text:c="2"/></text:span><text:span text:style-name="T57_21">popis</text:span><text:span text:style-name="T57_22"><text:s/></text:span><text:span text:style-name="T57_23">však</text:span><text:span text:style-name="T57_24"><text:s/></text:span><text:span text:style-name="T57_25">nie</text:span><text:span text:style-name="T57_26"><text:s/></text:span><text:span text:style-name="T57_27">je</text:span><text:span text:style-name="T57_28"><text:s/></text:span><text:span text:style-name="T57_29">triviálna</text:span><text:span text:style-name="T57_30"><text:s/></text:span><text:span text:style-name="T57_31">úloha</text:span><text:span text:style-name="T57_32">.<text:s/></text:span><text:span text:style-name="T57_33">Špecifikácia</text:span><text:span text:style-name="T57_34"><text:s/></text:span><text:span text:style-name="T57_35">gramatiky</text:span><text:span text:style-name="T57_36"><text:s/></text:span><text:span text:style-name="T57_37">totiž</text:span><text:span text:style-name="T57_38"><text:s/></text:span><text:span text:style-name="T57_39">nenesie</text:span><text:span text:style-name="T57_40"><text:s/></text:span><text:span text:style-name="T57_41">informáciu</text:span><text:span text:style-name="T57_42"><text:s/></text:span><text:span text:style-name="T57_43">o</text:span><text:span text:style-name="T57_44"><text:s/></text:span><text:span text:style-name="T57_45">deklaratívnysémentickom</text:span><text:span text:style-name="T57_46"><text:s/></text:span><text:span text:style-name="T57_47">význame</text:span><text:span text:style-name="T57_48"><text:s/></text:span><text:span text:style-name="T57_49">jednotlivých</text:span><text:span text:style-name="T57_50"><text:s/></text:span><text:span text:style-name="T57_51">konceptov</text:span><text:span text:style-name="T57_52">.</text:span></text:p>
      <text:p text:style-name="P58"><text:span text:style-name="T58_1">V</text:span><text:span text:style-name="T58_2"><text:s/></text:span><text:span text:style-name="T58_3">prípade</text:span><text:span text:style-name="T58_4"><text:s/></text:span><text:span text:style-name="T58_5">nástroja</text:span><text:span text:style-name="T58_6"><text:s/></text:span><text:span text:style-name="T58_7">YajCo</text:span><text:span text:style-name="T58_8"><text:s/></text:span><text:span text:style-name="T58_9">je</text:span><text:span text:style-name="T58_10"><text:s/></text:span><text:span text:style-name="T58_11">situácia</text:span><text:span text:style-name="T58_12"><text:s/></text:span><text:span text:style-name="T58_13">ešte</text:span><text:span text:style-name="T58_14"><text:s/></text:span><text:span text:style-name="T58_15">o</text:span><text:span text:style-name="T58_16"><text:s/></text:span><text:span text:style-name="T58_17">čosi</text:span><text:span text:style-name="T58_18"><text:s/></text:span><text:span text:style-name="T58_19">komplikovanejšia</text:span><text:span text:style-name="T58_20">,<text:s/></text:span><text:span text:style-name="T58_21">všetky</text:span><text:span text:style-name="T58_22"><text:s/></text:span><text:span text:style-name="T58_23">lexikálne</text:span><text:span text:style-name="T58_24"><text:s/></text:span><text:span text:style-name="T58_25">jednotky</text:span><text:span text:style-name="T58_26"><text:s/></text:span><text:span text:style-name="T58_27">jazyka</text:span><text:span text:style-name="T58_28"><text:s/></text:span><text:span text:style-name="T58_29">sú</text:span><text:span text:style-name="T58_30"><text:s/></text:span><text:span text:style-name="T58_31">definované</text:span><text:span text:style-name="T58_32"><text:s/></text:span><text:span text:style-name="T58_33">pomocou</text:span><text:span text:style-name="T58_34"><text:s/></text:span><text:span text:style-name="T58_35">regulárnych</text:span><text:span text:style-name="T58_36"><text:s/></text:span><text:span text:style-name="T58_37">výrazov</text:span><text:span text:style-name="T58_38">.<text:s/></text:span><text:span text:style-name="T58_39">Analyzovať</text:span><text:span text:style-name="T58_40"><text:s/></text:span><text:span text:style-name="T58_41">regulárne</text:span><text:span text:style-name="T58_42"><text:s/></text:span><text:span text:style-name="T58_43">výrazy</text:span><text:span text:style-name="T58_44"><text:s/></text:span><text:span text:style-name="T58_45">je</text:span><text:span text:style-name="T58_46"><text:s/></text:span><text:span text:style-name="T58_47">jednoznačne</text:span><text:span text:style-name="T58_48"><text:s/></text:span><text:span text:style-name="T58_49">netriviálna</text:span><text:span text:style-name="T58_50"><text:s/></text:span><text:span text:style-name="T58_51">úloha</text:span><text:span text:style-name="T58_52">.</text:span></text:p>
      <text:h text:style-name="P59" text:outline-level="10"><text:bookmark-start text:name="h.mm7reywd5mt"/><text:bookmark-end text:name="h.mm7reywd5mt"/><text:span text:style-name="T59_1">3.2.<text:s/></text:span><text:span text:style-name="T59_2">Implementácia</text:span><text:span text:style-name="T59_3"><text:s/></text:span><text:span text:style-name="T59_4">generatora</text:span><text:span text:style-name="T59_5"><text:s/></text:span><text:span text:style-name="T59_6">syntaxe</text:span></text:h>
      <text:p text:style-name="P60"><text:span text:style-name="T60_1">Nástroj</text:span><text:span text:style-name="T60_2"><text:s/></text:span><text:span text:style-name="T60_3">YajCo</text:span><text:span text:style-name="T60_4"><text:s/></text:span><text:span text:style-name="T60_5">je</text:span><text:span text:style-name="T60_6"><text:s/></text:span><text:span text:style-name="T60_7">modulárny</text:span><text:span text:style-name="T60_8"><text:s/></text:span><text:span text:style-name="T60_9">a</text:span><text:span text:style-name="T60_10"><text:s/></text:span><text:span text:style-name="T60_11">umožnuje</text:span><text:span text:style-name="T60_12"><text:s/></text:span><text:span text:style-name="T60_13">pridávať</text:span><text:span text:style-name="T60_14"><text:s/></text:span><text:span text:style-name="T60_15">nové</text:span><text:span text:style-name="T60_16"><text:s/></text:span><text:span text:style-name="T60_17">backendy</text:span><text:span text:style-name="T60_18">,<text:s/></text:span><text:span text:style-name="T60_19">generátor</text:span><text:span text:style-name="T60_20"><text:s/></text:span><text:span text:style-name="T60_21">zvýrazňovania</text:span><text:span text:style-name="T60_22"><text:s/></text:span><text:span text:style-name="T60_23">syntaxe</text:span><text:span text:style-name="T60_24"><text:s/></text:span><text:span text:style-name="T60_25">je</text:span><text:span text:style-name="T60_26"><text:s/></text:span><text:span text:style-name="T60_27">implementovaný</text:span><text:span text:style-name="T60_28"><text:s/></text:span><text:span text:style-name="T60_29">ako</text:span><text:span text:style-name="T60_30"><text:s/></text:span><text:span text:style-name="T60_31">takýto</text:span><text:span text:style-name="T60_32"><text:s/></text:span><text:span text:style-name="T60_33">plugin</text:span><text:span text:style-name="T60_34">.<text:s/></text:span><text:span text:style-name="T60_35">Je</text:span><text:span text:style-name="T60_36"><text:s/></text:span><text:span text:style-name="T60_37">spúšťaný</text:span><text:span text:style-name="T60_38"><text:s/></text:span><text:span text:style-name="T60_39">procesorom</text:span><text:span text:style-name="T60_40"><text:s/></text:span><text:span text:style-name="T60_41">anotácií</text:span><text:span text:style-name="T60_42"><text:s/></text:span><text:span text:style-name="T60_43">pri</text:span><text:span text:style-name="T60_44"><text:s/></text:span><text:span text:style-name="T60_45">kompilácii</text:span><text:span text:style-name="T60_46"><text:s/></text:span><text:span text:style-name="T60_47">zdrojových</text:span><text:span text:style-name="T60_48"><text:s/></text:span><text:span text:style-name="T60_49">kódov</text:span><text:span text:style-name="T60_50"><text:s/></text:span><text:span text:style-name="T60_51">cieľového</text:span><text:span text:style-name="T60_52"><text:s/></text:span><text:span text:style-name="T60_53">jazyka</text:span><text:span text:style-name="T60_54">.</text:span></text:p>
      <text:p text:style-name="P61"><text:span text:style-name="T61_1">V</text:span><text:span text:style-name="T61_2"><text:s/></text:span><text:span text:style-name="T61_3">tejto</text:span><text:span text:style-name="T61_4"><text:s/></text:span><text:span text:style-name="T61_5">kapitole</text:span><text:span text:style-name="T61_6"><text:s/></text:span><text:span text:style-name="T61_7">si</text:span><text:span text:style-name="T61_8"><text:s/></text:span><text:span text:style-name="T61_9">podrobne</text:span><text:span text:style-name="T61_10"><text:s/></text:span><text:span text:style-name="T61_11">rozoberieme</text:span><text:span text:style-name="T61_12"><text:s/></text:span><text:span text:style-name="T61_13">architektúru</text:span><text:span text:style-name="T61_14"><text:s/></text:span><text:span text:style-name="T61_15">nástroja</text:span><text:span text:style-name="T61_16"><text:s/></text:span><text:span text:style-name="T61_17">Syntaxer</text:span><text:span text:style-name="T61_18">.</text:span></text:p>
      <text:h text:style-name="P62" text:outline-level="10"><text:bookmark-start text:name="h.dnym1u2j0dek"/><text:bookmark-end text:name="h.dnym1u2j0dek"/><text:span text:style-name="T62_1">3.2.1.<text:s/></text:span><text:span text:style-name="T62_2">Vstupny</text:span><text:span text:style-name="T62_3"><text:s/></text:span><text:span text:style-name="T62_4">bod</text:span></text:h>
      <text:p text:style-name="P63"><text:span text:style-name="T63_1">Vstupným</text:span><text:span text:style-name="T63_2"><text:s/></text:span><text:span text:style-name="T63_3">bodom</text:span><text:span text:style-name="T63_4"><text:s/></text:span><text:span text:style-name="T63_5">nástroja</text:span><text:span text:style-name="T63_6"><text:s/></text:span><text:span text:style-name="T63_7">Syntaxer</text:span><text:span text:style-name="T63_8"><text:s/></text:span><text:span text:style-name="T63_9">je</text:span><text:span text:style-name="T63_10"><text:s/></text:span><text:span text:style-name="T63_11">trieda</text:span><text:span text:style-name="T63_12"><text:s/></text:span><text:span text:style-name="T63_13">HighlightingGenerator</text:span><text:span text:style-name="T63_14">.<text:s/></text:span><text:span text:style-name="T63_15">Táto</text:span><text:span text:style-name="T63_16"><text:s/></text:span><text:span text:style-name="T63_17">trieda</text:span><text:span text:style-name="T63_18"><text:s/></text:span><text:span text:style-name="T63_19">je</text:span><text:span text:style-name="T63_20"><text:s/></text:span><text:span text:style-name="T63_21">pomerne</text:span><text:span text:style-name="T63_22"><text:s/></text:span><text:span text:style-name="T63_23">jednoduchá</text:span><text:span text:style-name="T63_24"><text:s/></text:span><text:span text:style-name="T63_25">a</text:span><text:span text:style-name="T63_26"><text:s/></text:span><text:span text:style-name="T63_27">rozkladá</text:span><text:span text:style-name="T63_28"><text:s/></text:span><text:span text:style-name="T63_29">svoj</text:span><text:span text:style-name="T63_30"><text:s/></text:span><text:span text:style-name="T63_31">zodpovednosti</text:span><text:span text:style-name="T63_32"><text:s/></text:span><text:span text:style-name="T63_33">medzi</text:span><text:span text:style-name="T63_34"><text:s/></text:span><text:span text:style-name="T63_35">viaceré</text:span><text:span text:style-name="T63_36"><text:s/></text:span><text:span text:style-name="T63_37">podtriedy</text:span><text:span text:style-name="T63_38">,<text:s/></text:span><text:span text:style-name="T63_39">ktoré</text:span><text:span text:style-name="T63_40"><text:s/></text:span><text:span text:style-name="T63_41">si</text:span><text:span text:style-name="T63_42"><text:s/></text:span><text:span text:style-name="T63_43">rozoberieme</text:span><text:span text:style-name="T63_44"><text:s/></text:span><text:span text:style-name="T63_45">v</text:span><text:span text:style-name="T63_46"><text:s/></text:span><text:span text:style-name="T63_47">ďalšom</text:span><text:span text:style-name="T63_48"><text:s/></text:span><text:span text:style-name="T63_49">odseku</text:span><text:span text:style-name="T63_50">.</text:span></text:p>
      <text:p text:style-name="P64"><text:span text:style-name="T64_1">HighlightingGenerator</text:span><text:span text:style-name="T64_2"><text:s/></text:span><text:span text:style-name="T64_3">inštanciuje</text:span><text:span text:style-name="T64_4"><text:s/></text:span><text:span text:style-name="T64_5">všetky</text:span><text:span text:style-name="T64_6"><text:s/></text:span><text:span text:style-name="T64_7">komponenty</text:span><text:span text:style-name="T64_8"><text:s/></text:span><text:span text:style-name="T64_9">potrebné</text:span><text:span text:style-name="T64_10"><text:s/></text:span><text:span text:style-name="T64_11">k</text:span><text:span text:style-name="T64_12"><text:s/></text:span><text:span text:style-name="T64_13">analýze</text:span><text:span text:style-name="T64_14"><text:s/></text:span><text:span text:style-name="T64_15">špecifikácie</text:span><text:span text:style-name="T64_16"><text:s/></text:span><text:span text:style-name="T64_17">gramatiky</text:span><text:span text:style-name="T64_18">:<text:s/></text:span><text:span text:style-name="T64_19">Analyzátor</text:span><text:span text:style-name="T64_20"><text:s/></text:span><text:span text:style-name="T64_21">gramatiky</text:span><text:span text:style-name="T64_22">,<text:s/></text:span><text:span text:style-name="T64_23">model</text:span><text:span text:style-name="T64_24"><text:s/></text:span><text:span text:style-name="T64_25">jazyka</text:span><text:span text:style-name="T64_26"><text:s/></text:span><text:span text:style-name="T64_27">a</text:span><text:span text:style-name="T64_28"><text:s/></text:span><text:span text:style-name="T64_29">ich</text:span><text:span text:style-name="T64_30"><text:s/></text:span><text:span text:style-name="T64_31">prepojenie</text:span><text:span text:style-name="T64_32"><text:s/></text:span><text:span text:style-name="T64_33">a</text:span><text:span text:style-name="T64_34"><text:s/></text:span><text:span text:style-name="T64_35">tiež</text:span><text:span text:style-name="T64_36"><text:s/></text:span><text:span text:style-name="T64_37">backend</text:span><text:span text:style-name="T64_38">.<text:s/></text:span><text:span text:style-name="T64_39">Syntaxer</text:span><text:span text:style-name="T64_40"><text:s/></text:span><text:span text:style-name="T64_41">nemá</text:span><text:span text:style-name="T64_42"><text:s/></text:span><text:span text:style-name="T64_43">žiadne</text:span><text:span text:style-name="T64_44"><text:s/></text:span><text:span text:style-name="T64_45">ďalšie</text:span><text:span text:style-name="T64_46"><text:s/></text:span><text:span text:style-name="T64_47">pohyblivé</text:span><text:span text:style-name="T64_48"><text:s/></text:span><text:span text:style-name="T64_49">časti</text:span><text:span text:style-name="T64_50">,<text:s/></text:span><text:span text:style-name="T64_51">celá</text:span><text:span text:style-name="T64_52"><text:s/></text:span><text:span text:style-name="T64_53">logika</text:span><text:span text:style-name="T64_54"><text:s/></text:span><text:span text:style-name="T64_55">je</text:span><text:span text:style-name="T64_56"><text:s/></text:span><text:span text:style-name="T64_57">teda</text:span><text:span text:style-name="T64_58"><text:s/></text:span><text:span text:style-name="T64_59">pevne</text:span><text:span text:style-name="T64_60"><text:s/></text:span><text:span text:style-name="T64_61">zadefinovaná</text:span><text:span text:style-name="T64_62">.</text:span></text:p>
      <text:h text:style-name="P65" text:outline-level="10"><text:bookmark-start text:name="h.lc9j82niysxz"/><text:bookmark-end text:name="h.lc9j82niysxz"/><text:span text:style-name="T65_1">3.2.2.<text:s/></text:span><text:span text:style-name="T65_2">LanguageVisitor</text:span><text:span text:style-name="T65_3">,<text:s/></text:span><text:span text:style-name="T65_4">LanguageAcceptor</text:span><text:span text:style-name="T65_5"><text:s/></text:span><text:span text:style-name="T65_6">a</text:span><text:span text:style-name="T65_7"><text:s/></text:span><text:span text:style-name="T65_8">SimpleModel</text:span></text:h>
      <text:p text:style-name="P66"><text:span text:style-name="T66_1">LanguageVisitor</text:span><text:span text:style-name="T66_2"><text:s/></text:span><text:span text:style-name="T66_3">má</text:span><text:span text:style-name="T66_4"><text:s/></text:span><text:span text:style-name="T66_5">za</text:span><text:span text:style-name="T66_6"><text:s/></text:span><text:span text:style-name="T66_7">úlohu</text:span><text:span text:style-name="T66_8"><text:s/></text:span><text:span text:style-name="T66_9">analyzovať</text:span><text:span text:style-name="T66_10"><text:s/></text:span><text:span text:style-name="T66_11">gramatiku</text:span><text:span text:style-name="T66_12"><text:s/></text:span><text:span text:style-name="T66_13">a</text:span><text:span text:style-name="T66_14"><text:s/></text:span><text:span text:style-name="T66_15">rozpoznať</text:span><text:span text:style-name="T66_16"><text:s/></text:span><text:span text:style-name="T66_17">niektoré</text:span><text:span text:style-name="T66_18"><text:s/></text:span><text:span text:style-name="T66_19">koncepty</text:span><text:span text:style-name="T66_20"><text:s/></text:span><text:span text:style-name="T66_21">podľa</text:span><text:span text:style-name="T66_22"><text:s/></text:span><text:span text:style-name="T66_23">zadefinovaných</text:span><text:span text:style-name="T66_24"><text:s/></text:span><text:span text:style-name="T66_25">pravidiel</text:span><text:span text:style-name="T66_26">.<text:s/></text:span><text:span text:style-name="T66_27">Napríklad</text:span><text:span text:style-name="T66_28"><text:s/></text:span><text:span text:style-name="T66_29">ak</text:span><text:span text:style-name="T66_30"><text:s/></text:span><text:span text:style-name="T66_31">sa</text:span><text:span text:style-name="T66_32"><text:s/></text:span><text:span text:style-name="T66_33">Token</text:span><text:span text:style-name="T66_34"><text:s/></text:span><text:span text:style-name="T66_35">začína</text:span><text:span text:style-name="T66_36"><text:s/></text:span><text:span text:style-name="T66_37">na</text:span><text:span text:style-name="T66_38"><text:s/></text:span><text:span text:style-name="T66_39">písmeno</text:span><text:span text:style-name="T66_40">,<text:s/></text:span><text:span text:style-name="T66_41">tak</text:span><text:span text:style-name="T66_42"><text:s/></text:span><text:span text:style-name="T66_43">ho</text:span><text:span text:style-name="T66_44"><text:s/></text:span><text:span text:style-name="T66_45">považuje</text:span><text:span text:style-name="T66_46"><text:s/></text:span><text:span text:style-name="T66_47">zakľúčové</text:span><text:span text:style-name="T66_48"><text:s/></text:span><text:span text:style-name="T66_49">slovo</text:span><text:span text:style-name="T66_50">.<text:s/></text:span><text:span text:style-name="T66_51">Pravidlá</text:span><text:span text:style-name="T66_52"><text:s/></text:span><text:span text:style-name="T66_53">analýzy</text:span><text:span text:style-name="T66_54"><text:s/></text:span><text:span text:style-name="T66_55">syntaxe</text:span><text:span text:style-name="T66_56"><text:s/></text:span><text:span text:style-name="T66_57">si</text:span><text:span text:style-name="T66_58"><text:s/></text:span><text:span text:style-name="T66_59">rozoberieme</text:span><text:span text:style-name="T66_60"><text:s/></text:span><text:span text:style-name="T66_61">v</text:span><text:span text:style-name="T66_62"><text:s/></text:span><text:span text:style-name="T66_63">kapitole</text:span><text:span text:style-name="T66_64"><text:s/>3.3.</text:span></text:p>
      <text:h text:style-name="P67" text:outline-level="10"><text:bookmark-start text:name="h.ibgkq4tk7ibo"/><text:bookmark-end text:name="h.ibgkq4tk7ibo"/><text:span text:style-name="T67_1">3.2.3.<text:s/></text:span><text:span text:style-name="T67_2">Generátor</text:span><text:span text:style-name="T67_3"><text:s/></text:span><text:span text:style-name="T67_4">definicií</text:span><text:span text:style-name="T67_5"><text:s/></text:span><text:span text:style-name="T67_6">syntaxe</text:span><text:span text:style-name="T67_7">,<text:s/></text:span><text:span text:style-name="T67_8">VelocityBackend</text:span><text:span text:style-name="T67_9"><text:s/></text:span><text:span text:style-name="T67_10">a</text:span><text:span text:style-name="T67_11"><text:s/></text:span><text:span text:style-name="T67_12">EditorStrategy</text:span></text:h>
      <text:p text:style-name="P68"><text:span text:style-name="T68_1">Posledným</text:span><text:span text:style-name="T68_2"><text:s/></text:span><text:span text:style-name="T68_3">článkom</text:span><text:span text:style-name="T68_4"><text:s/></text:span><text:span text:style-name="T68_5">pri</text:span><text:span text:style-name="T68_6"><text:s/></text:span><text:span text:style-name="T68_7">generovaní</text:span><text:span text:style-name="T68_8"><text:s/></text:span><text:span text:style-name="T68_9">syntaxe</text:span><text:span text:style-name="T68_10"><text:s/></text:span><text:span text:style-name="T68_11">je</text:span><text:span text:style-name="T68_12"><text:s/></text:span><text:span text:style-name="T68_13">z</text:span><text:span text:style-name="T68_14"><text:s/></text:span><text:span text:style-name="T68_15">rozanalyzovaný</text:span><text:span text:style-name="T68_16"><text:s/></text:span><text:span text:style-name="T68_17">model</text:span><text:span text:style-name="T68_18"><text:s/></text:span><text:span text:style-name="T68_19">jazyka</text:span><text:span text:style-name="T68_20"><text:s/></text:span><text:span text:style-name="T68_21">vytvoriť</text:span><text:span text:style-name="T68_22"><text:s/></text:span><text:span text:style-name="T68_23">výslednú</text:span><text:span text:style-name="T68_24"><text:s/></text:span><text:span text:style-name="T68_25">definíciu</text:span><text:span text:style-name="T68_26"><text:s/></text:span><text:span text:style-name="T68_27">zvýrazňovania</text:span><text:span text:style-name="T68_28"><text:s/></text:span><text:span text:style-name="T68_29">syntaxe</text:span><text:span text:style-name="T68_30">.<text:s/></text:span><text:span text:style-name="T68_31">Túto</text:span><text:span text:style-name="T68_32"><text:s/></text:span><text:span text:style-name="T68_33">úlohu</text:span><text:span text:style-name="T68_34"><text:s/></text:span><text:span text:style-name="T68_35">vykonáva</text:span><text:span text:style-name="T68_36"><text:s/></text:span><text:span text:style-name="T68_37">trieda</text:span><text:span text:style-name="T68_38"><text:s/></text:span><text:span text:style-name="T68_39">VelocityBackend</text:span><text:span text:style-name="T68_40">.<text:s/></text:span><text:span text:style-name="T68_41">Jediná</text:span><text:span text:style-name="T68_42"><text:s/></text:span><text:span text:style-name="T68_43">metóda</text:span><text:span text:style-name="T68_44"><text:s/></text:span><text:span text:style-name="T68_45">write</text:span><text:span text:style-name="T68_46">()<text:s/></text:span><text:span text:style-name="T68_47">berie</text:span><text:span text:style-name="T68_48"><text:s/></text:span><text:span text:style-name="T68_49">ako</text:span><text:span text:style-name="T68_50"><text:s/></text:span><text:span text:style-name="T68_51">parameter</text:span><text:span text:style-name="T68_52"><text:s/></text:span><text:span text:style-name="T68_53">naplnený</text:span><text:span text:style-name="T68_54"><text:s/></text:span><text:span text:style-name="T68_55">model</text:span><text:span text:style-name="T68_56"><text:s/></text:span><text:span text:style-name="T68_57">jazyka</text:span><text:span text:style-name="T68_58">,<text:s/></text:span><text:span text:style-name="T68_59">tento</text:span><text:span text:style-name="T68_60"><text:s/></text:span><text:span text:style-name="T68_61">predá</text:span><text:span text:style-name="T68_62"><text:s/></text:span><text:span text:style-name="T68_63">template</text:span><text:span text:style-name="T68_64"><text:s/></text:span><text:span text:style-name="T68_65">processoru</text:span><text:span text:style-name="T68_66"><text:s/></text:span><text:span text:style-name="T68_67">Velocity</text:span><text:span text:style-name="T68_68">,<text:s/></text:span><text:span text:style-name="T68_69">ten</text:span><text:span text:style-name="T68_70"><text:s/></text:span><text:span text:style-name="T68_71">naplní</text:span><text:span text:style-name="T68_72"><text:s/></text:span><text:span text:style-name="T68_73">preddefinovanú</text:span><text:span text:style-name="T68_74"><text:s/></text:span><text:span text:style-name="T68_75">šablónu</text:span><text:span text:style-name="T68_76"><text:s/></text:span><text:span text:style-name="T68_77">udajmi</text:span><text:span text:style-name="T68_78"><text:s/></text:span><text:span text:style-name="T68_79">z</text:span><text:span text:style-name="T68_80"><text:s/></text:span><text:span text:style-name="T68_81">rozanalyzovaného</text:span><text:span text:style-name="T68_82"><text:s/></text:span><text:span text:style-name="T68_83">modelu</text:span><text:span text:style-name="T68_84"><text:s/></text:span><text:span text:style-name="T68_85">a</text:span><text:span text:style-name="T68_86"><text:s/></text:span><text:span text:style-name="T68_87">VelocityBackend</text:span><text:span text:style-name="T68_88"><text:s/></text:span><text:span text:style-name="T68_89">zabezpečí</text:span><text:span text:style-name="T68_90"><text:s/></text:span><text:span text:style-name="T68_91">spoľahlivý</text:span><text:span text:style-name="T68_92"><text:s/></text:span><text:span text:style-name="T68_93">zápis</text:span><text:span text:style-name="T68_94"><text:s/></text:span><text:span text:style-name="T68_95">na</text:span><text:span text:style-name="T68_96"><text:s/></text:span><text:span text:style-name="T68_97">disk</text:span><text:span text:style-name="T68_98">,<text:s/></text:span><text:span text:style-name="T68_99">alebo</text:span><text:span text:style-name="T68_100"><text:s/></text:span><text:span text:style-name="T68_101">inú</text:span><text:span text:style-name="T68_102"><text:s/></text:span><text:span text:style-name="T68_103">formu</text:span><text:span text:style-name="T68_104"><text:s/></text:span><text:span text:style-name="T68_105">výstupu</text:span><text:span text:style-name="T68_106"><text:s/>(</text:span><text:span text:style-name="T68_107">napríklad</text:span><text:span text:style-name="T68_108"><text:s/></text:span><text:span text:style-name="T68_109">výpísae</text:span><text:span text:style-name="T68_110"><text:s/></text:span><text:span text:style-name="T68_111">nespracované</text:span><text:span text:style-name="T68_112"><text:s/></text:span><text:span text:style-name="T68_113">výsledky</text:span><text:span text:style-name="T68_114"><text:s/></text:span><text:span text:style-name="T68_115">analýzy</text:span><text:span text:style-name="T68_116">.)</text:span></text:p>
      <text:h text:style-name="P69" text:outline-level="10"><text:bookmark-start text:name="h.tpkk0voieh75"/><text:bookmark-end text:name="h.tpkk0voieh75"/><text:span text:style-name="T69_1">3.3.<text:s/></text:span><text:span text:style-name="T69_2">Pravidlá</text:span><text:span text:style-name="T69_3"><text:s/></text:span><text:span text:style-name="T69_4">analýzy</text:span><text:span text:style-name="T69_5"><text:s/></text:span><text:span text:style-name="T69_6">syntaxe</text:span></text:h>
      <text:p text:style-name="P70"><text:span text:style-name="T70_1">Rozoberme</text:span><text:span text:style-name="T70_2"><text:s/></text:span><text:span text:style-name="T70_3">si</text:span><text:span text:style-name="T70_4"><text:s/></text:span><text:span text:style-name="T70_5">jednotlivé</text:span><text:span text:style-name="T70_6"><text:s/></text:span><text:span text:style-name="T70_7">pravidlá</text:span><text:span text:style-name="T70_8"><text:s/></text:span><text:span text:style-name="T70_9">zakódované</text:span><text:span text:style-name="T70_10"><text:s/></text:span><text:span text:style-name="T70_11">do</text:span><text:span text:style-name="T70_12"><text:s/></text:span><text:span text:style-name="T70_13">nástroja</text:span><text:span text:style-name="T70_14"><text:s/></text:span><text:span text:style-name="T70_15">Syntaxer</text:span><text:span text:style-name="T70_16">.</text:span></text:p>
      <text:p text:style-name="P71"><text:span text:style-name="T71_1">3.3.1.<text:s/></text:span><text:span text:style-name="T71_2">Kľúčové</text:span><text:span text:style-name="T71_3"><text:s/></text:span><text:span text:style-name="T71_4">slová</text:span><text:span text:style-name="T71_5">,<text:s/></text:span><text:span text:style-name="T71_6">konštantné</text:span><text:span text:style-name="T71_7"><text:s/></text:span><text:span text:style-name="T71_8">hodnoty</text:span><text:span text:style-name="T71_9">,<text:s/></text:span><text:span text:style-name="T71_10">operátori</text:span><text:span text:style-name="T71_11"><text:s/></text:span><text:span text:style-name="T71_12">a</text:span><text:span text:style-name="T71_13"><text:s/></text:span><text:span text:style-name="T71_14">výrazy</text:span></text:p>
      <text:p text:style-name="P72"><text:span text:style-name="T72_1">Tieto</text:span><text:span text:style-name="T72_2"><text:s/></text:span><text:span text:style-name="T72_3">elementy</text:span><text:span text:style-name="T72_4"><text:s/></text:span><text:span text:style-name="T72_5">gramatiky</text:span><text:span text:style-name="T72_6"><text:s/></text:span><text:span text:style-name="T72_7">je</text:span><text:span text:style-name="T72_8"><text:s/></text:span><text:span text:style-name="T72_9">najjednoduchši</text:span><text:span text:style-name="T72_10"><text:s/></text:span><text:span text:style-name="T72_11">rozpoznať</text:span><text:span text:style-name="T72_12">.<text:s/></text:span><text:span text:style-name="T72_13">Verím</text:span><text:span text:style-name="T72_14">,<text:s/></text:span><text:span text:style-name="T72_15">že</text:span><text:span text:style-name="T72_16"><text:s/></text:span><text:span text:style-name="T72_17">je</text:span><text:span text:style-name="T72_18"><text:s/></text:span><text:span text:style-name="T72_19">skôr</text:span><text:span text:style-name="T72_20"><text:s/></text:span><text:span text:style-name="T72_21">pravidlom</text:span><text:span text:style-name="T72_22"><text:s/></text:span><text:span text:style-name="T72_23">ako</text:span><text:span text:style-name="T72_24"><text:s/></text:span><text:span text:style-name="T72_25">náhodou</text:span><text:span text:style-name="T72_26">,<text:s/></text:span><text:span text:style-name="T72_27">že</text:span><text:span text:style-name="T72_28"><text:s/></text:span><text:span text:style-name="T72_29">kľúčové</text:span><text:span text:style-name="T72_30"><text:s/></text:span><text:span text:style-name="T72_31">slová</text:span><text:span text:style-name="T72_32"><text:s/></text:span><text:span text:style-name="T72_33">v</text:span><text:span text:style-name="T72_34"><text:s/></text:span><text:span text:style-name="T72_35">programovacích</text:span><text:span text:style-name="T72_36"><text:s/></text:span><text:span text:style-name="T72_37">jazykoch</text:span><text:span text:style-name="T72_38"><text:s/></text:span><text:span text:style-name="T72_39">sa</text:span><text:span text:style-name="T72_40"><text:s/></text:span><text:span text:style-name="T72_41">väčšinou</text:span><text:span text:style-name="T72_42"><text:s/></text:span><text:span text:style-name="T72_43">skladajú</text:span><text:span text:style-name="T72_44"><text:s/></text:span><text:span text:style-name="T72_45">len</text:span><text:span text:style-name="T72_46"><text:s/></text:span><text:span text:style-name="T72_47">z</text:span><text:span text:style-name="T72_48"><text:s/></text:span><text:span text:style-name="T72_49">písmen</text:span><text:span text:style-name="T72_50"><text:s/></text:span><text:span text:style-name="T72_51">latinky</text:span><text:span text:style-name="T72_52"><text:s/></text:span><text:span text:style-name="T72_53">a</text:span><text:span text:style-name="T72_54"><text:s/></text:span><text:span text:style-name="T72_55">sú</text:span><text:span text:style-name="T72_56"><text:s/></text:span><text:span text:style-name="T72_57">gramaticky</text:span><text:span text:style-name="T72_58"><text:s/></text:span><text:span text:style-name="T72_59">správnymi</text:span><text:span text:style-name="T72_60"><text:s/></text:span><text:span text:style-name="T72_61">slovami</text:span><text:span text:style-name="T72_62"><text:s/>(</text:span><text:span text:style-name="T72_63">hlavne</text:span><text:span text:style-name="T72_64"><text:s/></text:span><text:span text:style-name="T72_65">slovesá</text:span><text:span text:style-name="T72_66">,<text:s/></text:span><text:span text:style-name="T72_67">všeobecné</text:span><text:span text:style-name="T72_68"><text:s/></text:span><text:span text:style-name="T72_69">podstatné</text:span><text:span text:style-name="T72_70"><text:s/></text:span><text:span text:style-name="T72_71">mená</text:span><text:span text:style-name="T72_72"><text:s/></text:span><text:span text:style-name="T72_73">a</text:span><text:span text:style-name="T72_74"><text:s/></text:span><text:span text:style-name="T72_75">prídavné</text:span><text:span text:style-name="T72_76"><text:s/></text:span><text:span text:style-name="T72_77">mená</text:span><text:span text:style-name="T72_78"><text:s/>)<text:s/></text:span><text:span text:style-name="T72_79">v</text:span><text:span text:style-name="T72_80"><text:s/></text:span><text:span text:style-name="T72_81">anglickom</text:span><text:span text:style-name="T72_82"><text:s/></text:span><text:span text:style-name="T72_83">jazyku</text:span><text:span text:style-name="T72_84">.<text:s/></text:span></text:p>
      <text:p text:style-name="P73"><text:bookmark-start text:name="h.c5e5pwsul34n"/><text:bookmark-end text:name="h.c5e5pwsul34n"/><text:span text:style-name="T73_1">Apendix</text:span><text:span text:style-name="T73_2"><text:s/></text:span><text:span text:style-name="T73_3">A</text:span><text:span text:style-name="T73_4"><text:s/>-<text:s/></text:span><text:span text:style-name="T73_5">Zoznam</text:span><text:span text:style-name="T73_6"><text:s/></text:span><text:span text:style-name="T73_7">kľúčových</text:span><text:span text:style-name="T73_8"><text:s/></text:span><text:span text:style-name="T73_9">slov</text:span><text:span text:style-name="T73_10"><text:s/></text:span><text:span text:style-name="T73_11">vybraných</text:span><text:span text:style-name="T73_12"><text:s/></text:span><text:span text:style-name="T73_13">progamovacích</text:span><text:span text:style-name="T73_14"><text:s/></text:span><text:span text:style-name="T73_15">jazykov</text:span></text:p>
      <text:p text:style-name="P74"><text:span text:style-name="T74_1">V</text:span><text:span text:style-name="T74_2"><text:s/></text:span><text:span text:style-name="T74_3">tejto</text:span><text:span text:style-name="T74_4"><text:s/></text:span><text:span text:style-name="T74_5">časti</text:span><text:span text:style-name="T74_6"><text:s/></text:span><text:span text:style-name="T74_7">práce</text:span><text:span text:style-name="T74_8"><text:s/></text:span><text:span text:style-name="T74_9">uvedieme</text:span><text:span text:style-name="T74_10"><text:s/></text:span><text:span text:style-name="T74_11">zoznam</text:span><text:span text:style-name="T74_12"><text:s/></text:span><text:span text:style-name="T74_13">kľúčových</text:span><text:span text:style-name="T74_14"><text:s/></text:span><text:span text:style-name="T74_15">slov</text:span><text:span text:style-name="T74_16"><text:s/></text:span><text:span text:style-name="T74_17">vybraných</text:span><text:span text:style-name="T74_18"><text:s/></text:span><text:span text:style-name="T74_19">programovacích</text:span><text:span text:style-name="T74_20"><text:s/></text:span><text:span text:style-name="T74_21">jazykov</text:span><text:span text:style-name="T74_22">,<text:s/></text:span><text:span text:style-name="T74_23">zhromaždený</text:span><text:span text:style-name="T74_24"><text:s/></text:span><text:span text:style-name="T74_25">pre</text:span><text:span text:style-name="T74_26"><text:s/></text:span><text:span text:style-name="T74_27">účeli</text:span><text:span text:style-name="T74_28"><text:s/></text:span><text:span text:style-name="T74_29">analýzovania</text:span><text:span text:style-name="T74_30"><text:s/></text:span><text:span text:style-name="T74_31">reprezentatívnej</text:span><text:span text:style-name="T74_32"><text:s/></text:span><text:span text:style-name="T74_33">množiny</text:span><text:span text:style-name="T74_34"><text:s/></text:span><text:span text:style-name="T74_35">existujúcich</text:span><text:span text:style-name="T74_36"><text:s/></text:span><text:span text:style-name="T74_37">jazykov</text:span><text:span text:style-name="T74_38">.<text:s/></text:span><text:span text:style-name="T74_39">Počet</text:span><text:span text:style-name="T74_40"><text:s/></text:span><text:span text:style-name="T74_41">kľúčových</text:span><text:span text:style-name="T74_42"><text:s/></text:span><text:span text:style-name="T74_43">slov</text:span><text:span text:style-name="T74_44"><text:s/></text:span><text:span text:style-name="T74_45">každého</text:span><text:span text:style-name="T74_46"><text:s/></text:span><text:span text:style-name="T74_47">jazyka</text:span><text:span text:style-name="T74_48"><text:s/></text:span><text:span text:style-name="T74_49">je</text:span><text:span text:style-name="T74_50"><text:s/></text:span><text:span text:style-name="T74_51">uvedený</text:span><text:span text:style-name="T74_52"><text:s/></text:span><text:span text:style-name="T74_53">v</text:span><text:span text:style-name="T74_54"><text:s/></text:span><text:span text:style-name="T74_55">nadpise</text:span><text:span text:style-name="T74_56"><text:s/></text:span><text:span text:style-name="T74_57">v</text:span><text:span text:style-name="T74_58"><text:s/></text:span><text:span text:style-name="T74_59">zátvorkách</text:span><text:span text:style-name="T74_60">.</text:span></text:p>
      <text:p text:style-name="P75"/>
      <text:h text:style-name="P76" text:outline-level="10"><text:bookmark-start text:name="h.w9scj27wczxt"/><text:bookmark-end text:name="h.w9scj27wczxt"/><text:span text:style-name="T76_1">C</text:span><text:span text:style-name="T76_2"><text:s/>(32)</text:span></text:h>
      <text:h text:style-name="P77" text:outline-level="10"><text:span text:style-name="T77_1">auto</text:span></text:h>
      <text:h text:style-name="P78" text:outline-level="10"><text:span text:style-name="T78_1">break</text:span></text:h>
      <text:h text:style-name="P79" text:outline-level="10"><text:span text:style-name="T79_1">case</text:span></text:h>
      <text:h text:style-name="P80" text:outline-level="10"><text:span text:style-name="T80_1">char</text:span></text:h>
      <text:h text:style-name="P81" text:outline-level="10"><text:span text:style-name="T81_1">const</text:span></text:h>
      <text:h text:style-name="P82" text:outline-level="10"><text:span text:style-name="T82_1">continue</text:span></text:h>
      <text:h text:style-name="P83" text:outline-level="10"><text:span text:style-name="T83_1">default</text:span></text:h>
      <text:h text:style-name="P84" text:outline-level="10"><text:span text:style-name="T84_1">do</text:span></text:h>
      <text:h text:style-name="P85" text:outline-level="10"><text:span text:style-name="T85_1">double</text:span></text:h>
      <text:h text:style-name="P86" text:outline-level="10"><text:span text:style-name="T86_1">else</text:span></text:h>
      <text:h text:style-name="P87" text:outline-level="10"><text:span text:style-name="T87_1">enum</text:span></text:h>
      <text:h text:style-name="P88" text:outline-level="10"><text:span text:style-name="T88_1">extern</text:span></text:h>
      <text:h text:style-name="P89" text:outline-level="10"><text:span text:style-name="T89_1">float</text:span></text:h>
      <text:h text:style-name="P90" text:outline-level="10"><text:span text:style-name="T90_1">for</text:span></text:h>
      <text:h text:style-name="P91" text:outline-level="10"><text:span text:style-name="T91_1">goto</text:span></text:h>
      <text:h text:style-name="P92" text:outline-level="10"><text:span text:style-name="T92_1">if</text:span></text:h>
      <text:h text:style-name="P93" text:outline-level="10"><text:span text:style-name="T93_1">int</text:span></text:h>
      <text:h text:style-name="P94" text:outline-level="10"><text:span text:style-name="T94_1">long</text:span></text:h>
      <text:h text:style-name="P95" text:outline-level="10"><text:span text:style-name="T95_1">register</text:span></text:h>
      <text:h text:style-name="P96" text:outline-level="10"><text:span text:style-name="T96_1">return</text:span></text:h>
      <text:h text:style-name="P97" text:outline-level="10"><text:span text:style-name="T97_1">short</text:span></text:h>
      <text:h text:style-name="P98" text:outline-level="10"><text:span text:style-name="T98_1">signed</text:span></text:h>
      <text:h text:style-name="P99" text:outline-level="10"><text:span text:style-name="T99_1">sizeof</text:span></text:h>
      <text:h text:style-name="P100" text:outline-level="10"><text:span text:style-name="T100_1">static</text:span></text:h>
      <text:h text:style-name="P101" text:outline-level="10"><text:span text:style-name="T101_1">struct</text:span></text:h>
      <text:h text:style-name="P102" text:outline-level="10"><text:span text:style-name="T102_1">switch</text:span></text:h>
      <text:h text:style-name="P103" text:outline-level="10"><text:span text:style-name="T103_1">typedef</text:span></text:h>
      <text:h text:style-name="P104" text:outline-level="10"><text:span text:style-name="T104_1">union</text:span></text:h>
      <text:h text:style-name="P105" text:outline-level="10"><text:span text:style-name="T105_1">unsigned</text:span></text:h>
      <text:h text:style-name="P106" text:outline-level="10"><text:span text:style-name="T106_1">void</text:span></text:h>
      <text:h text:style-name="P107" text:outline-level="10"><text:span text:style-name="T107_1">volatile</text:span></text:h>
      <text:h text:style-name="P108" text:outline-level="10"><text:span text:style-name="T108_1">while</text:span></text:h>
      <text:p text:style-name="P109"/>
      <text:p text:style-name="P110"><text:span text:style-name="T110_1">C</text:span><text:span text:style-name="T110_2">++<text:s/>51</text:span><text:span text:style-name="T110_3">x</text:span></text:p>
      <text:h text:style-name="P111" text:outline-level="10"><text:bookmark-start text:name="h.h4utv4bk1jgi"/><text:bookmark-end text:name="h.h4utv4bk1jgi"/><text:span text:style-name="T111_1">abstract</text:span></text:h>
      <text:h text:style-name="P112" text:outline-level="10"><text:span text:style-name="T112_1">continue</text:span></text:h>
      <text:h text:style-name="P113" text:outline-level="10"><text:span text:style-name="T113_1">for</text:span></text:h>
      <text:h text:style-name="P114" text:outline-level="10"><text:span text:style-name="T114_1">new</text:span></text:h>
      <text:h text:style-name="P115" text:outline-level="10"><text:span text:style-name="T115_1">switch</text:span></text:h>
      <text:h text:style-name="P116" text:outline-level="10"><text:span text:style-name="T116_1">asser</text:span></text:h>
      <text:h text:style-name="P117" text:outline-level="10"><text:span text:style-name="T117_1">default</text:span></text:h>
      <text:h text:style-name="P118" text:outline-level="10"><text:span text:style-name="T118_1">got</text:span></text:h>
      <text:h text:style-name="P119" text:outline-level="10"><text:span text:style-name="T119_1">package</text:span></text:h>
      <text:h text:style-name="P120" text:outline-level="10"><text:span text:style-name="T120_1">synchronized</text:span></text:h>
      <text:h text:style-name="P121" text:outline-level="10"><text:span text:style-name="T121_1">boolean</text:span></text:h>
      <text:h text:style-name="P122" text:outline-level="10"><text:span text:style-name="T122_1">do</text:span></text:h>
      <text:h text:style-name="P123" text:outline-level="10"><text:span text:style-name="T123_1">if</text:span></text:h>
      <text:h text:style-name="P124" text:outline-level="10"><text:span text:style-name="T124_1">private</text:span></text:h>
      <text:h text:style-name="P125" text:outline-level="10"><text:span text:style-name="T125_1">this</text:span></text:h>
      <text:h text:style-name="P126" text:outline-level="10"><text:span text:style-name="T126_1">break</text:span></text:h>
      <text:h text:style-name="P127" text:outline-level="10"><text:span text:style-name="T127_1">double</text:span></text:h>
      <text:h text:style-name="P128" text:outline-level="10"><text:span text:style-name="T128_1">implements</text:span></text:h>
      <text:h text:style-name="P129" text:outline-level="10"><text:span text:style-name="T129_1">protected</text:span></text:h>
      <text:h text:style-name="P130" text:outline-level="10"><text:span text:style-name="T130_1">throw</text:span></text:h>
      <text:h text:style-name="P131" text:outline-level="10"><text:span text:style-name="T131_1">byte</text:span></text:h>
      <text:h text:style-name="P132" text:outline-level="10"><text:span text:style-name="T132_1">else</text:span></text:h>
      <text:h text:style-name="P133" text:outline-level="10"><text:span text:style-name="T133_1">import</text:span></text:h>
      <text:h text:style-name="P134" text:outline-level="10"><text:span text:style-name="T134_1">public</text:span></text:h>
      <text:h text:style-name="P135" text:outline-level="10"><text:span text:style-name="T135_1">throws</text:span></text:h>
      <text:h text:style-name="P136" text:outline-level="10"><text:span text:style-name="T136_1">case</text:span></text:h>
      <text:h text:style-name="P137" text:outline-level="10"><text:span text:style-name="T137_1">enu</text:span><text:span text:style-name="T137_2">*</text:span></text:h>
      <text:h text:style-name="P138" text:outline-level="10"><text:span text:style-name="T138_1">instanceof</text:span></text:h>
      <text:h text:style-name="P139" text:outline-level="10"><text:span text:style-name="T139_1">return</text:span></text:h>
      <text:h text:style-name="P140" text:outline-level="10"><text:span text:style-name="T140_1">transient</text:span></text:h>
      <text:h text:style-name="P141" text:outline-level="10"><text:span text:style-name="T141_1">catch</text:span></text:h>
      <text:h text:style-name="P142" text:outline-level="10"><text:span text:style-name="T142_1">extends</text:span></text:h>
      <text:h text:style-name="P143" text:outline-level="10"><text:span text:style-name="T143_1">int</text:span></text:h>
      <text:h text:style-name="P144" text:outline-level="10"><text:span text:style-name="T144_1">short</text:span></text:h>
      <text:h text:style-name="P145" text:outline-level="10"><text:span text:style-name="T145_1">try</text:span></text:h>
      <text:h text:style-name="P146" text:outline-level="10"><text:span text:style-name="T146_1">char</text:span></text:h>
      <text:h text:style-name="P147" text:outline-level="10"><text:span text:style-name="T147_1">final</text:span></text:h>
      <text:h text:style-name="P148" text:outline-level="10"><text:span text:style-name="T148_1">interface</text:span></text:h>
      <text:h text:style-name="P149" text:outline-level="10"><text:span text:style-name="T149_1">static</text:span></text:h>
      <text:h text:style-name="P150" text:outline-level="10"><text:span text:style-name="T150_1">void</text:span></text:h>
      <text:h text:style-name="P151" text:outline-level="10"><text:span text:style-name="T151_1">class</text:span></text:h>
      <text:h text:style-name="P152" text:outline-level="10"><text:span text:style-name="T152_1">finally</text:span></text:h>
      <text:h text:style-name="P153" text:outline-level="10"><text:span text:style-name="T153_1">long</text:span></text:h>
      <text:h text:style-name="P154" text:outline-level="10"><text:span text:style-name="T154_1">strictf</text:span><text:span text:style-name="T154_2">*</text:span></text:h>
      <text:h text:style-name="P155" text:outline-level="10"><text:span text:style-name="T155_1">volatile</text:span></text:h>
      <text:h text:style-name="P156" text:outline-level="10"><text:span text:style-name="T156_1">cons</text:span></text:h>
      <text:h text:style-name="P157" text:outline-level="10"><text:span text:style-name="T157_1">float</text:span></text:h>
      <text:h text:style-name="P158" text:outline-level="10"><text:span text:style-name="T158_1">native</text:span></text:h>
      <text:h text:style-name="P159" text:outline-level="10"><text:span text:style-name="T159_1">super</text:span></text:h>
      <text:h text:style-name="P160" text:outline-level="10"><text:bookmark-start text:name="h.xklobzeizfsy"/><text:bookmark-end text:name="h.xklobzeizfsy"/><text:span text:style-name="T160_1">while</text:span></text:h>
      <text:h text:style-name="P161" text:outline-level="10"><text:bookmark-start text:name="h.r0zblrs4qun7"/><text:bookmark-end text:name="h.r0zblrs4qun7"/><text:span text:style-name="T161_1">Java</text:span><text:span text:style-name="T161_2"><text:s/>51</text:span><text:span text:style-name="T161_3">x</text:span></text:h>
      <text:h text:style-name="P162" text:outline-level="10"><text:bookmark-start text:name="h.22rmfr41dvhu"/><text:bookmark-end text:name="h.22rmfr41dvhu"/><text:span text:style-name="T162_1">abstract</text:span></text:h>
      <text:h text:style-name="P163" text:outline-level="10"><text:span text:style-name="T163_1">continue</text:span></text:h>
      <text:h text:style-name="P164" text:outline-level="10"><text:span text:style-name="T164_1">for</text:span></text:h>
      <text:h text:style-name="P165" text:outline-level="10"><text:span text:style-name="T165_1">new</text:span></text:h>
      <text:h text:style-name="P166" text:outline-level="10"><text:span text:style-name="T166_1">switch</text:span></text:h>
      <text:h text:style-name="P167" text:outline-level="10"><text:span text:style-name="T167_1">assert</text:span><text:span text:style-name="T167_2">***</text:span></text:h>
      <text:h text:style-name="P168" text:outline-level="10"><text:span text:style-name="T168_1">default</text:span></text:h>
      <text:h text:style-name="P169" text:outline-level="10"><text:span text:style-name="T169_1">goto</text:span><text:span text:style-name="T169_2">*</text:span></text:h>
      <text:h text:style-name="P170" text:outline-level="10"><text:span text:style-name="T170_1">package</text:span></text:h>
      <text:h text:style-name="P171" text:outline-level="10"><text:span text:style-name="T171_1">synchronized</text:span></text:h>
      <text:h text:style-name="P172" text:outline-level="10"><text:span text:style-name="T172_1">boolean</text:span></text:h>
      <text:h text:style-name="P173" text:outline-level="10"><text:span text:style-name="T173_1">do</text:span></text:h>
      <text:h text:style-name="P174" text:outline-level="10"><text:span text:style-name="T174_1">if</text:span></text:h>
      <text:h text:style-name="P175" text:outline-level="10"><text:span text:style-name="T175_1">private</text:span></text:h>
      <text:h text:style-name="P176" text:outline-level="10"><text:span text:style-name="T176_1">this</text:span></text:h>
      <text:h text:style-name="P177" text:outline-level="10"><text:span text:style-name="T177_1">break</text:span></text:h>
      <text:h text:style-name="P178" text:outline-level="10"><text:span text:style-name="T178_1">double</text:span></text:h>
      <text:h text:style-name="P179" text:outline-level="10"><text:span text:style-name="T179_1">implements</text:span></text:h>
      <text:h text:style-name="P180" text:outline-level="10"><text:span text:style-name="T180_1">protected</text:span></text:h>
      <text:h text:style-name="P181" text:outline-level="10"><text:span text:style-name="T181_1">throw</text:span></text:h>
      <text:h text:style-name="P182" text:outline-level="10"><text:span text:style-name="T182_1">byte</text:span></text:h>
      <text:h text:style-name="P183" text:outline-level="10"><text:span text:style-name="T183_1">else</text:span></text:h>
      <text:h text:style-name="P184" text:outline-level="10"><text:span text:style-name="T184_1">import</text:span></text:h>
      <text:h text:style-name="P185" text:outline-level="10"><text:span text:style-name="T185_1">public</text:span></text:h>
      <text:h text:style-name="P186" text:outline-level="10"><text:span text:style-name="T186_1">throws</text:span></text:h>
      <text:h text:style-name="P187" text:outline-level="10"><text:span text:style-name="T187_1">case</text:span></text:h>
      <text:h text:style-name="P188" text:outline-level="10"><text:span text:style-name="T188_1">enum</text:span><text:span text:style-name="T188_2">****</text:span></text:h>
      <text:h text:style-name="P189" text:outline-level="10"><text:span text:style-name="T189_1">instanceof</text:span></text:h>
      <text:h text:style-name="P190" text:outline-level="10"><text:span text:style-name="T190_1">return</text:span></text:h>
      <text:h text:style-name="P191" text:outline-level="10"><text:span text:style-name="T191_1">transient</text:span></text:h>
      <text:h text:style-name="P192" text:outline-level="10"><text:span text:style-name="T192_1">catch</text:span></text:h>
      <text:h text:style-name="P193" text:outline-level="10"><text:span text:style-name="T193_1">extends</text:span></text:h>
      <text:h text:style-name="P194" text:outline-level="10"><text:span text:style-name="T194_1">int</text:span></text:h>
      <text:h text:style-name="P195" text:outline-level="10"><text:span text:style-name="T195_1">short</text:span></text:h>
      <text:h text:style-name="P196" text:outline-level="10"><text:span text:style-name="T196_1">try</text:span></text:h>
      <text:h text:style-name="P197" text:outline-level="10"><text:span text:style-name="T197_1">char</text:span></text:h>
      <text:h text:style-name="P198" text:outline-level="10"><text:span text:style-name="T198_1">final</text:span></text:h>
      <text:h text:style-name="P199" text:outline-level="10"><text:span text:style-name="T199_1">interface</text:span></text:h>
      <text:h text:style-name="P200" text:outline-level="10"><text:span text:style-name="T200_1">static</text:span></text:h>
      <text:h text:style-name="P201" text:outline-level="10"><text:span text:style-name="T201_1">void</text:span></text:h>
      <text:h text:style-name="P202" text:outline-level="10"><text:span text:style-name="T202_1">class</text:span></text:h>
      <text:h text:style-name="P203" text:outline-level="10"><text:span text:style-name="T203_1">finally</text:span></text:h>
      <text:h text:style-name="P204" text:outline-level="10"><text:span text:style-name="T204_1">long</text:span></text:h>
      <text:h text:style-name="P205" text:outline-level="10"><text:span text:style-name="T205_1">strictfp</text:span><text:span text:style-name="T205_2">**</text:span></text:h>
      <text:h text:style-name="P206" text:outline-level="10"><text:span text:style-name="T206_1">volatile</text:span></text:h>
      <text:h text:style-name="P207" text:outline-level="10"><text:span text:style-name="T207_1">const</text:span><text:span text:style-name="T207_2">*</text:span></text:h>
      <text:h text:style-name="P208" text:outline-level="10"><text:span text:style-name="T208_1">float</text:span></text:h>
      <text:h text:style-name="P209" text:outline-level="10"><text:span text:style-name="T209_1">native</text:span></text:h>
      <text:h text:style-name="P210" text:outline-level="10"><text:bookmark-start text:name="h.rtg8z5hsztw8"/><text:bookmark-end text:name="h.rtg8z5hsztw8"/><text:span text:style-name="T210_1">super</text:span></text:h>
      <text:h text:style-name="P211" text:outline-level="10"><text:bookmark-start text:name="h.4uq2qdtqkxiy"/><text:bookmark-end text:name="h.4uq2qdtqkxiy"/><text:span text:style-name="T211_1">while</text:span></text:h>
      <text:p text:style-name="P212"/>
      <text:h text:style-name="P213" text:outline-level="10"><text:bookmark-start text:name="h.yt0r3hlg35ue"/><text:bookmark-end text:name="h.yt0r3hlg35ue"/><text:span text:style-name="T213_1">Go</text:span><text:span text:style-name="T213_2"><text:s/>(24)</text:span></text:h>
      <text:h text:style-name="P214" text:outline-level="10"><text:span text:style-name="T214_1">break</text:span></text:h>
      <text:h text:style-name="P215" text:outline-level="10"><text:span text:style-name="T215_1">default</text:span></text:h>
      <text:h text:style-name="P216" text:outline-level="10"><text:span text:style-name="T216_1">func</text:span></text:h>
      <text:h text:style-name="P217" text:outline-level="10"><text:span text:style-name="T217_1">interface</text:span></text:h>
      <text:h text:style-name="P218" text:outline-level="10"><text:span text:style-name="T218_1">select</text:span></text:h>
      <text:h text:style-name="P219" text:outline-level="10"><text:span text:style-name="T219_1">case</text:span></text:h>
      <text:h text:style-name="P220" text:outline-level="10"><text:span text:style-name="T220_1">defer</text:span></text:h>
      <text:h text:style-name="P221" text:outline-level="10"><text:span text:style-name="T221_1">go</text:span></text:h>
      <text:h text:style-name="P222" text:outline-level="10"><text:span text:style-name="T222_1">map</text:span></text:h>
      <text:h text:style-name="P223" text:outline-level="10"><text:span text:style-name="T223_1">struct</text:span></text:h>
      <text:h text:style-name="P224" text:outline-level="10"><text:span text:style-name="T224_1">chan</text:span></text:h>
      <text:h text:style-name="P225" text:outline-level="10"><text:span text:style-name="T225_1">else</text:span></text:h>
      <text:h text:style-name="P226" text:outline-level="10"><text:span text:style-name="T226_1">goto</text:span></text:h>
      <text:h text:style-name="P227" text:outline-level="10"><text:span text:style-name="T227_1">package</text:span></text:h>
      <text:h text:style-name="P228" text:outline-level="10"><text:span text:style-name="T228_1">switch</text:span></text:h>
      <text:h text:style-name="P229" text:outline-level="10"><text:span text:style-name="T229_1">const</text:span></text:h>
      <text:h text:style-name="P230" text:outline-level="10"><text:span text:style-name="T230_1">fallthrough</text:span></text:h>
      <text:h text:style-name="P231" text:outline-level="10"><text:span text:style-name="T231_1">if</text:span></text:h>
      <text:h text:style-name="P232" text:outline-level="10"><text:span text:style-name="T232_1">range</text:span></text:h>
      <text:h text:style-name="P233" text:outline-level="10"><text:span text:style-name="T233_1">type</text:span></text:h>
      <text:h text:style-name="P234" text:outline-level="10"><text:span text:style-name="T234_1">continue</text:span></text:h>
      <text:h text:style-name="P235" text:outline-level="10"><text:span text:style-name="T235_1">for</text:span></text:h>
      <text:h text:style-name="P236" text:outline-level="10"><text:span text:style-name="T236_1">import</text:span></text:h>
      <text:h text:style-name="P237" text:outline-level="10"><text:bookmark-start text:name="h.kcdnn1w8gole"/><text:bookmark-end text:name="h.kcdnn1w8gole"/><text:span text:style-name="T237_1">return</text:span></text:h>
      <text:h text:style-name="P238" text:outline-level="10"><text:bookmark-start text:name="h.obcai6p42vd6"/><text:bookmark-end text:name="h.obcai6p42vd6"/><text:span text:style-name="T238_1">var</text:span></text:h>
      <text:h text:style-name="P239" text:outline-level="10"><text:bookmark-start text:name="h.wnj2ed2s3hx7"/><text:bookmark-end text:name="h.wnj2ed2s3hx7"/><text:span text:style-name="T239_1">Ruby</text:span><text:span text:style-name="T239_2"><text:s/>(42)</text:span></text:h>
      <text:p text:style-name="P240"><text:span text:style-name="T240_1">BEGIN</text:span></text:p>
      <text:p text:style-name="P241"><text:span text:style-name="T241_1">END</text:span></text:p>
      <text:p text:style-name="P242"><text:span text:style-name="T242_1">__</text:span><text:span text:style-name="T242_2">ENCODING</text:span><text:span text:style-name="T242_3">__</text:span></text:p>
      <text:p text:style-name="P243"><text:span text:style-name="T243_1">__</text:span><text:span text:style-name="T243_2">END</text:span><text:span text:style-name="T243_3">__</text:span></text:p>
      <text:p text:style-name="P244"><text:span text:style-name="T244_1">__</text:span><text:span text:style-name="T244_2">FILE</text:span><text:span text:style-name="T244_3">__</text:span></text:p>
      <text:p text:style-name="P245"><text:span text:style-name="T245_1">__</text:span><text:span text:style-name="T245_2">LINE</text:span><text:span text:style-name="T245_3">__</text:span></text:p>
      <text:p text:style-name="P246"><text:span text:style-name="T246_1">alias</text:span></text:p>
      <text:p text:style-name="P247"><text:span text:style-name="T247_1">and</text:span></text:p>
      <text:p text:style-name="P248"><text:span text:style-name="T248_1">begin</text:span></text:p>
      <text:p text:style-name="P249"><text:span text:style-name="T249_1">break</text:span></text:p>
      <text:p text:style-name="P250"><text:span text:style-name="T250_1">case</text:span></text:p>
      <text:p text:style-name="P251"><text:span text:style-name="T251_1">class</text:span></text:p>
      <text:p text:style-name="P252"><text:span text:style-name="T252_1">def</text:span></text:p>
      <text:p text:style-name="P253"><text:span text:style-name="T253_1">defined</text:span><text:span text:style-name="T253_2">?</text:span></text:p>
      <text:p text:style-name="P254"><text:span text:style-name="T254_1">do</text:span></text:p>
      <text:p text:style-name="P255"><text:span text:style-name="T255_1">else</text:span></text:p>
      <text:p text:style-name="P256"><text:span text:style-name="T256_1">elsif</text:span></text:p>
      <text:p text:style-name="P257"><text:span text:style-name="T257_1">end</text:span></text:p>
      <text:p text:style-name="P258"><text:span text:style-name="T258_1">ensure</text:span></text:p>
      <text:p text:style-name="P259"><text:span text:style-name="T259_1">false</text:span></text:p>
      <text:p text:style-name="P260"><text:span text:style-name="T260_1">for</text:span></text:p>
      <text:p text:style-name="P261"><text:span text:style-name="T261_1">if</text:span></text:p>
      <text:p text:style-name="P262"><text:span text:style-name="T262_1">in</text:span></text:p>
      <text:p text:style-name="P263"><text:span text:style-name="T263_1">module</text:span></text:p>
      <text:p text:style-name="P264"><text:span text:style-name="T264_1">next</text:span></text:p>
      <text:p text:style-name="P265"><text:span text:style-name="T265_1">nil</text:span></text:p>
      <text:p text:style-name="P266"><text:span text:style-name="T266_1">not</text:span></text:p>
      <text:p text:style-name="P267"><text:span text:style-name="T267_1">or</text:span></text:p>
      <text:p text:style-name="P268"><text:span text:style-name="T268_1">redo</text:span></text:p>
      <text:p text:style-name="P269"><text:span text:style-name="T269_1">rescue</text:span></text:p>
      <text:p text:style-name="P270"><text:span text:style-name="T270_1">retry</text:span></text:p>
      <text:p text:style-name="P271"><text:span text:style-name="T271_1">return</text:span></text:p>
      <text:p text:style-name="P272"><text:span text:style-name="T272_1">self</text:span></text:p>
      <text:p text:style-name="P273"><text:span text:style-name="T273_1">super</text:span></text:p>
      <text:p text:style-name="P274"><text:span text:style-name="T274_1">then</text:span></text:p>
      <text:p text:style-name="P275"><text:span text:style-name="T275_1">true</text:span></text:p>
      <text:p text:style-name="P276"><text:span text:style-name="T276_1">undef</text:span></text:p>
      <text:p text:style-name="P277"><text:span text:style-name="T277_1">unless</text:span></text:p>
      <text:p text:style-name="P278"><text:span text:style-name="T278_1">until</text:span></text:p>
      <text:p text:style-name="P279"><text:span text:style-name="T279_1">when</text:span></text:p>
      <text:p text:style-name="P280"><text:span text:style-name="T280_1">while</text:span></text:p>
      <text:p text:style-name="P281"><text:span text:style-name="T281_1">yield</text:span></text:p>
      <text:p text:style-name="P282"/>
      <table:table table:style-name="Table1">
        <table:table-column table:style-name="Column1"/>
        <table:table-row table:style-name="Row1">
          <table:table-cell table:style-name="Cell1">
            <text:p text:style-name="P283"/>
          </table:table-cell>
        </table:table-row>
      </table:table>
      <text:h text:style-name="P284" text:outline-level="10"><text:bookmark-start text:name="h.lz26njx7pgfp"/><text:bookmark-end text:name="h.lz26njx7pgfp"/><text:span text:style-name="T284_1">Python</text:span><text:span text:style-name="T284_2"><text:s/>(32)</text:span></text:h>
      <text:p text:style-name="P285"><text:span text:style-name="T285_1">False</text:span></text:p>
      <text:p text:style-name="P286"><text:span text:style-name="T286_1">class</text:span></text:p>
      <text:p text:style-name="P287"><text:span text:style-name="T287_1">finally</text:span></text:p>
      <text:p text:style-name="P288"><text:span text:style-name="T288_1">is</text:span></text:p>
      <text:p text:style-name="P289"><text:span text:style-name="T289_1">return</text:span></text:p>
      <text:p text:style-name="P290"><text:span text:style-name="T290_1">None</text:span></text:p>
      <text:p text:style-name="P291"><text:span text:style-name="T291_1">continue</text:span></text:p>
      <text:p text:style-name="P292"><text:span text:style-name="T292_1">for</text:span></text:p>
      <text:p text:style-name="P293"><text:span text:style-name="T293_1">lambda</text:span></text:p>
      <text:p text:style-name="P294"><text:span text:style-name="T294_1">try</text:span></text:p>
      <text:p text:style-name="P295"><text:span text:style-name="T295_1">True</text:span></text:p>
      <text:p text:style-name="P296"><text:span text:style-name="T296_1">def</text:span></text:p>
      <text:p text:style-name="P297"><text:span text:style-name="T297_1">from</text:span></text:p>
      <text:p text:style-name="P298"><text:span text:style-name="T298_1">nonlocal</text:span></text:p>
      <text:p text:style-name="P299"><text:span text:style-name="T299_1">while</text:span></text:p>
      <text:p text:style-name="P300"><text:span text:style-name="T300_1">and</text:span></text:p>
      <text:p text:style-name="P301"><text:span text:style-name="T301_1">del</text:span></text:p>
      <text:p text:style-name="P302"><text:span text:style-name="T302_1">global</text:span></text:p>
      <text:p text:style-name="P303"><text:span text:style-name="T303_1">not</text:span></text:p>
      <text:p text:style-name="P304"><text:span text:style-name="T304_1">with</text:span></text:p>
      <text:p text:style-name="P305"><text:span text:style-name="T305_1">as</text:span></text:p>
      <text:p text:style-name="P306"><text:span text:style-name="T306_1">elif</text:span></text:p>
      <text:p text:style-name="P307"><text:span text:style-name="T307_1">if</text:span></text:p>
      <text:p text:style-name="P308"><text:span text:style-name="T308_1">or</text:span></text:p>
      <text:p text:style-name="P309"><text:span text:style-name="T309_1">yield</text:span></text:p>
      <text:p text:style-name="P310"><text:span text:style-name="T310_1">assert</text:span></text:p>
      <text:p text:style-name="P311"><text:span text:style-name="T311_1">else</text:span></text:p>
      <text:p text:style-name="P312"><text:span text:style-name="T312_1">import</text:span></text:p>
      <text:p text:style-name="P313"><text:span text:style-name="T313_1">pass</text:span></text:p>
      <text:p text:style-name="P314"><text:span text:style-name="T314_1">break</text:span></text:p>
      <text:p text:style-name="P315"><text:span text:style-name="T315_1">except</text:span></text:p>
      <text:p text:style-name="P316"><text:span text:style-name="T316_1">in</text:span></text:p>
      <text:p text:style-name="P317"><text:span text:style-name="T317_1">raise</text:span></text:p>
      <text:h text:style-name="P318" text:outline-level="10"><text:bookmark-start text:name="h.z8o3zakc56k8"/><text:bookmark-end text:name="h.z8o3zakc56k8"/><text:span text:style-name="T318_1">Haskell</text:span><text:span text:style-name="T318_2"><text:s/>(55)</text:span></text:h>
      <text:p text:style-name="P319"><text:span text:style-name="T319_1">!</text:span></text:p>
      <text:p text:style-name="P320"><text:span text:style-name="T320_1">'</text:span></text:p>
      <text:p text:style-name="P321"><text:span text:style-name="T321_1">''</text:span></text:p>
      <text:p text:style-name="P322"><text:span text:style-name="T322_1">-</text:span></text:p>
      <text:p text:style-name="P323"><text:span text:style-name="T323_1">--</text:span></text:p>
      <text:p text:style-name="P324"><text:span text:style-name="T324_1">-&lt;</text:span></text:p>
      <text:p text:style-name="P325"><text:span text:style-name="T325_1">-&lt;&lt;</text:span></text:p>
      <text:p text:style-name="P326"><text:span text:style-name="T326_1">-&gt;</text:span></text:p>
      <text:p text:style-name="P327"><text:span text:style-name="T327_1">::</text:span></text:p>
      <text:p text:style-name="P328"><text:span text:style-name="T328_1">;</text:span></text:p>
      <text:p text:style-name="P329"><text:span text:style-name="T329_1">&lt;-</text:span></text:p>
      <text:p text:style-name="P330"><text:span text:style-name="T330_1">,</text:span></text:p>
      <text:p text:style-name="P331"><text:span text:style-name="T331_1">=</text:span></text:p>
      <text:p text:style-name="P332"><text:span text:style-name="T332_1">=&gt;</text:span></text:p>
      <text:p text:style-name="P333"><text:span text:style-name="T333_1">&gt;</text:span></text:p>
      <text:p text:style-name="P334"><text:span text:style-name="T334_1">?</text:span></text:p>
      <text:p text:style-name="P335"><text:span text:style-name="T335_1">#</text:span></text:p>
      <text:p text:style-name="P336"><text:span text:style-name="T336_1">*</text:span></text:p>
      <text:p text:style-name="P337"><text:span text:style-name="T337_1">@</text:span></text:p>
      <text:p text:style-name="P338"><text:span text:style-name="T338_1">[|,<text:s/>|]</text:span></text:p>
      <text:p text:style-name="P339"><text:span text:style-name="T339_1">\</text:span></text:p>
      <text:p text:style-name="P340"><text:span text:style-name="T340_1">_</text:span></text:p>
      <text:p text:style-name="P341"><text:span text:style-name="T341_1">`</text:span></text:p>
      <text:p text:style-name="P342"><text:span text:style-name="T342_1">{,<text:s/>}</text:span></text:p>
      <text:p text:style-name="P343"><text:span text:style-name="T343_1">{-,<text:s/>-}</text:span></text:p>
      <text:p text:style-name="P344"><text:span text:style-name="T344_1">|</text:span></text:p>
      <text:p text:style-name="P345"><text:span text:style-name="T345_1">~</text:span></text:p>
      <text:p text:style-name="P346"><text:span text:style-name="T346_1">as</text:span></text:p>
      <text:p text:style-name="P347"><text:span text:style-name="T347_1">case</text:span><text:span text:style-name="T347_2">,<text:s/></text:span><text:span text:style-name="T347_3">of</text:span></text:p>
      <text:p text:style-name="P348"><text:span text:style-name="T348_1">class</text:span></text:p>
      <text:p text:style-name="P349"><text:span text:style-name="T349_1">data</text:span></text:p>
      <text:p text:style-name="P350"><text:span text:style-name="T350_1">data</text:span><text:span text:style-name="T350_2"><text:s/></text:span><text:span text:style-name="T350_3">family</text:span></text:p>
      <text:p text:style-name="P351"><text:span text:style-name="T351_1">data</text:span><text:span text:style-name="T351_2"><text:s/></text:span><text:span text:style-name="T351_3">instance</text:span></text:p>
      <text:p text:style-name="P352"><text:span text:style-name="T352_1">default</text:span></text:p>
      <text:p text:style-name="P353"><text:span text:style-name="T353_1">deriving</text:span></text:p>
      <text:p text:style-name="P354"><text:span text:style-name="T354_1">deriving</text:span><text:span text:style-name="T354_2"><text:s/></text:span><text:span text:style-name="T354_3">instance</text:span></text:p>
      <text:p text:style-name="P355"><text:span text:style-name="T355_1">do</text:span></text:p>
      <text:p text:style-name="P356"><text:span text:style-name="T356_1">forall</text:span></text:p>
      <text:p text:style-name="P357"><text:span text:style-name="T357_1">foreign</text:span></text:p>
      <text:p text:style-name="P358"><text:span text:style-name="T358_1">hiding</text:span></text:p>
      <text:p text:style-name="P359"><text:span text:style-name="T359_1">if</text:span><text:span text:style-name="T359_2">,<text:s/></text:span><text:span text:style-name="T359_3">then</text:span><text:span text:style-name="T359_4">,<text:s/></text:span><text:span text:style-name="T359_5">else</text:span></text:p>
      <text:p text:style-name="P360"><text:span text:style-name="T360_1">import</text:span></text:p>
      <text:p text:style-name="P361"><text:span text:style-name="T361_1">infix</text:span><text:span text:style-name="T361_2">,<text:s/></text:span><text:span text:style-name="T361_3">infixl</text:span><text:span text:style-name="T361_4">,<text:s/></text:span><text:span text:style-name="T361_5">infixr</text:span></text:p>
      <text:p text:style-name="P362"><text:span text:style-name="T362_1">instance</text:span></text:p>
      <text:p text:style-name="P363"><text:span text:style-name="T363_1">let</text:span><text:span text:style-name="T363_2">,<text:s/></text:span><text:span text:style-name="T363_3">in</text:span></text:p>
      <text:p text:style-name="P364"><text:span text:style-name="T364_1">mdo</text:span></text:p>
      <text:p text:style-name="P365"><text:span text:style-name="T365_1">module</text:span></text:p>
      <text:p text:style-name="P366"><text:span text:style-name="T366_1">newtype</text:span></text:p>
      <text:p text:style-name="P367"><text:span text:style-name="T367_1">proc</text:span></text:p>
      <text:p text:style-name="P368"><text:span text:style-name="T368_1">qualified</text:span></text:p>
      <text:p text:style-name="P369"><text:span text:style-name="T369_1">rec</text:span></text:p>
      <text:p text:style-name="P370"><text:span text:style-name="T370_1">type</text:span></text:p>
      <text:p text:style-name="P371"><text:span text:style-name="T371_1">type</text:span><text:span text:style-name="T371_2"><text:s/></text:span><text:span text:style-name="T371_3">family</text:span></text:p>
      <text:p text:style-name="P372"><text:span text:style-name="T372_1">type</text:span><text:span text:style-name="T372_2"><text:s/></text:span><text:span text:style-name="T372_3">instance</text:span></text:p>
      <text:p text:style-name="P373"><text:span text:style-name="T373_1">where</text:span></text:p>
      <text:h text:style-name="P374" text:outline-level="10"><text:bookmark-start text:name="h.50jf9w9genca"/><text:bookmark-end text:name="h.50jf9w9genca"/><text:span text:style-name="T374_1">Smalltalk</text:span></text:h>
      <text:p text:style-name="P375"><text:span text:style-name="T375_1">true</text:span></text:p>
      <text:p text:style-name="P376"><text:span text:style-name="T376_1">false</text:span></text:p>
      <text:p text:style-name="P377"><text:span text:style-name="T377_1">nil</text:span></text:p>
      <text:p text:style-name="P378"><text:span text:style-name="T378_1">self</text:span></text:p>
      <text:p text:style-name="P379"><text:span text:style-name="T379_1">super</text:span></text:p>
      <text:p text:style-name="P380"><text:span text:style-name="T380_1">thisContext</text:span></text:p>
      <text:h text:style-name="P381" text:outline-level="10"><text:bookmark-start text:name="h.hkcgpslwl9i4"/><text:bookmark-end text:name="h.hkcgpslwl9i4"/><text:span text:style-name="T381_1">C</text:span><text:span text:style-name="T381_2">#<text:s/>(77)</text:span></text:h>
      <text:p text:style-name="P382"><text:span text:style-name="T382_1">abstract</text:span></text:p>
      <text:p text:style-name="P383"><text:span text:style-name="T383_1">as</text:span></text:p>
      <text:p text:style-name="P384"><text:span text:style-name="T384_1">base</text:span></text:p>
      <text:p text:style-name="P385"><text:span text:style-name="T385_1">bool</text:span></text:p>
      <text:p text:style-name="P386"><text:span text:style-name="T386_1">break</text:span></text:p>
      <text:p text:style-name="P387"><text:span text:style-name="T387_1">byte</text:span></text:p>
      <text:p text:style-name="P388"><text:span text:style-name="T388_1">case</text:span></text:p>
      <text:p text:style-name="P389"><text:span text:style-name="T389_1">catch</text:span></text:p>
      <text:p text:style-name="P390"><text:span text:style-name="T390_1">char</text:span></text:p>
      <text:p text:style-name="P391"><text:span text:style-name="T391_1">checked</text:span></text:p>
      <text:p text:style-name="P392"><text:span text:style-name="T392_1">class</text:span></text:p>
      <text:p text:style-name="P393"><text:span text:style-name="T393_1">const</text:span></text:p>
      <text:p text:style-name="P394"><text:span text:style-name="T394_1">continue</text:span></text:p>
      <text:p text:style-name="P395"><text:span text:style-name="T395_1">decimal</text:span></text:p>
      <text:p text:style-name="P396"><text:span text:style-name="T396_1">default</text:span></text:p>
      <text:p text:style-name="P397"><text:span text:style-name="T397_1">delegate</text:span></text:p>
      <text:p text:style-name="P398"><text:span text:style-name="T398_1">do</text:span></text:p>
      <text:p text:style-name="P399"><text:span text:style-name="T399_1">double</text:span></text:p>
      <text:p text:style-name="P400"><text:span text:style-name="T400_1">else</text:span></text:p>
      <text:p text:style-name="P401"><text:span text:style-name="T401_1">enum</text:span></text:p>
      <text:p text:style-name="P402"><text:span text:style-name="T402_1">event</text:span></text:p>
      <text:p text:style-name="P403"><text:span text:style-name="T403_1">explicit</text:span></text:p>
      <text:p text:style-name="P404"><text:span text:style-name="T404_1">extern</text:span></text:p>
      <text:p text:style-name="P405"><text:span text:style-name="T405_1">false</text:span></text:p>
      <text:p text:style-name="P406"><text:span text:style-name="T406_1">finally</text:span></text:p>
      <text:p text:style-name="P407"><text:span text:style-name="T407_1">fixed</text:span></text:p>
      <text:p text:style-name="P408"><text:span text:style-name="T408_1">float</text:span></text:p>
      <text:p text:style-name="P409"><text:span text:style-name="T409_1">for</text:span></text:p>
      <text:p text:style-name="P410"><text:span text:style-name="T410_1">foreach</text:span></text:p>
      <text:p text:style-name="P411"><text:span text:style-name="T411_1">goto</text:span></text:p>
      <text:p text:style-name="P412"><text:span text:style-name="T412_1">if</text:span></text:p>
      <text:p text:style-name="P413"><text:span text:style-name="T413_1">implicit</text:span></text:p>
      <text:p text:style-name="P414"><text:span text:style-name="T414_1">in</text:span></text:p>
      <text:p text:style-name="P415"><text:span text:style-name="T415_1">int</text:span></text:p>
      <text:p text:style-name="P416"><text:span text:style-name="T416_1">interface</text:span></text:p>
      <text:p text:style-name="P417"><text:span text:style-name="T417_1">internal</text:span></text:p>
      <text:p text:style-name="P418"><text:span text:style-name="T418_1">is</text:span></text:p>
      <text:p text:style-name="P419"><text:span text:style-name="T419_1">lock</text:span></text:p>
      <text:p text:style-name="P420"><text:span text:style-name="T420_1">long</text:span></text:p>
      <text:p text:style-name="P421"><text:span text:style-name="T421_1">namespace</text:span></text:p>
      <text:p text:style-name="P422"><text:span text:style-name="T422_1">new</text:span></text:p>
      <text:p text:style-name="P423"><text:span text:style-name="T423_1">null</text:span></text:p>
      <text:p text:style-name="P424"><text:span text:style-name="T424_1">object</text:span></text:p>
      <text:p text:style-name="P425"><text:span text:style-name="T425_1">operator</text:span></text:p>
      <text:p text:style-name="P426"><text:span text:style-name="T426_1">out</text:span></text:p>
      <text:p text:style-name="P427"><text:span text:style-name="T427_1">override</text:span></text:p>
      <text:p text:style-name="P428"><text:span text:style-name="T428_1">params</text:span></text:p>
      <text:p text:style-name="P429"><text:span text:style-name="T429_1">private</text:span></text:p>
      <text:p text:style-name="P430"><text:span text:style-name="T430_1">protected</text:span></text:p>
      <text:p text:style-name="P431"><text:span text:style-name="T431_1">public</text:span></text:p>
      <text:p text:style-name="P432"><text:span text:style-name="T432_1">readonly</text:span></text:p>
      <text:p text:style-name="P433"><text:span text:style-name="T433_1">ref</text:span></text:p>
      <text:p text:style-name="P434"><text:span text:style-name="T434_1">return</text:span></text:p>
      <text:p text:style-name="P435"><text:span text:style-name="T435_1">sbyte</text:span></text:p>
      <text:p text:style-name="P436"><text:span text:style-name="T436_1">sealed</text:span></text:p>
      <text:p text:style-name="P437"><text:span text:style-name="T437_1">short</text:span></text:p>
      <text:p text:style-name="P438"><text:span text:style-name="T438_1">sizeof</text:span></text:p>
      <text:p text:style-name="P439"><text:span text:style-name="T439_1">stackalloc</text:span></text:p>
      <text:p text:style-name="P440"><text:span text:style-name="T440_1">static</text:span></text:p>
      <text:p text:style-name="P441"><text:span text:style-name="T441_1">string</text:span></text:p>
      <text:p text:style-name="P442"><text:span text:style-name="T442_1">struct</text:span></text:p>
      <text:p text:style-name="P443"><text:span text:style-name="T443_1">switch</text:span></text:p>
      <text:p text:style-name="P444"><text:span text:style-name="T444_1">this</text:span></text:p>
      <text:p text:style-name="P445"><text:span text:style-name="T445_1">throw</text:span></text:p>
      <text:p text:style-name="P446"><text:span text:style-name="T446_1">true</text:span></text:p>
      <text:p text:style-name="P447"><text:span text:style-name="T447_1">try</text:span></text:p>
      <text:p text:style-name="P448"><text:span text:style-name="T448_1">typeof</text:span></text:p>
      <text:p text:style-name="P449"><text:span text:style-name="T449_1">uint</text:span></text:p>
      <text:p text:style-name="P450"><text:span text:style-name="T450_1">ulong</text:span></text:p>
      <text:p text:style-name="P451"><text:span text:style-name="T451_1">unchecked</text:span></text:p>
      <text:p text:style-name="P452"><text:span text:style-name="T452_1">unsafe</text:span></text:p>
      <text:p text:style-name="P453"><text:span text:style-name="T453_1">ushort</text:span></text:p>
      <text:p text:style-name="P454"><text:span text:style-name="T454_1">using</text:span></text:p>
      <text:p text:style-name="P455"><text:span text:style-name="T455_1">virtual</text:span></text:p>
      <text:p text:style-name="P456"><text:span text:style-name="T456_1">void</text:span></text:p>
      <text:p text:style-name="P457"><text:span text:style-name="T457_1">volatile</text:span></text:p>
      <text:p text:style-name="P458"><text:span text:style-name="T458_1">while</text:span></text:p>
      <text:h text:style-name="P459" text:outline-level="10"><text:bookmark-start text:name="h.m9d0gglzpfgc"/><text:bookmark-end text:name="h.m9d0gglzpfgc"/><text:span text:style-name="T459_1">PHP</text:span><text:span text:style-name="T459_2"><text:s/>(67)</text:span></text:h>
      <text:p text:style-name="P460"><text:span text:style-name="T460_1">__</text:span><text:span text:style-name="T460_2">halt</text:span><text:span text:style-name="T460_3">_</text:span><text:span text:style-name="T460_4">compiler</text:span><text:span text:style-name="T460_5">()<text:line-break/></text:span><text:span text:style-name="T460_6">abstract</text:span><text:span text:style-name="T460_7"><text:line-break/></text:span><text:span text:style-name="T460_8">and</text:span><text:span text:style-name="T460_9"><text:line-break/></text:span><text:span text:style-name="T460_10">array</text:span><text:span text:style-name="T460_11">()<text:line-break/></text:span><text:span text:style-name="T460_12">as</text:span><text:span text:style-name="T460_13"><text:line-break/></text:span><text:span text:style-name="T460_14">break</text:span><text:span text:style-name="T460_15"><text:line-break/></text:span><text:span text:style-name="T460_16">callable</text:span><text:span text:style-name="T460_17"><text:line-break/></text:span><text:span text:style-name="T460_18">case</text:span><text:span text:style-name="T460_19"><text:line-break/></text:span><text:span text:style-name="T460_20">catch</text:span><text:span text:style-name="T460_21"><text:line-break/></text:span><text:span text:style-name="T460_22">class</text:span><text:span text:style-name="T460_23"><text:line-break/></text:span><text:span text:style-name="T460_24">clone</text:span><text:span text:style-name="T460_25"><text:line-break/></text:span><text:span text:style-name="T460_26">const</text:span><text:span text:style-name="T460_27"><text:line-break/></text:span><text:span text:style-name="T460_28">continue</text:span><text:span text:style-name="T460_29"><text:line-break/></text:span><text:span text:style-name="T460_30">declare</text:span><text:span text:style-name="T460_31"><text:line-break/></text:span><text:span text:style-name="T460_32">default</text:span><text:span text:style-name="T460_33"><text:line-break/></text:span><text:span text:style-name="T460_34">die</text:span><text:span text:style-name="T460_35">()<text:line-break/></text:span><text:span text:style-name="T460_36">do</text:span><text:span text:style-name="T460_37"><text:line-break/></text:span><text:span text:style-name="T460_38">echo</text:span><text:span text:style-name="T460_39"><text:line-break/></text:span><text:span text:style-name="T460_40">else</text:span><text:span text:style-name="T460_41"><text:line-break/></text:span><text:span text:style-name="T460_42">elseif</text:span><text:span text:style-name="T460_43"><text:line-break/></text:span><text:span text:style-name="T460_44">empty</text:span><text:span text:style-name="T460_45">()<text:line-break/></text:span><text:span text:style-name="T460_46">enddeclare</text:span><text:span text:style-name="T460_47"><text:line-break/></text:span><text:span text:style-name="T460_48">endfor</text:span><text:span text:style-name="T460_49"><text:line-break/></text:span><text:span text:style-name="T460_50">endforeach</text:span><text:span text:style-name="T460_51"><text:line-break/></text:span><text:span text:style-name="T460_52">endif</text:span><text:span text:style-name="T460_53"><text:line-break/></text:span><text:span text:style-name="T460_54">endswitch</text:span><text:span text:style-name="T460_55"><text:line-break/></text:span><text:span text:style-name="T460_56">endwhile</text:span><text:span text:style-name="T460_57"><text:line-break/></text:span><text:span text:style-name="T460_58">eval</text:span><text:span text:style-name="T460_59">()<text:line-break/></text:span><text:span text:style-name="T460_60">exit</text:span><text:span text:style-name="T460_61">()<text:line-break/></text:span><text:span text:style-name="T460_62">extends</text:span><text:span text:style-name="T460_63"><text:line-break/></text:span><text:span text:style-name="T460_64">final</text:span><text:span text:style-name="T460_65"><text:line-break/></text:span><text:span text:style-name="T460_66">finally</text:span><text:span text:style-name="T460_67"><text:line-break/></text:span><text:span text:style-name="T460_68">for</text:span><text:span text:style-name="T460_69"><text:line-break/></text:span><text:span text:style-name="T460_70">foreach</text:span><text:span text:style-name="T460_71"><text:line-break/></text:span><text:span text:style-name="T460_72">function</text:span><text:span text:style-name="T460_73"><text:line-break/></text:span><text:span text:style-name="T460_74">global</text:span><text:span text:style-name="T460_75"><text:line-break/></text:span><text:span text:style-name="T460_76">goto</text:span><text:span text:style-name="T460_77"><text:line-break/></text:span><text:span text:style-name="T460_78">if</text:span><text:span text:style-name="T460_79"><text:line-break/></text:span><text:span text:style-name="T460_80">implements</text:span><text:span text:style-name="T460_81"><text:line-break/></text:span><text:span text:style-name="T460_82">include</text:span><text:span text:style-name="T460_83"><text:line-break/></text:span><text:span text:style-name="T460_84">include</text:span><text:span text:style-name="T460_85">_</text:span><text:span text:style-name="T460_86">once</text:span><text:span text:style-name="T460_87"><text:line-break/></text:span><text:span text:style-name="T460_88">instanceof</text:span><text:span text:style-name="T460_89"><text:line-break/></text:span><text:span text:style-name="T460_90">insteadof</text:span><text:span text:style-name="T460_91"><text:line-break/></text:span><text:span text:style-name="T460_92">interface</text:span><text:span text:style-name="T460_93"><text:line-break/></text:span><text:span text:style-name="T460_94">isset</text:span><text:span text:style-name="T460_95">()<text:line-break/></text:span><text:span text:style-name="T460_96">list</text:span><text:span text:style-name="T460_97">()<text:line-break/></text:span><text:span text:style-name="T460_98">namespace</text:span><text:span text:style-name="T460_99"><text:line-break/></text:span><text:span text:style-name="T460_100">new</text:span><text:span text:style-name="T460_101"><text:line-break/></text:span><text:span text:style-name="T460_102">or</text:span><text:span text:style-name="T460_103"><text:line-break/></text:span><text:span text:style-name="T460_104">print</text:span><text:span text:style-name="T460_105"><text:line-break/></text:span><text:span text:style-name="T460_106">private</text:span><text:span text:style-name="T460_107"><text:line-break/></text:span><text:span text:style-name="T460_108">protected</text:span><text:span text:style-name="T460_109"><text:line-break/></text:span><text:span text:style-name="T460_110">public</text:span><text:span text:style-name="T460_111"><text:line-break/></text:span><text:span text:style-name="T460_112">require</text:span><text:span text:style-name="T460_113"><text:line-break/></text:span><text:span text:style-name="T460_114">require</text:span><text:span text:style-name="T460_115">_</text:span><text:span text:style-name="T460_116">once</text:span><text:span text:style-name="T460_117"><text:line-break/></text:span><text:span text:style-name="T460_118">return</text:span><text:span text:style-name="T460_119"><text:line-break/></text:span><text:span text:style-name="T460_120">static</text:span><text:span text:style-name="T460_121"><text:line-break/></text:span><text:span text:style-name="T460_122">switch</text:span><text:span text:style-name="T460_123"><text:line-break/></text:span><text:span text:style-name="T460_124">throw</text:span><text:span text:style-name="T460_125"><text:line-break/></text:span><text:span text:style-name="T460_126">trait</text:span><text:span text:style-name="T460_127"><text:line-break/><text:line-break/></text:span><text:span text:style-name="T460_128">try</text:span><text:span text:style-name="T460_129"><text:line-break/></text:span><text:span text:style-name="T460_130">unset</text:span><text:span text:style-name="T460_131">()<text:line-break/></text:span><text:span text:style-name="T460_132">use</text:span><text:span text:style-name="T460_133"><text:line-break/></text:span><text:span text:style-name="T460_134">var</text:span><text:span text:style-name="T460_135"><text:line-break/></text:span><text:span text:style-name="T460_136">while</text:span><text:span text:style-name="T460_137"><text:line-break/></text:span><text:span text:style-name="T460_138">xor</text:span><text:span text:style-name="T460_139"><text:line-break/></text:span><text:span text:style-name="T460_140">yield</text:span></text:p>
      <text:h text:style-name="P461" text:outline-level="10"><text:bookmark-start text:name="h.bv9uc9kd2gdb"/><text:bookmark-end text:name="h.bv9uc9kd2gdb"/><text:span text:style-name="T461_1">SQL</text:span><text:span text:style-name="T461_2"><text:s/>-<text:s/></text:span><text:span text:style-name="T461_3">SQLite</text:span><text:span text:style-name="T461_4"><text:s/>(124)</text:span></text:h>
      <text:p text:style-name="P462"><text:span text:style-name="T462_1">ABORT</text:span></text:p>
      <text:p text:style-name="P463"><text:span text:style-name="T463_1">ACTION</text:span></text:p>
      <text:p text:style-name="P464"><text:span text:style-name="T464_1">ADD</text:span></text:p>
      <text:p text:style-name="P465"><text:span text:style-name="T465_1">AFTER</text:span></text:p>
      <text:p text:style-name="P466"><text:span text:style-name="T466_1">ALL</text:span></text:p>
      <text:p text:style-name="P467"><text:span text:style-name="T467_1">ALTER</text:span></text:p>
      <text:p text:style-name="P468"><text:span text:style-name="T468_1">ANALYZE</text:span></text:p>
      <text:p text:style-name="P469"><text:span text:style-name="T469_1">AND</text:span></text:p>
      <text:p text:style-name="P470"><text:span text:style-name="T470_1">AS</text:span></text:p>
      <text:p text:style-name="P471"><text:span text:style-name="T471_1">ASC</text:span></text:p>
      <text:p text:style-name="P472"><text:span text:style-name="T472_1">ATTACH</text:span></text:p>
      <text:p text:style-name="P473"><text:span text:style-name="T473_1">AUTOINCREMENT</text:span></text:p>
      <text:p text:style-name="P474"><text:span text:style-name="T474_1">BEFORE</text:span></text:p>
      <text:p text:style-name="P475"><text:span text:style-name="T475_1">BEGIN</text:span></text:p>
      <text:p text:style-name="P476"><text:span text:style-name="T476_1">BETWEEN</text:span></text:p>
      <text:p text:style-name="P477"><text:span text:style-name="T477_1">BY</text:span></text:p>
      <text:p text:style-name="P478"><text:span text:style-name="T478_1">CASCADE</text:span></text:p>
      <text:p text:style-name="P479"><text:span text:style-name="T479_1">CASE</text:span></text:p>
      <text:p text:style-name="P480"><text:span text:style-name="T480_1">CAST</text:span></text:p>
      <text:p text:style-name="P481"><text:span text:style-name="T481_1">CHECK</text:span></text:p>
      <text:p text:style-name="P482"><text:span text:style-name="T482_1">COLLATE</text:span></text:p>
      <text:p text:style-name="P483"><text:span text:style-name="T483_1">COLUMN</text:span></text:p>
      <text:p text:style-name="P484"><text:span text:style-name="T484_1">COMMIT</text:span></text:p>
      <text:p text:style-name="P485"><text:span text:style-name="T485_1">CONFLICT</text:span></text:p>
      <text:p text:style-name="P486"><text:span text:style-name="T486_1">CONSTRAINT</text:span></text:p>
      <text:p text:style-name="P487"><text:span text:style-name="T487_1">CREATE</text:span></text:p>
      <text:p text:style-name="P488"><text:span text:style-name="T488_1">CROSS</text:span></text:p>
      <text:p text:style-name="P489"><text:span text:style-name="T489_1">CURRENT</text:span><text:span text:style-name="T489_2">_</text:span><text:span text:style-name="T489_3">DATE</text:span></text:p>
      <text:p text:style-name="P490"><text:span text:style-name="T490_1">CURRENT</text:span><text:span text:style-name="T490_2">_</text:span><text:span text:style-name="T490_3">TIME</text:span></text:p>
      <text:p text:style-name="P491"><text:span text:style-name="T491_1">CURRENT</text:span><text:span text:style-name="T491_2">_</text:span><text:span text:style-name="T491_3">TIMESTAMP</text:span></text:p>
      <text:p text:style-name="P492"><text:span text:style-name="T492_1">DATABASE</text:span></text:p>
      <text:p text:style-name="P493"><text:span text:style-name="T493_1">DEFAULT</text:span></text:p>
      <text:p text:style-name="P494"><text:span text:style-name="T494_1">DEFERRABLE</text:span></text:p>
      <text:p text:style-name="P495"><text:span text:style-name="T495_1">DEFERRED</text:span></text:p>
      <text:p text:style-name="P496"><text:span text:style-name="T496_1">DELETE</text:span></text:p>
      <text:p text:style-name="P497"><text:span text:style-name="T497_1">DESC</text:span></text:p>
      <text:p text:style-name="P498"><text:span text:style-name="T498_1">DETACH</text:span></text:p>
      <text:p text:style-name="P499"><text:span text:style-name="T499_1">DISTINCT</text:span></text:p>
      <text:p text:style-name="P500"><text:span text:style-name="T500_1">DROP</text:span></text:p>
      <text:p text:style-name="P501"><text:span text:style-name="T501_1">EACH</text:span></text:p>
      <text:p text:style-name="P502"><text:span text:style-name="T502_1">ELSE</text:span></text:p>
      <text:p text:style-name="P503"><text:span text:style-name="T503_1">END</text:span></text:p>
      <text:p text:style-name="P504"><text:span text:style-name="T504_1">ESCAPE</text:span></text:p>
      <text:p text:style-name="P505"><text:span text:style-name="T505_1">EXCEPT</text:span></text:p>
      <text:p text:style-name="P506"><text:span text:style-name="T506_1">EXCLUSIVE</text:span></text:p>
      <text:p text:style-name="P507"><text:span text:style-name="T507_1">EXISTS</text:span></text:p>
      <text:p text:style-name="P508"><text:span text:style-name="T508_1">EXPLAIN</text:span></text:p>
      <text:p text:style-name="P509"><text:span text:style-name="T509_1">FAIL</text:span></text:p>
      <text:p text:style-name="P510"><text:span text:style-name="T510_1">FOR</text:span></text:p>
      <text:p text:style-name="P511"><text:span text:style-name="T511_1">FOREIGN</text:span></text:p>
      <text:p text:style-name="P512"><text:span text:style-name="T512_1">FROM</text:span></text:p>
      <text:p text:style-name="P513"><text:span text:style-name="T513_1">FULL</text:span></text:p>
      <text:p text:style-name="P514"><text:span text:style-name="T514_1">GLOB</text:span></text:p>
      <text:p text:style-name="P515"><text:span text:style-name="T515_1">GROUP</text:span></text:p>
      <text:p text:style-name="P516"><text:span text:style-name="T516_1">HAVING</text:span></text:p>
      <text:p text:style-name="P517"><text:span text:style-name="T517_1">IF</text:span></text:p>
      <text:p text:style-name="P518"><text:span text:style-name="T518_1">IGNORE</text:span></text:p>
      <text:p text:style-name="P519"><text:span text:style-name="T519_1">IMMEDIATE</text:span></text:p>
      <text:p text:style-name="P520"><text:span text:style-name="T520_1">IN</text:span></text:p>
      <text:p text:style-name="P521"><text:span text:style-name="T521_1">INDEX</text:span></text:p>
      <text:p text:style-name="P522"><text:span text:style-name="T522_1">INDEXED</text:span></text:p>
      <text:p text:style-name="P523"><text:span text:style-name="T523_1">INITIALLY</text:span></text:p>
      <text:p text:style-name="P524"><text:span text:style-name="T524_1">INNER</text:span></text:p>
      <text:p text:style-name="P525"><text:span text:style-name="T525_1">INSERT</text:span></text:p>
      <text:p text:style-name="P526"><text:span text:style-name="T526_1">INSTEAD</text:span></text:p>
      <text:p text:style-name="P527"><text:span text:style-name="T527_1">INTERSECT</text:span></text:p>
      <text:p text:style-name="P528"><text:span text:style-name="T528_1">INTO</text:span></text:p>
      <text:p text:style-name="P529"><text:span text:style-name="T529_1">IS</text:span></text:p>
      <text:p text:style-name="P530"><text:span text:style-name="T530_1">ISNULL</text:span></text:p>
      <text:p text:style-name="P531"><text:span text:style-name="T531_1">JOIN</text:span></text:p>
      <text:p text:style-name="P532"><text:span text:style-name="T532_1">KEY</text:span></text:p>
      <text:p text:style-name="P533"><text:span text:style-name="T533_1">LEFT</text:span></text:p>
      <text:p text:style-name="P534"><text:span text:style-name="T534_1">LIKE</text:span></text:p>
      <text:p text:style-name="P535"><text:span text:style-name="T535_1">LIMIT</text:span></text:p>
      <text:p text:style-name="P536"><text:span text:style-name="T536_1">MATCH</text:span></text:p>
      <text:p text:style-name="P537"><text:span text:style-name="T537_1">NATURAL</text:span></text:p>
      <text:p text:style-name="P538"><text:span text:style-name="T538_1">NO</text:span></text:p>
      <text:p text:style-name="P539"><text:span text:style-name="T539_1">NOT</text:span></text:p>
      <text:p text:style-name="P540"><text:span text:style-name="T540_1">NOTNULL</text:span></text:p>
      <text:p text:style-name="P541"><text:span text:style-name="T541_1">NULL</text:span></text:p>
      <text:p text:style-name="P542"><text:span text:style-name="T542_1">OF</text:span></text:p>
      <text:p text:style-name="P543"><text:span text:style-name="T543_1">OFFSET</text:span></text:p>
      <text:p text:style-name="P544"><text:span text:style-name="T544_1">ON</text:span></text:p>
      <text:p text:style-name="P545"><text:span text:style-name="T545_1">OR</text:span></text:p>
      <text:p text:style-name="P546"><text:span text:style-name="T546_1">ORDER</text:span></text:p>
      <text:p text:style-name="P547"><text:span text:style-name="T547_1">OUTER</text:span></text:p>
      <text:p text:style-name="P548"><text:span text:style-name="T548_1">PLAN</text:span></text:p>
      <text:p text:style-name="P549"><text:span text:style-name="T549_1">PRAGMA</text:span></text:p>
      <text:p text:style-name="P550"><text:span text:style-name="T550_1">PRIMARY</text:span></text:p>
      <text:p text:style-name="P551"><text:span text:style-name="T551_1">QUERY</text:span></text:p>
      <text:p text:style-name="P552"><text:span text:style-name="T552_1">RAISE</text:span></text:p>
      <text:p text:style-name="P553"><text:span text:style-name="T553_1">RECURSIVE</text:span></text:p>
      <text:p text:style-name="P554"><text:span text:style-name="T554_1">REFERENCES</text:span></text:p>
      <text:p text:style-name="P555"><text:span text:style-name="T555_1">REGEXP</text:span></text:p>
      <text:p text:style-name="P556"><text:span text:style-name="T556_1">REINDEX</text:span></text:p>
      <text:p text:style-name="P557"><text:span text:style-name="T557_1">RELEASE</text:span></text:p>
      <text:p text:style-name="P558"><text:span text:style-name="T558_1">RENAME</text:span></text:p>
      <text:p text:style-name="P559"><text:span text:style-name="T559_1">REPLACE</text:span></text:p>
      <text:p text:style-name="P560"><text:span text:style-name="T560_1">RESTRICT</text:span></text:p>
      <text:p text:style-name="P561"><text:span text:style-name="T561_1">RIGHT</text:span></text:p>
      <text:p text:style-name="P562"><text:span text:style-name="T562_1">ROLLBACK</text:span></text:p>
      <text:p text:style-name="P563"><text:span text:style-name="T563_1">ROW</text:span></text:p>
      <text:p text:style-name="P564"><text:span text:style-name="T564_1">SAVEPOINT</text:span></text:p>
      <text:p text:style-name="P565"><text:span text:style-name="T565_1">SELECT</text:span></text:p>
      <text:p text:style-name="P566"><text:span text:style-name="T566_1">SET</text:span></text:p>
      <text:p text:style-name="P567"><text:span text:style-name="T567_1">TABLE</text:span></text:p>
      <text:p text:style-name="P568"><text:span text:style-name="T568_1">TEMP</text:span></text:p>
      <text:p text:style-name="P569"><text:span text:style-name="T569_1">TEMPORARY</text:span></text:p>
      <text:p text:style-name="P570"><text:span text:style-name="T570_1">THEN</text:span></text:p>
      <text:p text:style-name="P571"><text:span text:style-name="T571_1">TO</text:span></text:p>
      <text:p text:style-name="P572"><text:span text:style-name="T572_1">TRANSACTION</text:span></text:p>
      <text:p text:style-name="P573"><text:span text:style-name="T573_1">TRIGGER</text:span></text:p>
      <text:p text:style-name="P574"><text:span text:style-name="T574_1">UNION</text:span></text:p>
      <text:p text:style-name="P575"><text:span text:style-name="T575_1">UNIQUE</text:span></text:p>
      <text:p text:style-name="P576"><text:span text:style-name="T576_1">UPDATE</text:span></text:p>
      <text:p text:style-name="P577"><text:span text:style-name="T577_1">USING</text:span></text:p>
      <text:p text:style-name="P578"><text:span text:style-name="T578_1">VACUUM</text:span></text:p>
      <text:p text:style-name="P579"><text:span text:style-name="T579_1">VALUES</text:span></text:p>
      <text:p text:style-name="P580"><text:span text:style-name="T580_1">VIEW</text:span></text:p>
      <text:p text:style-name="P581"><text:span text:style-name="T581_1">VIRTUAL</text:span></text:p>
      <text:p text:style-name="P582"><text:span text:style-name="T582_1">WHEN</text:span></text:p>
      <text:p text:style-name="P583"><text:span text:style-name="T583_1">WHERE</text:span></text:p>
      <text:p text:style-name="P584"><text:span text:style-name="T584_1">WITH</text:span></text:p>
      <text:p text:style-name="P585"><text:span text:style-name="T585_1">WIT</text:span></text:p>
      <text:p text:style-name="P586"/>
      <table:table table:style-name="Table2"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row table:style-name="Row2">
          <table:table-cell table:style-name="Cell2">
            <text:p text:style-name="P587"/>
          </table:table-cell>
          <table:table-cell table:style-name="Cell3">
            <text:p text:style-name="P588"/>
          </table:table-cell>
          <table:table-cell table:style-name="Cell4">
            <text:p text:style-name="P589"/>
          </table:table-cell>
          <table:table-cell table:style-name="Cell5">
            <text:p text:style-name="P590"/>
          </table:table-cell>
          <table:table-cell table:style-name="Cell6">
            <text:p text:style-name="P591"/>
          </table:table-cell>
        </table:table-row>
        <table:table-row table:style-name="Row3">
          <table:table-cell table:style-name="Cell7">
            <text:p text:style-name="P592"/>
          </table:table-cell>
          <table:table-cell table:style-name="Cell8">
            <text:p text:style-name="P593"/>
          </table:table-cell>
          <table:table-cell table:style-name="Cell9">
            <text:p text:style-name="P594"/>
          </table:table-cell>
          <table:table-cell table:style-name="Cell10">
            <text:p text:style-name="P595"/>
          </table:table-cell>
          <table:table-cell table:style-name="Cell11">
            <text:p text:style-name="P596"/>
          </table:table-cell>
        </table:table-row>
        <table:table-row table:style-name="Row4">
          <table:table-cell table:style-name="Cell12">
            <text:p text:style-name="P597"/>
          </table:table-cell>
          <table:table-cell table:style-name="Cell13">
            <text:p text:style-name="P598"/>
          </table:table-cell>
          <table:table-cell table:style-name="Cell14">
            <text:p text:style-name="P599"/>
          </table:table-cell>
          <table:table-cell table:style-name="Cell15">
            <text:p text:style-name="P600"/>
          </table:table-cell>
          <table:table-cell table:style-name="Cell16">
            <text:p text:style-name="P601"/>
          </table:table-cell>
        </table:table-row>
        <table:table-row table:style-name="Row5">
          <table:table-cell table:style-name="Cell17">
            <text:p text:style-name="P602"/>
          </table:table-cell>
          <table:table-cell table:style-name="Cell18">
            <text:p text:style-name="P603"/>
          </table:table-cell>
          <table:table-cell table:style-name="Cell19">
            <text:p text:style-name="P604"/>
          </table:table-cell>
          <table:table-cell table:style-name="Cell20">
            <text:p text:style-name="P605"/>
          </table:table-cell>
          <table:table-cell table:style-name="Cell21">
            <text:p text:style-name="P606"/>
          </table:table-cell>
        </table:table-row>
        <table:table-row table:style-name="Row6">
          <table:table-cell table:style-name="Cell22">
            <text:p text:style-name="P607"/>
          </table:table-cell>
          <table:table-cell table:style-name="Cell23">
            <text:p text:style-name="P608"/>
          </table:table-cell>
          <table:table-cell table:style-name="Cell24">
            <text:p text:style-name="P609"/>
          </table:table-cell>
          <table:table-cell table:style-name="Cell25">
            <text:p text:style-name="P610"/>
          </table:table-cell>
          <table:table-cell table:style-name="Cell26">
            <text:p text:style-name="P611"/>
          </table:table-cell>
        </table:table-row>
        <table:table-row table:style-name="Row7">
          <table:table-cell table:style-name="Cell27">
            <text:p text:style-name="P612"/>
          </table:table-cell>
          <table:table-cell table:style-name="Cell28">
            <text:p text:style-name="P613"/>
          </table:table-cell>
          <table:table-cell table:style-name="Cell29">
            <text:p text:style-name="P614"/>
          </table:table-cell>
          <table:table-cell table:style-name="Cell30">
            <text:p text:style-name="P615"/>
          </table:table-cell>
          <table:table-cell table:style-name="Cell31">
            <text:p text:style-name="P616"/>
          </table:table-cell>
        </table:table-row>
        <table:table-row table:style-name="Row8">
          <table:table-cell table:style-name="Cell32">
            <text:p text:style-name="P617"/>
          </table:table-cell>
          <table:table-cell table:style-name="Cell33">
            <text:p text:style-name="P618"/>
          </table:table-cell>
          <table:table-cell table:style-name="Cell34">
            <text:p text:style-name="P619"/>
          </table:table-cell>
          <table:table-cell table:style-name="Cell35">
            <text:p text:style-name="P620"/>
          </table:table-cell>
          <table:table-cell table:style-name="Cell36">
            <text:p text:style-name="P621"/>
          </table:table-cell>
        </table:table-row>
        <table:table-row table:style-name="Row9">
          <table:table-cell table:style-name="Cell37">
            <text:p text:style-name="P622"/>
          </table:table-cell>
          <table:table-cell table:style-name="Cell38">
            <text:p text:style-name="P623"/>
          </table:table-cell>
          <table:table-cell table:style-name="Cell39">
            <text:p text:style-name="P624"/>
          </table:table-cell>
          <table:table-cell table:style-name="Cell40">
            <text:p text:style-name="P625"/>
          </table:table-cell>
          <table:table-cell table:style-name="Cell41">
            <text:p text:style-name="P626"/>
          </table:table-cell>
        </table:table-row>
        <table:table-row table:style-name="Row10">
          <table:table-cell table:style-name="Cell42">
            <text:p text:style-name="P627"/>
          </table:table-cell>
          <table:table-cell table:style-name="Cell43">
            <text:p text:style-name="P628"/>
          </table:table-cell>
          <table:table-cell table:style-name="Cell44">
            <text:p text:style-name="P629"/>
          </table:table-cell>
          <table:table-cell table:style-name="Cell45">
            <text:p text:style-name="P630"/>
          </table:table-cell>
          <table:table-cell table:style-name="Cell46">
            <text:p text:style-name="P631"/>
          </table:table-cell>
        </table:table-row>
        <table:table-row table:style-name="Row11">
          <table:table-cell table:style-name="Cell47">
            <text:p text:style-name="P632"/>
          </table:table-cell>
          <table:table-cell table:style-name="Cell48">
            <text:p text:style-name="P633"/>
          </table:table-cell>
          <table:table-cell table:style-name="Cell49">
            <text:p text:style-name="P634"/>
          </table:table-cell>
          <table:table-cell table:style-name="Cell50">
            <text:p text:style-name="P635"/>
          </table:table-cell>
          <table:table-cell table:style-name="Cell51">
            <text:p text:style-name="P636"/>
          </table:table-cell>
        </table:table-row>
        <table:table-row table:style-name="Row12">
          <table:table-cell table:style-name="Cell52">
            <text:p text:style-name="P637"/>
          </table:table-cell>
          <table:table-cell table:style-name="Cell53">
            <text:p text:style-name="P638"/>
          </table:table-cell>
          <table:table-cell table:style-name="Cell54">
            <text:p text:style-name="P639"/>
          </table:table-cell>
          <table:table-cell table:style-name="Cell55">
            <text:p text:style-name="P640"/>
          </table:table-cell>
          <table:table-cell table:style-name="Cell56">
            <text:p text:style-name="P641"/>
          </table:table-cell>
        </table:table-row>
        <table:table-row table:style-name="Row13">
          <table:table-cell table:style-name="Cell57">
            <text:p text:style-name="P642"/>
          </table:table-cell>
          <table:table-cell table:style-name="Cell58">
            <text:p text:style-name="P643"/>
          </table:table-cell>
          <table:table-cell table:style-name="Cell59">
            <text:p text:style-name="P644"/>
          </table:table-cell>
          <table:table-cell table:style-name="Cell60">
            <text:p text:style-name="P645"/>
          </table:table-cell>
          <table:table-cell table:style-name="Cell61">
            <text:p text:style-name="P646"/>
          </table:table-cell>
        </table:table-row>
        <table:table-row table:style-name="Row14">
          <table:table-cell table:style-name="Cell62">
            <text:p text:style-name="P647"/>
          </table:table-cell>
          <table:table-cell table:style-name="Cell63">
            <text:p text:style-name="P648"/>
          </table:table-cell>
          <table:table-cell table:style-name="Cell64">
            <text:p text:style-name="P649"/>
          </table:table-cell>
          <table:table-cell table:style-name="Cell65">
            <text:p text:style-name="P650"/>
          </table:table-cell>
          <table:table-cell table:style-name="Cell66">
            <text:p text:style-name="P651"/>
          </table:table-cell>
        </table:table-row>
        <table:table-row table:style-name="Row15">
          <table:table-cell table:style-name="Cell67">
            <text:p text:style-name="P652"/>
          </table:table-cell>
          <table:table-cell table:style-name="Cell68">
            <text:p text:style-name="P653"/>
          </table:table-cell>
          <table:table-cell table:style-name="Cell69">
            <text:p text:style-name="P654"/>
          </table:table-cell>
          <table:table-cell table:style-name="Cell70">
            <text:p text:style-name="P655"/>
          </table:table-cell>
          <table:table-cell table:style-name="Cell71">
            <text:p text:style-name="P656"/>
          </table:table-cell>
        </table:table-row>
      </table:table>
      <text:p text:style-name="P65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